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2.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9.75pt"/>
    </style:style>
    <style:style style:name="co4" style:family="table-column">
      <style:table-column-properties fo:break-before="auto" style:column-width="65.59pt"/>
    </style:style>
    <style:style style:name="co5" style:family="table-column">
      <style:table-column-properties fo:break-before="auto" style:column-width="29.31pt"/>
    </style:style>
    <style:style style:name="co6" style:family="table-column">
      <style:table-column-properties fo:break-before="auto" style:column-width="145.1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8pt" fo:font-weight="bold" style:font-size-asian="18pt" style:font-weight-asian="bold" style:font-size-complex="18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ext-properties fo:color="#800000" fo:font-weight="bold" style:font-weight-asian="bold" style:font-weight-complex="bold"/>
    </style:style>
    <style:style style:name="ce18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-bottom="none" fo:border-left="none" fo:border-right="0.06pt solid #000000" fo:border-top="none"/>
    </style:style>
    <style:style style:name="ce24" style:family="table-cell" style:parent-style-name="Default">
      <style:table-cell-properties fo:border-bottom="none" fo:border-left="none" fo:border-right="0.06pt solid #000000" fo:border-top="none"/>
      <style:text-properties fo:color="#800000" fo:font-weight="bold" style:font-weight-asian="bold" style:font-weight-complex="bold"/>
    </style:style>
    <style:style style:name="ce25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26" style:family="table-cell" style:parent-style-name="Default" style:data-style-name="N11">
      <style:table-cell-properties fo:border="none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ce15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2" table:default-cell-style-name="ce23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ce15"/>
        <table:table-column table:style-name="co2" table:default-cell-style-name="Default"/>
        <table:table-column table:style-name="co2" table:default-cell-style-name="ce23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EVALUATION SPECJVM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4" office:value-type="string" calcext:value-type="string">
            <text:p>OPS/M</text:p>
          </table:table-cell>
          <table:table-cell table:style-name="ce7" table:number-columns-repeated="5"/>
          <table:table-cell table:style-name="ce20"/>
          <table:table-cell table:style-name="ce8"/>
          <table:table-cell table:style-name="ce27"/>
          <table:table-cell table:style-name="ce7"/>
          <table:table-cell table:style-name="ce14" office:value-type="string" calcext:value-type="string">
            <text:p>DEOPTIMIZATIONS</text:p>
          </table:table-cell>
          <table:table-cell table:style-name="ce7"/>
          <table:table-cell table:style-name="ce20"/>
          <table:table-cell table:number-columns-repeated="2"/>
        </table:table-row>
        <table:table-row table:style-name="ro1">
          <table:table-cell table:style-name="ce1" office:value-type="string" calcext:value-type="string">
            <text:p>COMPRESS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7"/>
          <table:table-cell table:style-name="ce20"/>
          <table:table-cell table:style-name="ce8"/>
          <table:table-cell table:style-name="ce27"/>
          <table:table-cell table:style-name="ce7" table:number-columns-repeated="3"/>
          <table:table-cell table:style-name="ce20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USE</text:p>
          </table:table-cell>
          <table:covered-table-cell table:style-name="ce8"/>
          <table:table-cell table:style-name="ce8"/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9" office:value-type="string" calcext:value-type="string" table:number-columns-spanned="2" table:number-rows-spanned="1">
            <text:p>USE</text:p>
          </table:table-cell>
          <table:covered-table-cell table:style-name="ce21"/>
          <table:table-cell table:style-name="ce8"/>
          <table:table-cell table:style-name="ce28" office:value-type="string" calcext:value-type="string">
            <text:p>BASELINE</text:p>
          </table:table-cell>
          <table:table-cell table:style-name="ce29" office:value-type="string" calcext:value-type="string">
            <text:p>USE</text:p>
          </table:table-cell>
          <table:table-cell table:style-name="ce29"/>
          <table:table-cell table:style-name="ce28" office:value-type="string" calcext:value-type="string">
            <text:p>BASELINE</text:p>
          </table:table-cell>
          <table:table-cell table:style-name="ce21" office:value-type="string" calcext:value-type="string">
            <text:p>USE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/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22" office:value-type="string" calcext:value-type="string">
            <text:p>iteration</text:p>
          </table:table-cell>
          <table:table-cell table:style-name="ce12"/>
          <table:table-cell table:style-name="ce3"/>
          <table:table-cell table:style-name="ce12" table:number-columns-repeated="3"/>
          <table:table-cell table:style-name="ce22"/>
          <table:table-cell table:number-columns-repeated="2"/>
        </table:table-row>
        <table:table-row table:style-name="ro3">
          <table:table-cell table:style-name="ce4"/>
          <table:table-cell office:value-type="float" office:value="243.53" calcext:value-type="float">
            <text:p>243.53</text:p>
          </table:table-cell>
          <table:table-cell office:value-type="float" office:value="375.93" calcext:value-type="float">
            <text:p>375.93</text:p>
          </table:table-cell>
          <table:table-cell office:value-type="float" office:value="382.12" calcext:value-type="float">
            <text:p>382.12</text:p>
          </table:table-cell>
          <table:table-cell/>
          <table:table-cell office:value-type="float" office:value="331.84" calcext:value-type="float">
            <text:p>331.84</text:p>
          </table:table-cell>
          <table:table-cell office:value-type="string" calcext:value-type="string">
            <text:p>Count of obvervations</text:p>
          </table:table-cell>
          <table:table-cell table:formula="of:=COUNT([.A5:.A14])" office:value-type="float" office:value="0" calcext:value-type="float">
            <text:p>0</text:p>
          </table:table-cell>
          <table:table-cell table:formula="of:=COUNT([.B5:.B14])" office:value-type="float" office:value="8" calcext:value-type="float">
            <text:p>8</text:p>
          </table:table-cell>
          <table:table-cell table:formula="of:=COUNT([.C5:.C14])" office:value-type="float" office:value="8" calcext:value-type="float">
            <text:p>8</text:p>
          </table:table-cell>
          <table:table-cell table:formula="of:=COUNT([.D5:.D14])" office:value-type="float" office:value="8" calcext:value-type="float">
            <text:p>8</text:p>
          </table:table-cell>
          <table:table-cell table:formula="of:=COUNT([.E5:.E14])" office:value-type="float" office:value="0" calcext:value-type="float">
            <text:p>0</text:p>
          </table:table-cell>
          <table:table-cell table:formula="of:=COUNT([.F5:.F14])" office:value-type="float" office:value="8" calcext:value-type="float">
            <text:p>8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ount of obvervations</text:p>
          </table:table-cell>
          <table:table-cell table:formula="of:=COUNT([.O5:.O14])" office:value-type="float" office:value="8" calcext:value-type="float">
            <text:p>8</text:p>
          </table:table-cell>
          <table:table-cell table:formula="of:=COUNT([.P5:.P14])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style-name="ce4"/>
          <table:table-cell office:value-type="float" office:value="246.03" calcext:value-type="float">
            <text:p>246.03</text:p>
          </table:table-cell>
          <table:table-cell office:value-type="float" office:value="378.07" calcext:value-type="float">
            <text:p>378.07</text:p>
          </table:table-cell>
          <table:table-cell office:value-type="float" office:value="381.3" calcext:value-type="float">
            <text:p>381.3</text:p>
          </table:table-cell>
          <table:table-cell/>
          <table:table-cell office:value-type="float" office:value="332.87" calcext:value-type="float">
            <text:p>332.87</text:p>
          </table:table-cell>
          <table:table-cell office:value-type="string" calcext:value-type="string">
            <text:p>Sample mean</text:p>
          </table:table-cell>
          <table:table-cell table:style-name="ce17" table:formula="of:=AVERAGE([.A5:.A14])" office:value-type="string" office:string-value="" calcext:value-type="error">
            <text:p>#DIV/0!</text:p>
          </table:table-cell>
          <table:table-cell table:style-name="ce17" table:formula="of:=AVERAGE([.B5:.B14])" office:value-type="float" office:value="259.265" calcext:value-type="float">
            <text:p>259.265</text:p>
          </table:table-cell>
          <table:table-cell table:style-name="ce17" table:formula="of:=AVERAGE([.C5:.C14])" office:value-type="float" office:value="379.2125" calcext:value-type="float">
            <text:p>379.2125</text:p>
          </table:table-cell>
          <table:table-cell table:style-name="ce17" table:formula="of:=AVERAGE([.D5:.D14])" office:value-type="float" office:value="383.795" calcext:value-type="float">
            <text:p>383.795</text:p>
          </table:table-cell>
          <table:table-cell table:style-name="ce17" table:formula="of:=AVERAGE([.E5:.E14])" office:value-type="string" office:string-value="" calcext:value-type="error">
            <text:p>#DIV/0!</text:p>
          </table:table-cell>
          <table:table-cell table:style-name="ce24" table:formula="of:=AVERAGE([.F5:.F14])" office:value-type="float" office:value="336.1575" calcext:value-type="float">
            <text:p>336.1575</text:p>
          </table:table-cell>
          <table:table-cell table:style-name="ce17"/>
          <table:table-cell office:value-type="float" office:value="340" calcext:value-type="float">
            <text:p>34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ample mean</text:p>
          </table:table-cell>
          <table:table-cell table:style-name="ce17" table:formula="of:=AVERAGE([.O5:.O14])" office:value-type="float" office:value="321.375" calcext:value-type="float">
            <text:p>321.375</text:p>
          </table:table-cell>
          <table:table-cell table:style-name="ce24" table:formula="of:=AVERAGE([.P5:.P14])" office:value-type="float" office:value="91" calcext:value-type="float">
            <text:p>91</text:p>
          </table:table-cell>
          <table:table-cell table:number-columns-repeated="2"/>
        </table:table-row>
        <table:table-row table:style-name="ro3">
          <table:table-cell table:style-name="ce4"/>
          <table:table-cell office:value-type="float" office:value="258.48" calcext:value-type="float">
            <text:p>258.48</text:p>
          </table:table-cell>
          <table:table-cell office:value-type="float" office:value="378.11" calcext:value-type="float">
            <text:p>378.11</text:p>
          </table:table-cell>
          <table:table-cell office:value-type="float" office:value="382.26" calcext:value-type="float">
            <text:p>382.26</text:p>
          </table:table-cell>
          <table:table-cell/>
          <table:table-cell office:value-type="float" office:value="334.84" calcext:value-type="float">
            <text:p>334.84</text:p>
          </table:table-cell>
          <table:table-cell office:value-type="string" calcext:value-type="string">
            <text:p>Sample variance</text:p>
          </table:table-cell>
          <table:table-cell table:formula="of:=VAR([.A6:.A14])" office:value-type="string" office:string-value="" calcext:value-type="error">
            <text:p>#DIV/0!</text:p>
          </table:table-cell>
          <table:table-cell table:formula="of:=VAR([.B6:.B14])" office:value-type="float" office:value="74.1677571428572" calcext:value-type="float">
            <text:p>74.1677571429</text:p>
          </table:table-cell>
          <table:table-cell table:formula="of:=VAR([.C6:.C14])" office:value-type="float" office:value="4.84868095238099" calcext:value-type="float">
            <text:p>4.8486809524</text:p>
          </table:table-cell>
          <table:table-cell table:formula="of:=VAR([.D6:.D14])" office:value-type="float" office:value="6.89626190476186" calcext:value-type="float">
            <text:p>6.8962619048</text:p>
          </table:table-cell>
          <table:table-cell table:formula="of:=VAR([.E6:.E14])" office:value-type="string" office:string-value="" calcext:value-type="error">
            <text:p>#DIV/0!</text:p>
          </table:table-cell>
          <table:table-cell table:formula="of:=VAR([.F6:.F14])" office:value-type="float" office:value="33.3811285714285" calcext:value-type="float">
            <text:p>33.3811285714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ample variance</text:p>
          </table:table-cell>
          <table:table-cell table:formula="of:=VAR([.O6:.O14])" office:value-type="float" office:value="2138.28571428571" calcext:value-type="float">
            <text:p>2138.2857142857</text:p>
          </table:table-cell>
          <table:table-cell table:formula="of:=VAR([.P6:.P14])" office:value-type="float" office:value="39.1428571428571" calcext:value-type="float">
            <text:p>39.1428571429</text:p>
          </table:table-cell>
          <table:table-cell table:number-columns-repeated="2"/>
        </table:table-row>
        <table:table-row table:style-name="ro3">
          <table:table-cell table:style-name="ce4"/>
          <table:table-cell office:value-type="float" office:value="259.04" calcext:value-type="float">
            <text:p>259.04</text:p>
          </table:table-cell>
          <table:table-cell office:value-type="float" office:value="378.27" calcext:value-type="float">
            <text:p>378.27</text:p>
          </table:table-cell>
          <table:table-cell office:value-type="float" office:value="383.06" calcext:value-type="float">
            <text:p>383.06</text:p>
          </table:table-cell>
          <table:table-cell/>
          <table:table-cell office:value-type="float" office:value="345.08" calcext:value-type="float">
            <text:p>345.08</text:p>
          </table:table-cell>
          <table:table-cell office:value-type="string" calcext:value-type="string">
            <text:p>Estimate of std. Error</text:p>
          </table:table-cell>
          <table:table-cell table:formula="of:=SQRT([.H7]/[.H5])" office:value-type="string" office:string-value="" calcext:value-type="error">
            <text:p>#DIV/0!</text:p>
          </table:table-cell>
          <table:table-cell table:formula="of:=SQRT([.I7]/[.I5])" office:value-type="float" office:value="3.04482670161327" calcext:value-type="float">
            <text:p>3.0448267016</text:p>
          </table:table-cell>
          <table:table-cell table:formula="of:=SQRT([.J7]/[.J5])" office:value-type="float" office:value="0.778514687753303" calcext:value-type="float">
            <text:p>0.7785146878</text:p>
          </table:table-cell>
          <table:table-cell table:formula="of:=SQRT([.K7]/[.K5])" office:value-type="float" office:value="0.928457181616488" calcext:value-type="float">
            <text:p>0.9284571816</text:p>
          </table:table-cell>
          <table:table-cell table:formula="of:=SQRT([.L7]/[.L5])" office:value-type="string" office:string-value="" calcext:value-type="error">
            <text:p>#DIV/0!</text:p>
          </table:table-cell>
          <table:table-cell table:formula="of:=SQRT([.M7]/[.M5])" office:value-type="float" office:value="2.04270435242807" calcext:value-type="float">
            <text:p>2.0427043524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stimate of std. Error</text:p>
          </table:table-cell>
          <table:table-cell table:formula="of:=SQRT([.R7]/[.R5])" office:value-type="float" office:value="16.348875015906" calcext:value-type="float">
            <text:p>16.3488750159</text:p>
          </table:table-cell>
          <table:table-cell table:formula="of:=SQRT([.S7]/[.S5])" office:value-type="float" office:value="2.21198036674315" calcext:value-type="float">
            <text:p>2.2119803667</text:p>
          </table:table-cell>
          <table:table-cell table:number-columns-repeated="2"/>
        </table:table-row>
        <table:table-row table:style-name="ro3">
          <table:table-cell table:style-name="ce4"/>
          <table:table-cell office:value-type="float" office:value="262.51" calcext:value-type="float">
            <text:p>262.51</text:p>
          </table:table-cell>
          <table:table-cell office:value-type="float" office:value="378.7" calcext:value-type="float">
            <text:p>378.7</text:p>
          </table:table-cell>
          <table:table-cell office:value-type="float" office:value="382.54" calcext:value-type="float">
            <text:p>382.54</text:p>
          </table:table-cell>
          <table:table-cell/>
          <table:table-cell office:value-type="float" office:value="331.84" calcext:value-type="float">
            <text:p>331.84</text:p>
          </table:table-cell>
          <table:table-cell office:value-type="string" calcext:value-type="string">
            <text:p>Degrees of freedom</text:p>
          </table:table-cell>
          <table:table-cell table:formula="of:=[.H5]-1" office:value-type="float" office:value="-1" calcext:value-type="float">
            <text:p>-1</text:p>
          </table:table-cell>
          <table:table-cell table:formula="of:=[.I5]-1" office:value-type="float" office:value="7" calcext:value-type="float">
            <text:p>7</text:p>
          </table:table-cell>
          <table:table-cell table:formula="of:=[.J5]-1" office:value-type="float" office:value="7" calcext:value-type="float">
            <text:p>7</text:p>
          </table:table-cell>
          <table:table-cell table:formula="of:=[.K5]-1" office:value-type="float" office:value="7" calcext:value-type="float">
            <text:p>7</text:p>
          </table:table-cell>
          <table:table-cell table:formula="of:=[.L5]-1" office:value-type="float" office:value="-1" calcext:value-type="float">
            <text:p>-1</text:p>
          </table:table-cell>
          <table:table-cell table:formula="of:=[.M5]-1" office:value-type="float" office:value="7" calcext:value-type="float">
            <text:p>7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egrees of freedom</text:p>
          </table:table-cell>
          <table:table-cell table:formula="of:=[.R5]-1" office:value-type="float" office:value="7" calcext:value-type="float">
            <text:p>7</text:p>
          </table:table-cell>
          <table:table-cell table:formula="of:=[.S5]-1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style-name="ce4"/>
          <table:table-cell office:value-type="float" office:value="262.87" calcext:value-type="float">
            <text:p>262.87</text:p>
          </table:table-cell>
          <table:table-cell office:value-type="float" office:value="378.89" calcext:value-type="float">
            <text:p>378.89</text:p>
          </table:table-cell>
          <table:table-cell office:value-type="float" office:value="383.8" calcext:value-type="float">
            <text:p>383.8</text:p>
          </table:table-cell>
          <table:table-cell/>
          <table:table-cell office:value-type="float" office:value="332.87" calcext:value-type="float">
            <text:p>332.87</text:p>
          </table:table-cell>
          <table:table-cell office:value-type="string" calcext:value-type="string">
            <text:p>t value</text:p>
          </table:table-cell>
          <table:table-cell table:formula="of:=TINV(0.05;[.H9])" office:value-type="string" office:string-value="" calcext:value-type="error">
            <text:p>Err:502</text:p>
          </table:table-cell>
          <table:table-cell table:formula="of:=TINV(0.05;[.I9])" office:value-type="float" office:value="2.36462425159279" calcext:value-type="float">
            <text:p>2.3646242516</text:p>
          </table:table-cell>
          <table:table-cell table:formula="of:=TINV(0.05;[.J9])" office:value-type="float" office:value="2.36462425159279" calcext:value-type="float">
            <text:p>2.3646242516</text:p>
          </table:table-cell>
          <table:table-cell table:formula="of:=TINV(0.05;[.K9])" office:value-type="float" office:value="2.36462425159279" calcext:value-type="float">
            <text:p>2.3646242516</text:p>
          </table:table-cell>
          <table:table-cell table:formula="of:=TINV(0.05;[.L9])" office:value-type="string" office:string-value="" calcext:value-type="error">
            <text:p>Err:502</text:p>
          </table:table-cell>
          <table:table-cell table:formula="of:=TINV(0.05;[.M9])" office:value-type="float" office:value="2.36462425159279" calcext:value-type="float">
            <text:p>2.3646242516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 value</text:p>
          </table:table-cell>
          <table:table-cell table:formula="of:=TINV(0.05;[.R9])" office:value-type="float" office:value="2.36462425159279" calcext:value-type="float">
            <text:p>2.3646242516</text:p>
          </table:table-cell>
          <table:table-cell table:formula="of:=TINV(0.05;[.S9])" office:value-type="float" office:value="2.36462425159279" calcext:value-type="float">
            <text:p>2.3646242516</text:p>
          </table:table-cell>
          <table:table-cell table:number-columns-repeated="2"/>
        </table:table-row>
        <table:table-row table:style-name="ro3">
          <table:table-cell table:style-name="ce4"/>
          <table:table-cell office:value-type="float" office:value="268.23" calcext:value-type="float">
            <text:p>268.23</text:p>
          </table:table-cell>
          <table:table-cell office:value-type="float" office:value="382.57" calcext:value-type="float">
            <text:p>382.57</text:p>
          </table:table-cell>
          <table:table-cell office:value-type="float" office:value="386.77" calcext:value-type="float">
            <text:p>386.77</text:p>
          </table:table-cell>
          <table:table-cell/>
          <table:table-cell office:value-type="float" office:value="334.84" calcext:value-type="float">
            <text:p>334.84</text:p>
          </table:table-cell>
          <table:table-cell office:value-type="string" calcext:value-type="string">
            <text:p>Margin of error</text:p>
          </table:table-cell>
          <table:table-cell table:style-name="ce17" table:formula="of:=([.H10]*[.H8])" office:value-type="string" office:string-value="" calcext:value-type="error">
            <text:p>Err:502</text:p>
          </table:table-cell>
          <table:table-cell table:style-name="ce17" table:formula="of:=([.I10]*[.I8])" office:value-type="float" office:value="7.19987106053201" calcext:value-type="float">
            <text:p>7.1998710605</text:p>
          </table:table-cell>
          <table:table-cell table:style-name="ce17" table:formula="of:=([.J10]*[.J8])" office:value-type="float" office:value="1.84089471088265" calcext:value-type="float">
            <text:p>1.8408947109</text:p>
          </table:table-cell>
          <table:table-cell table:style-name="ce17" table:formula="of:=([.K10]*[.K8])" office:value-type="float" office:value="2.19545236821584" calcext:value-type="float">
            <text:p>2.1954523682</text:p>
          </table:table-cell>
          <table:table-cell table:style-name="ce17" table:formula="of:=([.L10]*[.L8])" office:value-type="string" office:string-value="" calcext:value-type="error">
            <text:p>Err:502</text:p>
          </table:table-cell>
          <table:table-cell table:style-name="ce24" table:formula="of:=([.M10]*[.M8])" office:value-type="float" office:value="4.83022825058554" calcext:value-type="float">
            <text:p>4.8302282506</text:p>
          </table:table-cell>
          <table:table-cell table:style-name="ce17"/>
          <table:table-cell office:value-type="float" office:value="334" calcext:value-type="float">
            <text:p>33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argin of error</text:p>
          </table:table-cell>
          <table:table-cell table:style-name="ce17" table:formula="of:=([.R10]*[.R8])" office:value-type="float" office:value="38.6589463488706" calcext:value-type="float">
            <text:p>38.6589463489</text:p>
          </table:table-cell>
          <table:table-cell table:style-name="ce24" table:formula="of:=([.S10]*[.S8])" office:value-type="float" office:value="5.23050241924795" calcext:value-type="float">
            <text:p>5.2305024192</text:p>
          </table:table-cell>
          <table:table-cell/>
          <table:table-cell table:formula="of:=CONCATENATE(LOWER([.A2]);&quot;;&quot;;[.I6];&quot;;&quot;;[.I11];&quot;;&quot;;[.M6];&quot;;&quot;;[.M11];&quot;;&quot;;[.R6];&quot;;&quot;;[.R11];&quot;;&quot;;[.S6];&quot;;&quot;;[.S11])" office:value-type="string" office:string-value="compress;259.265;7.19987106053201;336.1575;4.83022825058554;321.375;38.6589463488706;91;5.23050241924795" calcext:value-type="string">
            <text:p>compress;259.265;7.19987106053201;336.1575;4.83022825058554;321.375;38.6589463488706;91;5.23050241924795</text:p>
          </table:table-cell>
        </table:table-row>
        <table:table-row table:style-name="ro3">
          <table:table-cell table:style-name="ce5"/>
          <table:table-cell office:value-type="float" office:value="273.43" calcext:value-type="float">
            <text:p>273.43</text:p>
          </table:table-cell>
          <table:table-cell office:value-type="float" office:value="383.16" calcext:value-type="float">
            <text:p>383.16</text:p>
          </table:table-cell>
          <table:table-cell office:value-type="float" office:value="388.51" calcext:value-type="float">
            <text:p>388.51</text:p>
          </table:table-cell>
          <table:table-cell table:style-name="ce13"/>
          <table:table-cell office:value-type="float" office:value="345.08" calcext:value-type="float">
            <text:p>345.08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H11]/[.H6]" office:value-type="string" office:string-value="" calcext:value-type="error">
            <text:p>Err:502</text:p>
          </table:table-cell>
          <table:table-cell table:style-name="ce18" table:formula="of:=[.I11]/[.I6]" office:value-type="percentage" office:value="0.0277703163193335" calcext:value-type="percentage">
            <text:p>2.78%</text:p>
          </table:table-cell>
          <table:table-cell table:style-name="ce18" table:formula="of:=[.J11]/[.J6]" office:value-type="percentage" office:value="0.00485452011967603" calcext:value-type="percentage">
            <text:p>0.49%</text:p>
          </table:table-cell>
          <table:table-cell table:style-name="ce18" table:formula="of:=[.K11]/[.K6]" office:value-type="percentage" office:value="0.00572037772304443" calcext:value-type="percentage">
            <text:p>0.57%</text:p>
          </table:table-cell>
          <table:table-cell table:style-name="ce18" table:formula="of:=[.L11]/[.L6]" office:value-type="string" office:string-value="" calcext:value-type="error">
            <text:p>Err:502</text:p>
          </table:table-cell>
          <table:table-cell table:style-name="ce25" table:formula="of:=[.M11]/[.M6]" office:value-type="percentage" office:value="0.0143689438747776" calcext:value-type="percentage">
            <text:p>1.44%</text:p>
          </table:table-cell>
          <table:table-cell table:style-name="ce26"/>
          <table:table-cell office:value-type="float" office:value="362" calcext:value-type="float">
            <text:p>362</text:p>
          </table:table-cell>
          <table:table-cell office:value-type="float" office:value="87" calcext:value-type="float">
            <text:p>87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R11]/[.R6]" office:value-type="percentage" office:value="0.120292326250862" calcext:value-type="percentage">
            <text:p>12.03%</text:p>
          </table:table-cell>
          <table:table-cell table:style-name="ce25" table:formula="of:=[.S11]/[.S6]" office:value-type="percentage" office:value="0.0574780485631643" calcext:value-type="percentage">
            <text:p>5.75%</text:p>
          </table:table-cell>
          <table:table-cell table:number-columns-repeated="2"/>
        </table:table-row>
        <table:table-row table:style-name="ro3">
          <table:table-cell table:style-name="ce6" table:number-columns-repeated="2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CRYPTO.AES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7"/>
          <table:table-cell table:style-name="ce20"/>
          <table:table-cell table:style-name="ce8"/>
          <table:table-cell table:style-name="ce27"/>
          <table:table-cell table:style-name="ce7" table:number-columns-repeated="3"/>
          <table:table-cell table:style-name="ce20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USE</text:p>
          </table:table-cell>
          <table:covered-table-cell table:style-name="ce8"/>
          <table:table-cell table:style-name="ce8"/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9" office:value-type="string" calcext:value-type="string" table:number-columns-spanned="2" table:number-rows-spanned="1">
            <text:p>USE</text:p>
          </table:table-cell>
          <table:covered-table-cell table:style-name="ce21"/>
          <table:table-cell table:style-name="ce8"/>
          <table:table-cell table:style-name="ce28" office:value-type="string" calcext:value-type="string">
            <text:p>BASELINE</text:p>
          </table:table-cell>
          <table:table-cell table:style-name="ce29" office:value-type="string" calcext:value-type="string">
            <text:p>USE</text:p>
          </table:table-cell>
          <table:table-cell table:style-name="ce29"/>
          <table:table-cell table:style-name="ce28" office:value-type="string" calcext:value-type="string">
            <text:p>BASELINE</text:p>
          </table:table-cell>
          <table:table-cell table:style-name="ce21" office:value-type="string" calcext:value-type="string">
            <text:p>USE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/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22" office:value-type="string" calcext:value-type="string">
            <text:p>iteration</text:p>
          </table:table-cell>
          <table:table-cell table:style-name="ce12"/>
          <table:table-cell table:style-name="ce3"/>
          <table:table-cell table:style-name="ce12" table:number-columns-repeated="3"/>
          <table:table-cell table:style-name="ce22"/>
          <table:table-cell table:number-columns-repeated="2"/>
        </table:table-row>
        <table:table-row table:style-name="ro3">
          <table:table-cell table:style-name="ce4"/>
          <table:table-cell office:value-type="float" office:value="109.14" calcext:value-type="float">
            <text:p>109.14</text:p>
          </table:table-cell>
          <table:table-cell office:value-type="float" office:value="127.17" calcext:value-type="float">
            <text:p>127.17</text:p>
          </table:table-cell>
          <table:table-cell office:value-type="float" office:value="127.14" calcext:value-type="float">
            <text:p>127.14</text:p>
          </table:table-cell>
          <table:table-cell/>
          <table:table-cell office:value-type="float" office:value="110.09" calcext:value-type="float">
            <text:p>110.09</text:p>
          </table:table-cell>
          <table:table-cell office:value-type="string" calcext:value-type="string">
            <text:p>Count of obvervations</text:p>
          </table:table-cell>
          <table:table-cell table:formula="of:=COUNT([.A17:.A26])" office:value-type="float" office:value="0" calcext:value-type="float">
            <text:p>0</text:p>
          </table:table-cell>
          <table:table-cell table:formula="of:=COUNT([.B17:.B26])" office:value-type="float" office:value="8" calcext:value-type="float">
            <text:p>8</text:p>
          </table:table-cell>
          <table:table-cell table:formula="of:=COUNT([.C17:.C26])" office:value-type="float" office:value="8" calcext:value-type="float">
            <text:p>8</text:p>
          </table:table-cell>
          <table:table-cell table:formula="of:=COUNT([.D17:.D26])" office:value-type="float" office:value="8" calcext:value-type="float">
            <text:p>8</text:p>
          </table:table-cell>
          <table:table-cell table:formula="of:=COUNT([.E17:.E26])" office:value-type="float" office:value="0" calcext:value-type="float">
            <text:p>0</text:p>
          </table:table-cell>
          <table:table-cell table:formula="of:=COUNT([.F17:.F26])" office:value-type="float" office:value="8" calcext:value-type="float">
            <text:p>8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Count of obvervations</text:p>
          </table:table-cell>
          <table:table-cell table:formula="of:=COUNT([.O17:.O26])" office:value-type="float" office:value="8" calcext:value-type="float">
            <text:p>8</text:p>
          </table:table-cell>
          <table:table-cell table:formula="of:=COUNT([.P17:.P26])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style-name="ce4"/>
          <table:table-cell office:value-type="float" office:value="110.84" calcext:value-type="float">
            <text:p>110.84</text:p>
          </table:table-cell>
          <table:table-cell office:value-type="float" office:value="127.58" calcext:value-type="float">
            <text:p>127.58</text:p>
          </table:table-cell>
          <table:table-cell office:value-type="float" office:value="126.13" calcext:value-type="float">
            <text:p>126.13</text:p>
          </table:table-cell>
          <table:table-cell/>
          <table:table-cell office:value-type="float" office:value="110.68" calcext:value-type="float">
            <text:p>110.68</text:p>
          </table:table-cell>
          <table:table-cell office:value-type="string" calcext:value-type="string">
            <text:p>Sample mean</text:p>
          </table:table-cell>
          <table:table-cell table:style-name="ce17" table:formula="of:=AVERAGE([.A17:.A26])" office:value-type="string" office:string-value="" calcext:value-type="error">
            <text:p>#DIV/0!</text:p>
          </table:table-cell>
          <table:table-cell table:style-name="ce17" table:formula="of:=AVERAGE([.B17:.B26])" office:value-type="float" office:value="116.44625" calcext:value-type="float">
            <text:p>116.44625</text:p>
          </table:table-cell>
          <table:table-cell table:style-name="ce17" table:formula="of:=AVERAGE([.C17:.C26])" office:value-type="float" office:value="133.4375" calcext:value-type="float">
            <text:p>133.4375</text:p>
          </table:table-cell>
          <table:table-cell table:style-name="ce17" table:formula="of:=AVERAGE([.D17:.D26])" office:value-type="float" office:value="131.835" calcext:value-type="float">
            <text:p>131.835</text:p>
          </table:table-cell>
          <table:table-cell table:style-name="ce17" table:formula="of:=AVERAGE([.E17:.E26])" office:value-type="string" office:string-value="" calcext:value-type="error">
            <text:p>#DIV/0!</text:p>
          </table:table-cell>
          <table:table-cell table:style-name="ce24" table:formula="of:=AVERAGE([.F17:.F26])" office:value-type="float" office:value="117.41875" calcext:value-type="float">
            <text:p>117.41875</text:p>
          </table:table-cell>
          <table:table-cell table:style-name="ce17"/>
          <table:table-cell office:value-type="float" office:value="169" calcext:value-type="float">
            <text:p>16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ample mean</text:p>
          </table:table-cell>
          <table:table-cell table:style-name="ce17" table:formula="of:=AVERAGE([.O17:.O26])" office:value-type="float" office:value="283.25" calcext:value-type="float">
            <text:p>283.25</text:p>
          </table:table-cell>
          <table:table-cell table:style-name="ce24" table:formula="of:=AVERAGE([.P17:.P26])" office:value-type="float" office:value="227.875" calcext:value-type="float">
            <text:p>227.875</text:p>
          </table:table-cell>
          <table:table-cell table:number-columns-repeated="2"/>
        </table:table-row>
        <table:table-row table:style-name="ro3">
          <table:table-cell table:style-name="ce4"/>
          <table:table-cell office:value-type="float" office:value="112.2" calcext:value-type="float">
            <text:p>112.2</text:p>
          </table:table-cell>
          <table:table-cell office:value-type="float" office:value="130.27" calcext:value-type="float">
            <text:p>130.27</text:p>
          </table:table-cell>
          <table:table-cell office:value-type="float" office:value="127.36" calcext:value-type="float">
            <text:p>127.36</text:p>
          </table:table-cell>
          <table:table-cell/>
          <table:table-cell office:value-type="float" office:value="111.65" calcext:value-type="float">
            <text:p>111.65</text:p>
          </table:table-cell>
          <table:table-cell office:value-type="string" calcext:value-type="string">
            <text:p>Sample variance</text:p>
          </table:table-cell>
          <table:table-cell table:formula="of:=VAR([.A18:.A26])" office:value-type="string" office:string-value="" calcext:value-type="error">
            <text:p>#DIV/0!</text:p>
          </table:table-cell>
          <table:table-cell table:formula="of:=VAR([.B18:.B26])" office:value-type="float" office:value="34.1524" calcext:value-type="float">
            <text:p>34.1524</text:p>
          </table:table-cell>
          <table:table-cell table:formula="of:=VAR([.C18:.C26])" office:value-type="float" office:value="33.1697904761904" calcext:value-type="float">
            <text:p>33.1697904762</text:p>
          </table:table-cell>
          <table:table-cell table:formula="of:=VAR([.D18:.D26])" office:value-type="float" office:value="32.6793619047619" calcext:value-type="float">
            <text:p>32.6793619048</text:p>
          </table:table-cell>
          <table:table-cell table:formula="of:=VAR([.E18:.E26])" office:value-type="string" office:string-value="" calcext:value-type="error">
            <text:p>#DIV/0!</text:p>
          </table:table-cell>
          <table:table-cell table:formula="of:=VAR([.F18:.F26])" office:value-type="float" office:value="33.9996952380952" calcext:value-type="float">
            <text:p>33.9996952381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Sample variance</text:p>
          </table:table-cell>
          <table:table-cell table:formula="of:=VAR([.O18:.O26])" office:value-type="float" office:value="5663.95238095238" calcext:value-type="float">
            <text:p>5663.9523809524</text:p>
          </table:table-cell>
          <table:table-cell table:formula="of:=VAR([.P18:.P26])" office:value-type="float" office:value="1534.47619047619" calcext:value-type="float">
            <text:p>1534.4761904762</text:p>
          </table:table-cell>
          <table:table-cell table:number-columns-repeated="2"/>
        </table:table-row>
        <table:table-row table:style-name="ro3">
          <table:table-cell table:style-name="ce4"/>
          <table:table-cell office:value-type="float" office:value="112.65" calcext:value-type="float">
            <text:p>112.65</text:p>
          </table:table-cell>
          <table:table-cell office:value-type="float" office:value="132.08" calcext:value-type="float">
            <text:p>132.08</text:p>
          </table:table-cell>
          <table:table-cell office:value-type="float" office:value="130.56" calcext:value-type="float">
            <text:p>130.56</text:p>
          </table:table-cell>
          <table:table-cell/>
          <table:table-cell office:value-type="float" office:value="115.9" calcext:value-type="float">
            <text:p>115.9</text:p>
          </table:table-cell>
          <table:table-cell office:value-type="string" calcext:value-type="string">
            <text:p>Estimate of std. Error</text:p>
          </table:table-cell>
          <table:table-cell table:formula="of:=SQRT([.H19]/[.H17])" office:value-type="string" office:string-value="" calcext:value-type="error">
            <text:p>#DIV/0!</text:p>
          </table:table-cell>
          <table:table-cell table:formula="of:=SQRT([.I19]/[.I17])" office:value-type="float" office:value="2.06616795057904" calcext:value-type="float">
            <text:p>2.0661679506</text:p>
          </table:table-cell>
          <table:table-cell table:formula="of:=SQRT([.J19]/[.J17])" office:value-type="float" office:value="2.03622783831373" calcext:value-type="float">
            <text:p>2.0362278383</text:p>
          </table:table-cell>
          <table:table-cell table:formula="of:=SQRT([.K19]/[.K17])" office:value-type="float" office:value="2.02111856111789" calcext:value-type="float">
            <text:p>2.0211185611</text:p>
          </table:table-cell>
          <table:table-cell table:formula="of:=SQRT([.L19]/[.L17])" office:value-type="string" office:string-value="" calcext:value-type="error">
            <text:p>#DIV/0!</text:p>
          </table:table-cell>
          <table:table-cell table:formula="of:=SQRT([.M19]/[.M17])" office:value-type="float" office:value="2.06154357333574" calcext:value-type="float">
            <text:p>2.0615435733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Estimate of std. Error</text:p>
          </table:table-cell>
          <table:table-cell table:formula="of:=SQRT([.R19]/[.R17])" office:value-type="float" office:value="26.6081575389775" calcext:value-type="float">
            <text:p>26.608157539</text:p>
          </table:table-cell>
          <table:table-cell table:formula="of:=SQRT([.S19]/[.S17])" office:value-type="float" office:value="13.8495315375475" calcext:value-type="float">
            <text:p>13.8495315375</text:p>
          </table:table-cell>
          <table:table-cell table:number-columns-repeated="2"/>
        </table:table-row>
        <table:table-row table:style-name="ro3">
          <table:table-cell table:style-name="ce4"/>
          <table:table-cell office:value-type="float" office:value="117.92" calcext:value-type="float">
            <text:p>117.92</text:p>
          </table:table-cell>
          <table:table-cell office:value-type="float" office:value="132.56" calcext:value-type="float">
            <text:p>132.56</text:p>
          </table:table-cell>
          <table:table-cell office:value-type="float" office:value="132.01" calcext:value-type="float">
            <text:p>132.01</text:p>
          </table:table-cell>
          <table:table-cell/>
          <table:table-cell office:value-type="float" office:value="121.29" calcext:value-type="float">
            <text:p>121.29</text:p>
          </table:table-cell>
          <table:table-cell office:value-type="string" calcext:value-type="string">
            <text:p>Degrees of freedom</text:p>
          </table:table-cell>
          <table:table-cell table:formula="of:=[.H17]-1" office:value-type="float" office:value="-1" calcext:value-type="float">
            <text:p>-1</text:p>
          </table:table-cell>
          <table:table-cell table:formula="of:=[.I17]-1" office:value-type="float" office:value="7" calcext:value-type="float">
            <text:p>7</text:p>
          </table:table-cell>
          <table:table-cell table:formula="of:=[.J17]-1" office:value-type="float" office:value="7" calcext:value-type="float">
            <text:p>7</text:p>
          </table:table-cell>
          <table:table-cell table:formula="of:=[.K17]-1" office:value-type="float" office:value="7" calcext:value-type="float">
            <text:p>7</text:p>
          </table:table-cell>
          <table:table-cell table:formula="of:=[.L17]-1" office:value-type="float" office:value="-1" calcext:value-type="float">
            <text:p>-1</text:p>
          </table:table-cell>
          <table:table-cell table:formula="of:=[.M17]-1" office:value-type="float" office:value="7" calcext:value-type="float">
            <text:p>7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Degrees of freedom</text:p>
          </table:table-cell>
          <table:table-cell table:formula="of:=[.R17]-1" office:value-type="float" office:value="7" calcext:value-type="float">
            <text:p>7</text:p>
          </table:table-cell>
          <table:table-cell table:formula="of:=[.S17]-1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style-name="ce4"/>
          <table:table-cell office:value-type="float" office:value="120.79" calcext:value-type="float">
            <text:p>120.79</text:p>
          </table:table-cell>
          <table:table-cell office:value-type="float" office:value="133.21" calcext:value-type="float">
            <text:p>133.21</text:p>
          </table:table-cell>
          <table:table-cell office:value-type="float" office:value="131.02" calcext:value-type="float">
            <text:p>131.02</text:p>
          </table:table-cell>
          <table:table-cell/>
          <table:table-cell office:value-type="float" office:value="121.53" calcext:value-type="float">
            <text:p>121.53</text:p>
          </table:table-cell>
          <table:table-cell office:value-type="string" calcext:value-type="string">
            <text:p>t value</text:p>
          </table:table-cell>
          <table:table-cell table:formula="of:=TINV(0.05;[.H21])" office:value-type="string" office:string-value="" calcext:value-type="error">
            <text:p>Err:502</text:p>
          </table:table-cell>
          <table:table-cell table:formula="of:=TINV(0.05;[.I21])" office:value-type="float" office:value="2.36462425159279" calcext:value-type="float">
            <text:p>2.3646242516</text:p>
          </table:table-cell>
          <table:table-cell table:formula="of:=TINV(0.05;[.J21])" office:value-type="float" office:value="2.36462425159279" calcext:value-type="float">
            <text:p>2.3646242516</text:p>
          </table:table-cell>
          <table:table-cell table:formula="of:=TINV(0.05;[.K21])" office:value-type="float" office:value="2.36462425159279" calcext:value-type="float">
            <text:p>2.3646242516</text:p>
          </table:table-cell>
          <table:table-cell table:formula="of:=TINV(0.05;[.L21])" office:value-type="string" office:string-value="" calcext:value-type="error">
            <text:p>Err:502</text:p>
          </table:table-cell>
          <table:table-cell table:formula="of:=TINV(0.05;[.M21])" office:value-type="float" office:value="2.36462425159279" calcext:value-type="float">
            <text:p>2.3646242516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t value</text:p>
          </table:table-cell>
          <table:table-cell table:formula="of:=TINV(0.05;[.R21])" office:value-type="float" office:value="2.36462425159279" calcext:value-type="float">
            <text:p>2.3646242516</text:p>
          </table:table-cell>
          <table:table-cell table:formula="of:=TINV(0.05;[.S21])" office:value-type="float" office:value="2.36462425159279" calcext:value-type="float">
            <text:p>2.3646242516</text:p>
          </table:table-cell>
          <table:table-cell table:number-columns-repeated="2"/>
        </table:table-row>
        <table:table-row table:style-name="ro3">
          <table:table-cell table:style-name="ce4"/>
          <table:table-cell office:value-type="float" office:value="121.46" calcext:value-type="float">
            <text:p>121.46</text:p>
          </table:table-cell>
          <table:table-cell office:value-type="float" office:value="142.28" calcext:value-type="float">
            <text:p>142.28</text:p>
          </table:table-cell>
          <table:table-cell office:value-type="float" office:value="138.93" calcext:value-type="float">
            <text:p>138.93</text:p>
          </table:table-cell>
          <table:table-cell/>
          <table:table-cell office:value-type="float" office:value="121.94" calcext:value-type="float">
            <text:p>121.94</text:p>
          </table:table-cell>
          <table:table-cell office:value-type="string" calcext:value-type="string">
            <text:p>Margin of error</text:p>
          </table:table-cell>
          <table:table-cell table:style-name="ce17" table:formula="of:=([.H22]*[.H20])" office:value-type="string" office:string-value="" calcext:value-type="error">
            <text:p>Err:502</text:p>
          </table:table-cell>
          <table:table-cell table:style-name="ce17" table:formula="of:=([.I22]*[.I20])" office:value-type="float" office:value="4.88571084380297" calcext:value-type="float">
            <text:p>4.8857108438</text:p>
          </table:table-cell>
          <table:table-cell table:style-name="ce17" table:formula="of:=([.J22]*[.J20])" office:value-type="float" office:value="4.814913728245" calcext:value-type="float">
            <text:p>4.8149137282</text:p>
          </table:table-cell>
          <table:table-cell table:style-name="ce17" table:formula="of:=([.K22]*[.K20])" office:value-type="float" office:value="4.77918596496367" calcext:value-type="float">
            <text:p>4.779185965</text:p>
          </table:table-cell>
          <table:table-cell table:style-name="ce17" table:formula="of:=([.L22]*[.L20])" office:value-type="string" office:string-value="" calcext:value-type="error">
            <text:p>Err:502</text:p>
          </table:table-cell>
          <table:table-cell table:style-name="ce24" table:formula="of:=([.M22]*[.M20])" office:value-type="float" office:value="4.87477592922495" calcext:value-type="float">
            <text:p>4.8747759292</text:p>
          </table:table-cell>
          <table:table-cell table:style-name="ce17"/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Margin of error</text:p>
          </table:table-cell>
          <table:table-cell table:style-name="ce17" table:formula="of:=([.R22]*[.R20])" office:value-type="float" office:value="62.9182946068677" calcext:value-type="float">
            <text:p>62.9182946069</text:p>
          </table:table-cell>
          <table:table-cell table:style-name="ce24" table:formula="of:=([.S22]*[.S20])" office:value-type="float" office:value="32.748938146884" calcext:value-type="float">
            <text:p>32.7489381469</text:p>
          </table:table-cell>
          <table:table-cell/>
          <table:table-cell table:formula="of:=CONCATENATE(LOWER([.A14]);&quot;;&quot;;[.I18];&quot;;&quot;;[.I23];&quot;;&quot;;[.M18];&quot;;&quot;;[.M23];&quot;;&quot;;[.R18];&quot;;&quot;;[.R23];&quot;;&quot;;[.S18];&quot;;&quot;;[.S23])" office:value-type="string" office:string-value="crypto.aes;116.44625;4.88571084380297;117.41875;4.87477592922495;283.25;62.9182946068677;227.875;32.748938146884" calcext:value-type="string">
            <text:p>crypto.aes;116.44625;4.88571084380297;117.41875;4.87477592922495;283.25;62.9182946068677;227.875;32.748938146884</text:p>
          </table:table-cell>
        </table:table-row>
        <table:table-row table:style-name="ro3">
          <table:table-cell table:style-name="ce5"/>
          <table:table-cell office:value-type="float" office:value="126.57" calcext:value-type="float">
            <text:p>126.57</text:p>
          </table:table-cell>
          <table:table-cell office:value-type="float" office:value="142.35" calcext:value-type="float">
            <text:p>142.35</text:p>
          </table:table-cell>
          <table:table-cell office:value-type="float" office:value="141.53" calcext:value-type="float">
            <text:p>141.53</text:p>
          </table:table-cell>
          <table:table-cell table:style-name="ce13"/>
          <table:table-cell office:value-type="float" office:value="126.27" calcext:value-type="float">
            <text:p>126.27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H23]/[.H18]" office:value-type="string" office:string-value="" calcext:value-type="error">
            <text:p>Err:502</text:p>
          </table:table-cell>
          <table:table-cell table:style-name="ce18" table:formula="of:=[.I23]/[.I18]" office:value-type="percentage" office:value="0.0419567898820526" calcext:value-type="percentage">
            <text:p>4.20%</text:p>
          </table:table-cell>
          <table:table-cell table:style-name="ce18" table:formula="of:=[.J23]/[.J18]" office:value-type="percentage" office:value="0.0360836626004309" calcext:value-type="percentage">
            <text:p>3.61%</text:p>
          </table:table-cell>
          <table:table-cell table:style-name="ce18" table:formula="of:=[.K23]/[.K18]" office:value-type="percentage" office:value="0.0362512683654847" calcext:value-type="percentage">
            <text:p>3.63%</text:p>
          </table:table-cell>
          <table:table-cell table:style-name="ce18" table:formula="of:=[.L23]/[.L18]" office:value-type="string" office:string-value="" calcext:value-type="error">
            <text:p>Err:502</text:p>
          </table:table-cell>
          <table:table-cell table:style-name="ce25" table:formula="of:=[.M23]/[.M18]" office:value-type="percentage" office:value="0.041516162701655" calcext:value-type="percentage">
            <text:p>4.15%</text:p>
          </table:table-cell>
          <table:table-cell table:style-name="ce26"/>
          <table:table-cell office:value-type="float" office:value="417" calcext:value-type="float">
            <text:p>417</text:p>
          </table:table-cell>
          <table:table-cell office:value-type="float" office:value="244" calcext:value-type="float">
            <text:p>244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R23]/[.R18]" office:value-type="percentage" office:value="0.222129901524687" calcext:value-type="percentage">
            <text:p>22.21%</text:p>
          </table:table-cell>
          <table:table-cell table:style-name="ce25" table:formula="of:=[.S23]/[.S18]" office:value-type="percentage" office:value="0.143714484462464" calcext:value-type="percentage">
            <text:p>14.37%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CRYPTO.RSA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7"/>
          <table:table-cell table:style-name="ce20"/>
          <table:table-cell table:style-name="ce8"/>
          <table:table-cell table:style-name="ce27"/>
          <table:table-cell table:style-name="ce7" table:number-columns-repeated="3"/>
          <table:table-cell table:style-name="ce20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USE</text:p>
          </table:table-cell>
          <table:covered-table-cell table:style-name="ce8"/>
          <table:table-cell table:style-name="ce8"/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9" office:value-type="string" calcext:value-type="string" table:number-columns-spanned="2" table:number-rows-spanned="1">
            <text:p>USE</text:p>
          </table:table-cell>
          <table:covered-table-cell table:style-name="ce21"/>
          <table:table-cell table:style-name="ce8"/>
          <table:table-cell table:style-name="ce28" office:value-type="string" calcext:value-type="string">
            <text:p>BASELINE</text:p>
          </table:table-cell>
          <table:table-cell table:style-name="ce29" office:value-type="string" calcext:value-type="string">
            <text:p>USE</text:p>
          </table:table-cell>
          <table:table-cell table:style-name="ce29"/>
          <table:table-cell table:style-name="ce28" office:value-type="string" calcext:value-type="string">
            <text:p>BASELINE</text:p>
          </table:table-cell>
          <table:table-cell table:style-name="ce21" office:value-type="string" calcext:value-type="string">
            <text:p>USE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/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22" office:value-type="string" calcext:value-type="string">
            <text:p>iteration</text:p>
          </table:table-cell>
          <table:table-cell table:style-name="ce12"/>
          <table:table-cell table:style-name="ce3"/>
          <table:table-cell table:style-name="ce12" table:number-columns-repeated="3"/>
          <table:table-cell table:style-name="ce22"/>
          <table:table-cell table:number-columns-repeated="2"/>
        </table:table-row>
        <table:table-row table:style-name="ro3">
          <table:table-cell table:style-name="ce4"/>
          <table:table-cell office:value-type="float" office:value="411.49" calcext:value-type="float">
            <text:p>411.49</text:p>
          </table:table-cell>
          <table:table-cell office:value-type="float" office:value="683.72" calcext:value-type="float">
            <text:p>683.72</text:p>
          </table:table-cell>
          <table:table-cell office:value-type="float" office:value="713.62" calcext:value-type="float">
            <text:p>713.62</text:p>
          </table:table-cell>
          <table:table-cell/>
          <table:table-cell office:value-type="float" office:value="294.21" calcext:value-type="float">
            <text:p>294.21</text:p>
          </table:table-cell>
          <table:table-cell office:value-type="string" calcext:value-type="string">
            <text:p>Count of obvervations</text:p>
          </table:table-cell>
          <table:table-cell table:formula="of:=COUNT([.A29:.A38])" office:value-type="float" office:value="0" calcext:value-type="float">
            <text:p>0</text:p>
          </table:table-cell>
          <table:table-cell table:formula="of:=COUNT([.B29:.B38])" office:value-type="float" office:value="8" calcext:value-type="float">
            <text:p>8</text:p>
          </table:table-cell>
          <table:table-cell table:formula="of:=COUNT([.C29:.C38])" office:value-type="float" office:value="8" calcext:value-type="float">
            <text:p>8</text:p>
          </table:table-cell>
          <table:table-cell table:formula="of:=COUNT([.D29:.D38])" office:value-type="float" office:value="8" calcext:value-type="float">
            <text:p>8</text:p>
          </table:table-cell>
          <table:table-cell table:formula="of:=COUNT([.E29:.E38])" office:value-type="float" office:value="0" calcext:value-type="float">
            <text:p>0</text:p>
          </table:table-cell>
          <table:table-cell table:formula="of:=COUNT([.F29:.F38])" office:value-type="float" office:value="8" calcext:value-type="float">
            <text:p>8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Count of obvervations</text:p>
          </table:table-cell>
          <table:table-cell table:formula="of:=COUNT([.O29:.O38])" office:value-type="float" office:value="8" calcext:value-type="float">
            <text:p>8</text:p>
          </table:table-cell>
          <table:table-cell table:formula="of:=COUNT([.P29:.P38])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style-name="ce4"/>
          <table:table-cell office:value-type="float" office:value="419.4" calcext:value-type="float">
            <text:p>419.4</text:p>
          </table:table-cell>
          <table:table-cell office:value-type="float" office:value="702.07" calcext:value-type="float">
            <text:p>702.07</text:p>
          </table:table-cell>
          <table:table-cell office:value-type="float" office:value="702.52" calcext:value-type="float">
            <text:p>702.52</text:p>
          </table:table-cell>
          <table:table-cell/>
          <table:table-cell office:value-type="float" office:value="471.51" calcext:value-type="float">
            <text:p>471.51</text:p>
          </table:table-cell>
          <table:table-cell office:value-type="string" calcext:value-type="string">
            <text:p>Sample mean</text:p>
          </table:table-cell>
          <table:table-cell table:style-name="ce17" table:formula="of:=AVERAGE([.A29:.A38])" office:value-type="string" office:string-value="" calcext:value-type="error">
            <text:p>#DIV/0!</text:p>
          </table:table-cell>
          <table:table-cell table:style-name="ce17" table:formula="of:=AVERAGE([.B29:.B38])" office:value-type="float" office:value="439.75625" calcext:value-type="float">
            <text:p>439.75625</text:p>
          </table:table-cell>
          <table:table-cell table:style-name="ce17" table:formula="of:=AVERAGE([.C29:.C38])" office:value-type="float" office:value="713.6775" calcext:value-type="float">
            <text:p>713.6775</text:p>
          </table:table-cell>
          <table:table-cell table:style-name="ce17" table:formula="of:=AVERAGE([.D29:.D38])" office:value-type="float" office:value="728.915" calcext:value-type="float">
            <text:p>728.915</text:p>
          </table:table-cell>
          <table:table-cell table:style-name="ce17" table:formula="of:=AVERAGE([.E29:.E38])" office:value-type="string" office:string-value="" calcext:value-type="error">
            <text:p>#DIV/0!</text:p>
          </table:table-cell>
          <table:table-cell table:style-name="ce24" table:formula="of:=AVERAGE([.F29:.F38])" office:value-type="float" office:value="471.48875" calcext:value-type="float">
            <text:p>471.48875</text:p>
          </table:table-cell>
          <table:table-cell table:style-name="ce17"/>
          <table:table-cell office:value-type="float" office:value="362" calcext:value-type="float">
            <text:p>362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Sample mean</text:p>
          </table:table-cell>
          <table:table-cell table:style-name="ce17" table:formula="of:=AVERAGE([.O29:.O38])" office:value-type="float" office:value="320.75" calcext:value-type="float">
            <text:p>320.75</text:p>
          </table:table-cell>
          <table:table-cell table:style-name="ce24" table:formula="of:=AVERAGE([.P29:.P38])" office:value-type="float" office:value="241.375" calcext:value-type="float">
            <text:p>241.375</text:p>
          </table:table-cell>
          <table:table-cell table:number-columns-repeated="2"/>
        </table:table-row>
        <table:table-row table:style-name="ro3">
          <table:table-cell table:style-name="ce4"/>
          <table:table-cell office:value-type="float" office:value="423.84" calcext:value-type="float">
            <text:p>423.84</text:p>
          </table:table-cell>
          <table:table-cell office:value-type="float" office:value="707.26" calcext:value-type="float">
            <text:p>707.26</text:p>
          </table:table-cell>
          <table:table-cell office:value-type="float" office:value="721.91" calcext:value-type="float">
            <text:p>721.91</text:p>
          </table:table-cell>
          <table:table-cell/>
          <table:table-cell office:value-type="float" office:value="480.72" calcext:value-type="float">
            <text:p>480.72</text:p>
          </table:table-cell>
          <table:table-cell office:value-type="string" calcext:value-type="string">
            <text:p>Sample variance</text:p>
          </table:table-cell>
          <table:table-cell table:formula="of:=VAR([.A30:.A38])" office:value-type="string" office:string-value="" calcext:value-type="error">
            <text:p>#DIV/0!</text:p>
          </table:table-cell>
          <table:table-cell table:formula="of:=VAR([.B30:.B38])" office:value-type="float" office:value="509.712061904763" calcext:value-type="float">
            <text:p>509.7120619048</text:p>
          </table:table-cell>
          <table:table-cell table:formula="of:=VAR([.C30:.C38])" office:value-type="float" office:value="187.537823809524" calcext:value-type="float">
            <text:p>187.5378238095</text:p>
          </table:table-cell>
          <table:table-cell table:formula="of:=VAR([.D30:.D38])" office:value-type="float" office:value="361.5252" calcext:value-type="float">
            <text:p>361.5252</text:p>
          </table:table-cell>
          <table:table-cell table:formula="of:=VAR([.E30:.E38])" office:value-type="string" office:string-value="" calcext:value-type="error">
            <text:p>#DIV/0!</text:p>
          </table:table-cell>
          <table:table-cell table:formula="of:=VAR([.F30:.F38])" office:value-type="float" office:value="429.825095238095" calcext:value-type="float">
            <text:p>429.8250952381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ample variance</text:p>
          </table:table-cell>
          <table:table-cell table:formula="of:=VAR([.O30:.O38])" office:value-type="float" office:value="2024.90476190476" calcext:value-type="float">
            <text:p>2024.9047619048</text:p>
          </table:table-cell>
          <table:table-cell table:formula="of:=VAR([.P30:.P38])" office:value-type="float" office:value="462.619047619048" calcext:value-type="float">
            <text:p>462.619047619</text:p>
          </table:table-cell>
          <table:table-cell table:number-columns-repeated="2"/>
        </table:table-row>
        <table:table-row table:style-name="ro3">
          <table:table-cell table:style-name="ce4"/>
          <table:table-cell office:value-type="float" office:value="431.46" calcext:value-type="float">
            <text:p>431.46</text:p>
          </table:table-cell>
          <table:table-cell office:value-type="float" office:value="707.52" calcext:value-type="float">
            <text:p>707.52</text:p>
          </table:table-cell>
          <table:table-cell office:value-type="float" office:value="726.44" calcext:value-type="float">
            <text:p>726.44</text:p>
          </table:table-cell>
          <table:table-cell/>
          <table:table-cell office:value-type="float" office:value="488.05" calcext:value-type="float">
            <text:p>488.05</text:p>
          </table:table-cell>
          <table:table-cell office:value-type="string" calcext:value-type="string">
            <text:p>Estimate of std. Error</text:p>
          </table:table-cell>
          <table:table-cell table:formula="of:=SQRT([.H31]/[.H29])" office:value-type="string" office:string-value="" calcext:value-type="error">
            <text:p>#DIV/0!</text:p>
          </table:table-cell>
          <table:table-cell table:formula="of:=SQRT([.I31]/[.I29])" office:value-type="float" office:value="7.98210547024376" calcext:value-type="float">
            <text:p>7.9821054702</text:p>
          </table:table-cell>
          <table:table-cell table:formula="of:=SQRT([.J31]/[.J29])" office:value-type="float" office:value="4.84171746141702" calcext:value-type="float">
            <text:p>4.8417174614</text:p>
          </table:table-cell>
          <table:table-cell table:formula="of:=SQRT([.K31]/[.K29])" office:value-type="float" office:value="6.72239912531233" calcext:value-type="float">
            <text:p>6.7223991253</text:p>
          </table:table-cell>
          <table:table-cell table:formula="of:=SQRT([.L31]/[.L29])" office:value-type="string" office:string-value="" calcext:value-type="error">
            <text:p>#DIV/0!</text:p>
          </table:table-cell>
          <table:table-cell table:formula="of:=SQRT([.M31]/[.M29])" office:value-type="float" office:value="7.32994794693399" calcext:value-type="float">
            <text:p>7.3299479469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Estimate of std. Error</text:p>
          </table:table-cell>
          <table:table-cell table:formula="of:=SQRT([.R31]/[.R29])" office:value-type="float" office:value="15.9095284417262" calcext:value-type="float">
            <text:p>15.9095284417</text:p>
          </table:table-cell>
          <table:table-cell table:formula="of:=SQRT([.S31]/[.S29])" office:value-type="float" office:value="7.60443166531076" calcext:value-type="float">
            <text:p>7.6044316653</text:p>
          </table:table-cell>
          <table:table-cell table:number-columns-repeated="2"/>
        </table:table-row>
        <table:table-row table:style-name="ro3">
          <table:table-cell table:style-name="ce4"/>
          <table:table-cell office:value-type="float" office:value="439.56" calcext:value-type="float">
            <text:p>439.56</text:p>
          </table:table-cell>
          <table:table-cell office:value-type="float" office:value="713.28" calcext:value-type="float">
            <text:p>713.28</text:p>
          </table:table-cell>
          <table:table-cell office:value-type="float" office:value="722.04" calcext:value-type="float">
            <text:p>722.04</text:p>
          </table:table-cell>
          <table:table-cell/>
          <table:table-cell office:value-type="float" office:value="488.3" calcext:value-type="float">
            <text:p>488.3</text:p>
          </table:table-cell>
          <table:table-cell office:value-type="string" calcext:value-type="string">
            <text:p>Degrees of freedom</text:p>
          </table:table-cell>
          <table:table-cell table:formula="of:=[.H29]-1" office:value-type="float" office:value="-1" calcext:value-type="float">
            <text:p>-1</text:p>
          </table:table-cell>
          <table:table-cell table:formula="of:=[.I29]-1" office:value-type="float" office:value="7" calcext:value-type="float">
            <text:p>7</text:p>
          </table:table-cell>
          <table:table-cell table:formula="of:=[.J29]-1" office:value-type="float" office:value="7" calcext:value-type="float">
            <text:p>7</text:p>
          </table:table-cell>
          <table:table-cell table:formula="of:=[.K29]-1" office:value-type="float" office:value="7" calcext:value-type="float">
            <text:p>7</text:p>
          </table:table-cell>
          <table:table-cell table:formula="of:=[.L29]-1" office:value-type="float" office:value="-1" calcext:value-type="float">
            <text:p>-1</text:p>
          </table:table-cell>
          <table:table-cell table:formula="of:=[.M29]-1" office:value-type="float" office:value="7" calcext:value-type="float">
            <text:p>7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grees of freedom</text:p>
          </table:table-cell>
          <table:table-cell table:formula="of:=[.R29]-1" office:value-type="float" office:value="7" calcext:value-type="float">
            <text:p>7</text:p>
          </table:table-cell>
          <table:table-cell table:formula="of:=[.S29]-1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style-name="ce4"/>
          <table:table-cell office:value-type="float" office:value="443.83" calcext:value-type="float">
            <text:p>443.83</text:p>
          </table:table-cell>
          <table:table-cell office:value-type="float" office:value="726.2" calcext:value-type="float">
            <text:p>726.2</text:p>
          </table:table-cell>
          <table:table-cell office:value-type="float" office:value="735.85" calcext:value-type="float">
            <text:p>735.85</text:p>
          </table:table-cell>
          <table:table-cell/>
          <table:table-cell office:value-type="float" office:value="506.33" calcext:value-type="float">
            <text:p>506.33</text:p>
          </table:table-cell>
          <table:table-cell office:value-type="string" calcext:value-type="string">
            <text:p>t value</text:p>
          </table:table-cell>
          <table:table-cell table:formula="of:=TINV(0.05;[.H33])" office:value-type="string" office:string-value="" calcext:value-type="error">
            <text:p>Err:502</text:p>
          </table:table-cell>
          <table:table-cell table:formula="of:=TINV(0.05;[.I33])" office:value-type="float" office:value="2.36462425159279" calcext:value-type="float">
            <text:p>2.3646242516</text:p>
          </table:table-cell>
          <table:table-cell table:formula="of:=TINV(0.05;[.J33])" office:value-type="float" office:value="2.36462425159279" calcext:value-type="float">
            <text:p>2.3646242516</text:p>
          </table:table-cell>
          <table:table-cell table:formula="of:=TINV(0.05;[.K33])" office:value-type="float" office:value="2.36462425159279" calcext:value-type="float">
            <text:p>2.3646242516</text:p>
          </table:table-cell>
          <table:table-cell table:formula="of:=TINV(0.05;[.L33])" office:value-type="string" office:string-value="" calcext:value-type="error">
            <text:p>Err:502</text:p>
          </table:table-cell>
          <table:table-cell table:formula="of:=TINV(0.05;[.M33])" office:value-type="float" office:value="2.36462425159279" calcext:value-type="float">
            <text:p>2.3646242516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t value</text:p>
          </table:table-cell>
          <table:table-cell table:formula="of:=TINV(0.05;[.R33])" office:value-type="float" office:value="2.36462425159279" calcext:value-type="float">
            <text:p>2.3646242516</text:p>
          </table:table-cell>
          <table:table-cell table:formula="of:=TINV(0.05;[.S33])" office:value-type="float" office:value="2.36462425159279" calcext:value-type="float">
            <text:p>2.3646242516</text:p>
          </table:table-cell>
          <table:table-cell table:number-columns-repeated="2"/>
        </table:table-row>
        <table:table-row table:style-name="ro3">
          <table:table-cell table:style-name="ce4"/>
          <table:table-cell office:value-type="float" office:value="469.67" calcext:value-type="float">
            <text:p>469.67</text:p>
          </table:table-cell>
          <table:table-cell office:value-type="float" office:value="734.68" calcext:value-type="float">
            <text:p>734.68</text:p>
          </table:table-cell>
          <table:table-cell office:value-type="float" office:value="749.51" calcext:value-type="float">
            <text:p>749.51</text:p>
          </table:table-cell>
          <table:table-cell/>
          <table:table-cell office:value-type="float" office:value="510.64" calcext:value-type="float">
            <text:p>510.64</text:p>
          </table:table-cell>
          <table:table-cell office:value-type="string" calcext:value-type="string">
            <text:p>Margin of error</text:p>
          </table:table-cell>
          <table:table-cell table:style-name="ce17" table:formula="of:=([.H34]*[.H32])" office:value-type="string" office:string-value="" calcext:value-type="error">
            <text:p>Err:502</text:p>
          </table:table-cell>
          <table:table-cell table:style-name="ce17" table:formula="of:=([.I34]*[.I32])" office:value-type="float" office:value="18.8746801737098" calcext:value-type="float">
            <text:p>18.8746801737</text:p>
          </table:table-cell>
          <table:table-cell table:style-name="ce17" table:formula="of:=([.J34]*[.J32])" office:value-type="float" office:value="11.4488425286269" calcext:value-type="float">
            <text:p>11.4488425286</text:p>
          </table:table-cell>
          <table:table-cell table:style-name="ce17" table:formula="of:=([.K34]*[.K32])" office:value-type="float" office:value="15.8959480005997" calcext:value-type="float">
            <text:p>15.8959480006</text:p>
          </table:table-cell>
          <table:table-cell table:style-name="ce17" table:formula="of:=([.L34]*[.L32])" office:value-type="string" office:string-value="" calcext:value-type="error">
            <text:p>Err:502</text:p>
          </table:table-cell>
          <table:table-cell table:style-name="ce24" table:formula="of:=([.M34]*[.M32])" office:value-type="float" office:value="17.3325726782329" calcext:value-type="float">
            <text:p>17.3325726782</text:p>
          </table:table-cell>
          <table:table-cell table:style-name="ce17"/>
          <table:table-cell office:value-type="float" office:value="269" calcext:value-type="float">
            <text:p>269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argin of error</text:p>
          </table:table-cell>
          <table:table-cell table:style-name="ce17" table:formula="of:=([.R34]*[.R32])" office:value-type="float" office:value="37.620056784711" calcext:value-type="float">
            <text:p>37.6200567847</text:p>
          </table:table-cell>
          <table:table-cell table:style-name="ce24" table:formula="of:=([.S34]*[.S32])" office:value-type="float" office:value="17.9816235353739" calcext:value-type="float">
            <text:p>17.9816235354</text:p>
          </table:table-cell>
          <table:table-cell/>
          <table:table-cell table:formula="of:=CONCATENATE(LOWER([.A26]);&quot;;&quot;;[.I30];&quot;;&quot;;[.I35];&quot;;&quot;;[.M30];&quot;;&quot;;[.M35];&quot;;&quot;;[.R30];&quot;;&quot;;[.R35];&quot;;&quot;;[.S30];&quot;;&quot;;[.S35])" office:value-type="string" office:string-value="crypto.rsa;439.75625;18.8746801737098;471.48875;17.3325726782329;320.75;37.620056784711;241.375;17.9816235353739" calcext:value-type="string">
            <text:p>crypto.rsa;439.75625;18.8746801737098;471.48875;17.3325726782329;320.75;37.620056784711;241.375;17.9816235353739</text:p>
          </table:table-cell>
        </table:table-row>
        <table:table-row table:style-name="ro3">
          <table:table-cell table:style-name="ce5"/>
          <table:table-cell office:value-type="float" office:value="478.8" calcext:value-type="float">
            <text:p>478.8</text:p>
          </table:table-cell>
          <table:table-cell office:value-type="float" office:value="734.69" calcext:value-type="float">
            <text:p>734.69</text:p>
          </table:table-cell>
          <table:table-cell office:value-type="float" office:value="759.43" calcext:value-type="float">
            <text:p>759.43</text:p>
          </table:table-cell>
          <table:table-cell table:style-name="ce13"/>
          <table:table-cell office:value-type="float" office:value="532.15" calcext:value-type="float">
            <text:p>532.15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H35]/[.H30]" office:value-type="string" office:string-value="" calcext:value-type="error">
            <text:p>Err:502</text:p>
          </table:table-cell>
          <table:table-cell table:style-name="ce18" table:formula="of:=[.I35]/[.I30]" office:value-type="percentage" office:value="0.0429207775300745" calcext:value-type="percentage">
            <text:p>4.29%</text:p>
          </table:table-cell>
          <table:table-cell table:style-name="ce18" table:formula="of:=[.J35]/[.J30]" office:value-type="percentage" office:value="0.0160420393365728" calcext:value-type="percentage">
            <text:p>1.60%</text:p>
          </table:table-cell>
          <table:table-cell table:style-name="ce18" table:formula="of:=[.K35]/[.K30]" office:value-type="percentage" office:value="0.0218076840243371" calcext:value-type="percentage">
            <text:p>2.18%</text:p>
          </table:table-cell>
          <table:table-cell table:style-name="ce18" table:formula="of:=[.L35]/[.L30]" office:value-type="string" office:string-value="" calcext:value-type="error">
            <text:p>Err:502</text:p>
          </table:table-cell>
          <table:table-cell table:style-name="ce25" table:formula="of:=[.M35]/[.M30]" office:value-type="percentage" office:value="0.0367613706121999" calcext:value-type="percentage">
            <text:p>3.68%</text:p>
          </table:table-cell>
          <table:table-cell table:style-name="ce26"/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R35]/[.R30]" office:value-type="percentage" office:value="0.117287784207984" calcext:value-type="percentage">
            <text:p>11.73%</text:p>
          </table:table-cell>
          <table:table-cell table:style-name="ce25" table:formula="of:=[.S35]/[.S30]" office:value-type="percentage" office:value="0.074496627800617" calcext:value-type="percentage">
            <text:p>7.45%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CRYPTO.SIGNVERIFY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7"/>
          <table:table-cell table:style-name="ce20"/>
          <table:table-cell table:style-name="ce8"/>
          <table:table-cell table:style-name="ce27"/>
          <table:table-cell table:style-name="ce7" table:number-columns-repeated="3"/>
          <table:table-cell table:style-name="ce20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USE</text:p>
          </table:table-cell>
          <table:covered-table-cell table:style-name="ce8"/>
          <table:table-cell table:style-name="ce8"/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9" office:value-type="string" calcext:value-type="string" table:number-columns-spanned="2" table:number-rows-spanned="1">
            <text:p>USE</text:p>
          </table:table-cell>
          <table:covered-table-cell table:style-name="ce21"/>
          <table:table-cell table:style-name="ce8"/>
          <table:table-cell table:style-name="ce28" office:value-type="string" calcext:value-type="string">
            <text:p>BASELINE</text:p>
          </table:table-cell>
          <table:table-cell table:style-name="ce29" office:value-type="string" calcext:value-type="string">
            <text:p>USE</text:p>
          </table:table-cell>
          <table:table-cell table:style-name="ce29"/>
          <table:table-cell table:style-name="ce28" office:value-type="string" calcext:value-type="string">
            <text:p>BASELINE</text:p>
          </table:table-cell>
          <table:table-cell table:style-name="ce21" office:value-type="string" calcext:value-type="string">
            <text:p>USE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/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22" office:value-type="string" calcext:value-type="string">
            <text:p>iteration</text:p>
          </table:table-cell>
          <table:table-cell table:style-name="ce12"/>
          <table:table-cell table:style-name="ce3"/>
          <table:table-cell table:style-name="ce12" table:number-columns-repeated="3"/>
          <table:table-cell table:style-name="ce22"/>
          <table:table-cell table:number-columns-repeated="2"/>
        </table:table-row>
        <table:table-row table:style-name="ro3">
          <table:table-cell/>
          <table:table-cell office:value-type="float" office:value="484.11" calcext:value-type="float">
            <text:p>484.11</text:p>
          </table:table-cell>
          <table:table-cell office:value-type="float" office:value="730.34" calcext:value-type="float">
            <text:p>730.34</text:p>
          </table:table-cell>
          <table:table-cell office:value-type="float" office:value="742.34" calcext:value-type="float">
            <text:p>742.34</text:p>
          </table:table-cell>
          <table:table-cell/>
          <table:table-cell office:value-type="float" office:value="470.59" calcext:value-type="float">
            <text:p>470.59</text:p>
          </table:table-cell>
          <table:table-cell office:value-type="string" calcext:value-type="string">
            <text:p>Count of obvervations</text:p>
          </table:table-cell>
          <table:table-cell table:formula="of:=COUNT([.A41:.A50])" office:value-type="float" office:value="0" calcext:value-type="float">
            <text:p>0</text:p>
          </table:table-cell>
          <table:table-cell table:formula="of:=COUNT([.B41:.B50])" office:value-type="float" office:value="8" calcext:value-type="float">
            <text:p>8</text:p>
          </table:table-cell>
          <table:table-cell table:formula="of:=COUNT([.C41:.C50])" office:value-type="float" office:value="8" calcext:value-type="float">
            <text:p>8</text:p>
          </table:table-cell>
          <table:table-cell table:formula="of:=COUNT([.D41:.D50])" office:value-type="float" office:value="8" calcext:value-type="float">
            <text:p>8</text:p>
          </table:table-cell>
          <table:table-cell table:formula="of:=COUNT([.E41:.E50])" office:value-type="float" office:value="0" calcext:value-type="float">
            <text:p>0</text:p>
          </table:table-cell>
          <table:table-cell table:formula="of:=COUNT([.F41:.F50])"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Count of obvervations</text:p>
          </table:table-cell>
          <table:table-cell table:formula="of:=COUNT([.O41:.O50])" office:value-type="float" office:value="8" calcext:value-type="float">
            <text:p>8</text:p>
          </table:table-cell>
          <table:table-cell table:formula="of:=COUNT([.P41:.P50])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/>
          <table:table-cell office:value-type="float" office:value="488.3" calcext:value-type="float">
            <text:p>488.3</text:p>
          </table:table-cell>
          <table:table-cell office:value-type="float" office:value="735.58" calcext:value-type="float">
            <text:p>735.58</text:p>
          </table:table-cell>
          <table:table-cell office:value-type="float" office:value="738.95" calcext:value-type="float">
            <text:p>738.95</text:p>
          </table:table-cell>
          <table:table-cell/>
          <table:table-cell office:value-type="float" office:value="470.82" calcext:value-type="float">
            <text:p>470.82</text:p>
          </table:table-cell>
          <table:table-cell office:value-type="string" calcext:value-type="string">
            <text:p>Sample mean</text:p>
          </table:table-cell>
          <table:table-cell table:style-name="ce17" table:formula="of:=AVERAGE([.A41:.A50])" office:value-type="string" office:string-value="" calcext:value-type="error">
            <text:p>#DIV/0!</text:p>
          </table:table-cell>
          <table:table-cell table:style-name="ce17" table:formula="of:=AVERAGE([.B41:.B50])" office:value-type="float" office:value="521.245" calcext:value-type="float">
            <text:p>521.245</text:p>
          </table:table-cell>
          <table:table-cell table:style-name="ce17" table:formula="of:=AVERAGE([.C41:.C50])" office:value-type="float" office:value="743.59375" calcext:value-type="float">
            <text:p>743.59375</text:p>
          </table:table-cell>
          <table:table-cell table:style-name="ce17" table:formula="of:=AVERAGE([.D41:.D50])" office:value-type="float" office:value="746.2725" calcext:value-type="float">
            <text:p>746.2725</text:p>
          </table:table-cell>
          <table:table-cell table:style-name="ce17" table:formula="of:=AVERAGE([.E41:.E50])" office:value-type="string" office:string-value="" calcext:value-type="error">
            <text:p>#DIV/0!</text:p>
          </table:table-cell>
          <table:table-cell table:style-name="ce24" table:formula="of:=AVERAGE([.F41:.F50])" office:value-type="float" office:value="515.88875" calcext:value-type="float">
            <text:p>515.88875</text:p>
          </table:table-cell>
          <table:table-cell table:style-name="ce17"/>
          <table:table-cell office:value-type="float" office:value="225" calcext:value-type="float">
            <text:p>22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ample mean</text:p>
          </table:table-cell>
          <table:table-cell table:style-name="ce17" table:formula="of:=AVERAGE([.O41:.O50])" office:value-type="float" office:value="273.5" calcext:value-type="float">
            <text:p>273.5</text:p>
          </table:table-cell>
          <table:table-cell table:style-name="ce24" table:formula="of:=AVERAGE([.P41:.P50])" office:value-type="float" office:value="212.625" calcext:value-type="float">
            <text:p>212.625</text:p>
          </table:table-cell>
          <table:table-cell table:number-columns-repeated="2"/>
        </table:table-row>
        <table:table-row table:style-name="ro3">
          <table:table-cell/>
          <table:table-cell office:value-type="float" office:value="504.2" calcext:value-type="float">
            <text:p>504.2</text:p>
          </table:table-cell>
          <table:table-cell office:value-type="float" office:value="740.04" calcext:value-type="float">
            <text:p>740.04</text:p>
          </table:table-cell>
          <table:table-cell office:value-type="float" office:value="743.72" calcext:value-type="float">
            <text:p>743.72</text:p>
          </table:table-cell>
          <table:table-cell/>
          <table:table-cell office:value-type="float" office:value="501.31" calcext:value-type="float">
            <text:p>501.31</text:p>
          </table:table-cell>
          <table:table-cell office:value-type="string" calcext:value-type="string">
            <text:p>Sample variance</text:p>
          </table:table-cell>
          <table:table-cell table:formula="of:=VAR([.A42:.A50])" office:value-type="string" office:string-value="" calcext:value-type="error">
            <text:p>#DIV/0!</text:p>
          </table:table-cell>
          <table:table-cell table:formula="of:=VAR([.B42:.B50])" office:value-type="float" office:value="508.3342" calcext:value-type="float">
            <text:p>508.3342</text:p>
          </table:table-cell>
          <table:table-cell table:formula="of:=VAR([.C42:.C50])" office:value-type="float" office:value="52.8201238095238" calcext:value-type="float">
            <text:p>52.8201238095</text:p>
          </table:table-cell>
          <table:table-cell table:formula="of:=VAR([.D42:.D50])" office:value-type="float" office:value="40.493695238095" calcext:value-type="float">
            <text:p>40.4936952381</text:p>
          </table:table-cell>
          <table:table-cell table:formula="of:=VAR([.E42:.E50])" office:value-type="string" office:string-value="" calcext:value-type="error">
            <text:p>#DIV/0!</text:p>
          </table:table-cell>
          <table:table-cell table:formula="of:=VAR([.F42:.F50])" office:value-type="float" office:value="783.232066666667" calcext:value-type="float">
            <text:p>783.2320666667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ample variance</text:p>
          </table:table-cell>
          <table:table-cell table:formula="of:=VAR([.O42:.O50])" office:value-type="float" office:value="1223.80952380952" calcext:value-type="float">
            <text:p>1223.8095238095</text:p>
          </table:table-cell>
          <table:table-cell table:formula="of:=VAR([.P42:.P50])" office:value-type="float" office:value="444.619047619048" calcext:value-type="float">
            <text:p>444.619047619</text:p>
          </table:table-cell>
          <table:table-cell table:number-columns-repeated="2"/>
        </table:table-row>
        <table:table-row table:style-name="ro3">
          <table:table-cell/>
          <table:table-cell office:value-type="float" office:value="529.22" calcext:value-type="float">
            <text:p>529.22</text:p>
          </table:table-cell>
          <table:table-cell office:value-type="float" office:value="742.58" calcext:value-type="float">
            <text:p>742.58</text:p>
          </table:table-cell>
          <table:table-cell office:value-type="float" office:value="750.81" calcext:value-type="float">
            <text:p>750.81</text:p>
          </table:table-cell>
          <table:table-cell/>
          <table:table-cell office:value-type="float" office:value="523.16" calcext:value-type="float">
            <text:p>523.16</text:p>
          </table:table-cell>
          <table:table-cell office:value-type="string" calcext:value-type="string">
            <text:p>Estimate of std. Error</text:p>
          </table:table-cell>
          <table:table-cell table:formula="of:=SQRT([.H43]/[.H41])" office:value-type="string" office:string-value="" calcext:value-type="error">
            <text:p>#DIV/0!</text:p>
          </table:table-cell>
          <table:table-cell table:formula="of:=SQRT([.I43]/[.I41])" office:value-type="float" office:value="7.97130949091804" calcext:value-type="float">
            <text:p>7.9713094909</text:p>
          </table:table-cell>
          <table:table-cell table:formula="of:=SQRT([.J43]/[.J41])" office:value-type="float" office:value="2.56953604298334" calcext:value-type="float">
            <text:p>2.569536043</text:p>
          </table:table-cell>
          <table:table-cell table:formula="of:=SQRT([.K43]/[.K41])" office:value-type="float" office:value="2.24982486090848" calcext:value-type="float">
            <text:p>2.2498248609</text:p>
          </table:table-cell>
          <table:table-cell table:formula="of:=SQRT([.L43]/[.L41])" office:value-type="string" office:string-value="" calcext:value-type="error">
            <text:p>#DIV/0!</text:p>
          </table:table-cell>
          <table:table-cell table:formula="of:=SQRT([.M43]/[.M41])" office:value-type="float" office:value="9.89464543747442" calcext:value-type="float">
            <text:p>9.8946454375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Estimate of std. Error</text:p>
          </table:table-cell>
          <table:table-cell table:formula="of:=SQRT([.R43]/[.R41])" office:value-type="float" office:value="12.3683543964503" calcext:value-type="float">
            <text:p>12.3683543965</text:p>
          </table:table-cell>
          <table:table-cell table:formula="of:=SQRT([.S43]/[.S41])" office:value-type="float" office:value="7.4550238733609" calcext:value-type="float">
            <text:p>7.4550238734</text:p>
          </table:table-cell>
          <table:table-cell table:number-columns-repeated="2"/>
        </table:table-row>
        <table:table-row table:style-name="ro3">
          <table:table-cell/>
          <table:table-cell office:value-type="float" office:value="531.27" calcext:value-type="float">
            <text:p>531.27</text:p>
          </table:table-cell>
          <table:table-cell office:value-type="float" office:value="744.51" calcext:value-type="float">
            <text:p>744.51</text:p>
          </table:table-cell>
          <table:table-cell office:value-type="float" office:value="745.45" calcext:value-type="float">
            <text:p>745.45</text:p>
          </table:table-cell>
          <table:table-cell/>
          <table:table-cell office:value-type="float" office:value="526.03" calcext:value-type="float">
            <text:p>526.03</text:p>
          </table:table-cell>
          <table:table-cell office:value-type="string" calcext:value-type="string">
            <text:p>Degrees of freedom</text:p>
          </table:table-cell>
          <table:table-cell table:formula="of:=[.H41]-1" office:value-type="float" office:value="-1" calcext:value-type="float">
            <text:p>-1</text:p>
          </table:table-cell>
          <table:table-cell table:formula="of:=[.I41]-1" office:value-type="float" office:value="7" calcext:value-type="float">
            <text:p>7</text:p>
          </table:table-cell>
          <table:table-cell table:formula="of:=[.J41]-1" office:value-type="float" office:value="7" calcext:value-type="float">
            <text:p>7</text:p>
          </table:table-cell>
          <table:table-cell table:formula="of:=[.K41]-1" office:value-type="float" office:value="7" calcext:value-type="float">
            <text:p>7</text:p>
          </table:table-cell>
          <table:table-cell table:formula="of:=[.L41]-1" office:value-type="float" office:value="-1" calcext:value-type="float">
            <text:p>-1</text:p>
          </table:table-cell>
          <table:table-cell table:formula="of:=[.M41]-1" office:value-type="float" office:value="7" calcext:value-type="float">
            <text:p>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grees of freedom</text:p>
          </table:table-cell>
          <table:table-cell table:formula="of:=[.R41]-1" office:value-type="float" office:value="7" calcext:value-type="float">
            <text:p>7</text:p>
          </table:table-cell>
          <table:table-cell table:formula="of:=[.S41]-1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/>
          <table:table-cell office:value-type="float" office:value="536.61" calcext:value-type="float">
            <text:p>536.61</text:p>
          </table:table-cell>
          <table:table-cell office:value-type="float" office:value="747.72" calcext:value-type="float">
            <text:p>747.72</text:p>
          </table:table-cell>
          <table:table-cell office:value-type="float" office:value="755.28" calcext:value-type="float">
            <text:p>755.28</text:p>
          </table:table-cell>
          <table:table-cell/>
          <table:table-cell office:value-type="float" office:value="542.07" calcext:value-type="float">
            <text:p>542.07</text:p>
          </table:table-cell>
          <table:table-cell office:value-type="string" calcext:value-type="string">
            <text:p>t value</text:p>
          </table:table-cell>
          <table:table-cell table:formula="of:=TINV(0.05;[.H45])" office:value-type="string" office:string-value="" calcext:value-type="error">
            <text:p>Err:502</text:p>
          </table:table-cell>
          <table:table-cell table:formula="of:=TINV(0.05;[.I45])" office:value-type="float" office:value="2.36462425159279" calcext:value-type="float">
            <text:p>2.3646242516</text:p>
          </table:table-cell>
          <table:table-cell table:formula="of:=TINV(0.05;[.J45])" office:value-type="float" office:value="2.36462425159279" calcext:value-type="float">
            <text:p>2.3646242516</text:p>
          </table:table-cell>
          <table:table-cell table:formula="of:=TINV(0.05;[.K45])" office:value-type="float" office:value="2.36462425159279" calcext:value-type="float">
            <text:p>2.3646242516</text:p>
          </table:table-cell>
          <table:table-cell table:formula="of:=TINV(0.05;[.L45])" office:value-type="string" office:string-value="" calcext:value-type="error">
            <text:p>Err:502</text:p>
          </table:table-cell>
          <table:table-cell table:formula="of:=TINV(0.05;[.M45])" office:value-type="float" office:value="2.36462425159279" calcext:value-type="float">
            <text:p>2.3646242516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t value</text:p>
          </table:table-cell>
          <table:table-cell table:formula="of:=TINV(0.05;[.R45])" office:value-type="float" office:value="2.36462425159279" calcext:value-type="float">
            <text:p>2.3646242516</text:p>
          </table:table-cell>
          <table:table-cell table:formula="of:=TINV(0.05;[.S45])" office:value-type="float" office:value="2.36462425159279" calcext:value-type="float">
            <text:p>2.3646242516</text:p>
          </table:table-cell>
          <table:table-cell table:number-columns-repeated="2"/>
        </table:table-row>
        <table:table-row table:style-name="ro3">
          <table:table-cell/>
          <table:table-cell office:value-type="float" office:value="544.53" calcext:value-type="float">
            <text:p>544.53</text:p>
          </table:table-cell>
          <table:table-cell office:value-type="float" office:value="750.11" calcext:value-type="float">
            <text:p>750.11</text:p>
          </table:table-cell>
          <table:table-cell office:value-type="float" office:value="740.41" calcext:value-type="float">
            <text:p>740.41</text:p>
          </table:table-cell>
          <table:table-cell/>
          <table:table-cell office:value-type="float" office:value="542.99" calcext:value-type="float">
            <text:p>542.99</text:p>
          </table:table-cell>
          <table:table-cell office:value-type="string" calcext:value-type="string">
            <text:p>Margin of error</text:p>
          </table:table-cell>
          <table:table-cell table:style-name="ce17" table:formula="of:=([.H46]*[.H44])" office:value-type="string" office:string-value="" calcext:value-type="error">
            <text:p>Err:502</text:p>
          </table:table-cell>
          <table:table-cell table:style-name="ce17" table:formula="of:=([.I46]*[.I44])" office:value-type="float" office:value="18.8491517391765" calcext:value-type="float">
            <text:p>18.8491517392</text:p>
          </table:table-cell>
          <table:table-cell table:style-name="ce17" table:formula="of:=([.J46]*[.J44])" office:value-type="float" office:value="6.07598724258017" calcext:value-type="float">
            <text:p>6.0759872426</text:p>
          </table:table-cell>
          <table:table-cell table:style-name="ce17" table:formula="of:=([.K46]*[.K44])" office:value-type="float" office:value="5.31999042794057" calcext:value-type="float">
            <text:p>5.3199904279</text:p>
          </table:table-cell>
          <table:table-cell table:style-name="ce17" table:formula="of:=([.L46]*[.L44])" office:value-type="string" office:string-value="" calcext:value-type="error">
            <text:p>Err:502</text:p>
          </table:table-cell>
          <table:table-cell table:style-name="ce24" table:formula="of:=([.M46]*[.M44])" office:value-type="float" office:value="23.3971185623639" calcext:value-type="float">
            <text:p>23.3971185624</text:p>
          </table:table-cell>
          <table:table-cell table:style-name="ce17"/>
          <table:table-cell office:value-type="float" office:value="308" calcext:value-type="float">
            <text:p>308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Margin of error</text:p>
          </table:table-cell>
          <table:table-cell table:style-name="ce17" table:formula="of:=([.R46]*[.R44])" office:value-type="float" office:value="29.2465107581405" calcext:value-type="float">
            <text:p>29.2465107581</text:p>
          </table:table-cell>
          <table:table-cell table:style-name="ce24" table:formula="of:=([.S46]*[.S44])" office:value-type="float" office:value="17.6283302471524" calcext:value-type="float">
            <text:p>17.6283302472</text:p>
          </table:table-cell>
          <table:table-cell/>
          <table:table-cell table:formula="of:=CONCATENATE(LOWER([.A38]);&quot;;&quot;;[.I42];&quot;;&quot;;[.I47];&quot;;&quot;;[.M42];&quot;;&quot;;[.M47];&quot;;&quot;;[.R42];&quot;;&quot;;[.R47];&quot;;&quot;;[.S42];&quot;;&quot;;[.S47])" office:value-type="string" office:string-value="crypto.signverify;521.245;18.8491517391765;515.88875;23.3971185623639;273.5;29.2465107581405;212.625;17.6283302471524" calcext:value-type="string">
            <text:p>crypto.signverify;521.245;18.8491517391765;515.88875;23.3971185623639;273.5;29.2465107581405;212.625;17.6283302471524</text:p>
          </table:table-cell>
        </table:table-row>
        <table:table-row table:style-name="ro3">
          <table:table-cell/>
          <table:table-cell office:value-type="float" office:value="551.72" calcext:value-type="float">
            <text:p>551.72</text:p>
          </table:table-cell>
          <table:table-cell office:value-type="float" office:value="757.87" calcext:value-type="float">
            <text:p>757.87</text:p>
          </table:table-cell>
          <table:table-cell office:value-type="float" office:value="753.22" calcext:value-type="float">
            <text:p>753.22</text:p>
          </table:table-cell>
          <table:table-cell/>
          <table:table-cell office:value-type="float" office:value="550.14" calcext:value-type="float">
            <text:p>550.14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H47]/[.H42]" office:value-type="string" office:string-value="" calcext:value-type="error">
            <text:p>Err:502</text:p>
          </table:table-cell>
          <table:table-cell table:style-name="ce18" table:formula="of:=[.I47]/[.I42]" office:value-type="percentage" office:value="0.036161789061145" calcext:value-type="percentage">
            <text:p>3.62%</text:p>
          </table:table-cell>
          <table:table-cell table:style-name="ce18" table:formula="of:=[.J47]/[.J42]" office:value-type="percentage" office:value="0.00817111123187919" calcext:value-type="percentage">
            <text:p>0.82%</text:p>
          </table:table-cell>
          <table:table-cell table:style-name="ce18" table:formula="of:=[.K47]/[.K42]" office:value-type="percentage" office:value="0.00712875046037549" calcext:value-type="percentage">
            <text:p>0.71%</text:p>
          </table:table-cell>
          <table:table-cell table:style-name="ce18" table:formula="of:=[.L47]/[.L42]" office:value-type="string" office:string-value="" calcext:value-type="error">
            <text:p>Err:502</text:p>
          </table:table-cell>
          <table:table-cell table:style-name="ce25" table:formula="of:=[.M47]/[.M42]" office:value-type="percentage" office:value="0.0453530311765161" calcext:value-type="percentage">
            <text:p>4.54%</text:p>
          </table:table-cell>
          <table:table-cell table:style-name="ce26"/>
          <table:table-cell office:value-type="float" office:value="238" calcext:value-type="float">
            <text:p>238</text:p>
          </table:table-cell>
          <table:table-cell office:value-type="float" office:value="235" calcext:value-type="float">
            <text:p>235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R47]/[.R42]" office:value-type="percentage" office:value="0.10693422580673" calcext:value-type="percentage">
            <text:p>10.69%</text:p>
          </table:table-cell>
          <table:table-cell table:style-name="ce25" table:formula="of:=[.S47]/[.S42]" office:value-type="percentage" office:value="0.0829080787637972" calcext:value-type="percentage">
            <text:p>8.29%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DERBY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7"/>
          <table:table-cell table:style-name="ce20"/>
          <table:table-cell table:style-name="ce8"/>
          <table:table-cell table:style-name="ce27"/>
          <table:table-cell table:style-name="ce7" table:number-columns-repeated="3"/>
          <table:table-cell table:style-name="ce20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USE</text:p>
          </table:table-cell>
          <table:covered-table-cell table:style-name="ce8"/>
          <table:table-cell table:style-name="ce8"/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9" office:value-type="string" calcext:value-type="string" table:number-columns-spanned="2" table:number-rows-spanned="1">
            <text:p>USE</text:p>
          </table:table-cell>
          <table:covered-table-cell table:style-name="ce21"/>
          <table:table-cell table:style-name="ce8"/>
          <table:table-cell table:style-name="ce28" office:value-type="string" calcext:value-type="string">
            <text:p>BASELINE</text:p>
          </table:table-cell>
          <table:table-cell table:style-name="ce29" office:value-type="string" calcext:value-type="string">
            <text:p>USE</text:p>
          </table:table-cell>
          <table:table-cell table:style-name="ce29"/>
          <table:table-cell table:style-name="ce28" office:value-type="string" calcext:value-type="string">
            <text:p>BASELINE</text:p>
          </table:table-cell>
          <table:table-cell table:style-name="ce21" office:value-type="string" calcext:value-type="string">
            <text:p>USE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/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22" office:value-type="string" calcext:value-type="string">
            <text:p>iteration</text:p>
          </table:table-cell>
          <table:table-cell table:style-name="ce12"/>
          <table:table-cell table:style-name="ce3"/>
          <table:table-cell table:style-name="ce12" table:number-columns-repeated="3"/>
          <table:table-cell table:style-name="ce22"/>
          <table:table-cell table:number-columns-repeated="2"/>
        </table:table-row>
        <table:table-row table:style-name="ro3">
          <table:table-cell/>
          <table:table-cell office:value-type="float" office:value="191.31" calcext:value-type="float">
            <text:p>191.31</text:p>
          </table:table-cell>
          <table:table-cell office:value-type="float" office:value="455.51" calcext:value-type="float">
            <text:p>455.51</text:p>
          </table:table-cell>
          <table:table-cell office:value-type="float" office:value="479.49" calcext:value-type="float">
            <text:p>479.49</text:p>
          </table:table-cell>
          <table:table-cell/>
          <table:table-cell office:value-type="float" office:value="233.12" calcext:value-type="float">
            <text:p>233.12</text:p>
          </table:table-cell>
          <table:table-cell office:value-type="string" calcext:value-type="string">
            <text:p>Count of obvervations</text:p>
          </table:table-cell>
          <table:table-cell table:formula="of:=COUNT([.A53:.A62])" office:value-type="float" office:value="0" calcext:value-type="float">
            <text:p>0</text:p>
          </table:table-cell>
          <table:table-cell table:formula="of:=COUNT([.B53:.B62])" office:value-type="float" office:value="8" calcext:value-type="float">
            <text:p>8</text:p>
          </table:table-cell>
          <table:table-cell table:formula="of:=COUNT([.C53:.C62])" office:value-type="float" office:value="8" calcext:value-type="float">
            <text:p>8</text:p>
          </table:table-cell>
          <table:table-cell table:formula="of:=COUNT([.D53:.D62])" office:value-type="float" office:value="8" calcext:value-type="float">
            <text:p>8</text:p>
          </table:table-cell>
          <table:table-cell table:formula="of:=COUNT([.E53:.E62])" office:value-type="float" office:value="0" calcext:value-type="float">
            <text:p>0</text:p>
          </table:table-cell>
          <table:table-cell table:formula="of:=COUNT([.F53:.F62])" office:value-type="float" office:value="8" calcext:value-type="float">
            <text:p>8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Count of obvervations</text:p>
          </table:table-cell>
          <table:table-cell table:formula="of:=COUNT([.O53:.O62])" office:value-type="float" office:value="8" calcext:value-type="float">
            <text:p>8</text:p>
          </table:table-cell>
          <table:table-cell table:formula="of:=COUNT([.P53:.P62])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/>
          <table:table-cell office:value-type="float" office:value="208.88" calcext:value-type="float">
            <text:p>208.88</text:p>
          </table:table-cell>
          <table:table-cell office:value-type="float" office:value="458.33" calcext:value-type="float">
            <text:p>458.33</text:p>
          </table:table-cell>
          <table:table-cell office:value-type="float" office:value="464.56" calcext:value-type="float">
            <text:p>464.56</text:p>
          </table:table-cell>
          <table:table-cell/>
          <table:table-cell office:value-type="float" office:value="238.27" calcext:value-type="float">
            <text:p>238.27</text:p>
          </table:table-cell>
          <table:table-cell office:value-type="string" calcext:value-type="string">
            <text:p>Sample mean</text:p>
          </table:table-cell>
          <table:table-cell table:style-name="ce17" table:formula="of:=AVERAGE([.A53:.A62])" office:value-type="string" office:string-value="" calcext:value-type="error">
            <text:p>#DIV/0!</text:p>
          </table:table-cell>
          <table:table-cell table:style-name="ce17" table:formula="of:=AVERAGE([.B53:.B62])" office:value-type="float" office:value="226.5175" calcext:value-type="float">
            <text:p>226.5175</text:p>
          </table:table-cell>
          <table:table-cell table:style-name="ce17" table:formula="of:=AVERAGE([.C53:.C62])" office:value-type="float" office:value="472.165" calcext:value-type="float">
            <text:p>472.165</text:p>
          </table:table-cell>
          <table:table-cell table:style-name="ce17" table:formula="of:=AVERAGE([.D53:.D62])" office:value-type="float" office:value="490.6725" calcext:value-type="float">
            <text:p>490.6725</text:p>
          </table:table-cell>
          <table:table-cell table:style-name="ce17" table:formula="of:=AVERAGE([.E53:.E62])" office:value-type="string" office:string-value="" calcext:value-type="error">
            <text:p>#DIV/0!</text:p>
          </table:table-cell>
          <table:table-cell table:style-name="ce24" table:formula="of:=AVERAGE([.F53:.F62])" office:value-type="float" office:value="233.77875" calcext:value-type="float">
            <text:p>233.77875</text:p>
          </table:table-cell>
          <table:table-cell table:style-name="ce17"/>
          <table:table-cell office:value-type="float" office:value="546" calcext:value-type="float">
            <text:p>546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Sample mean</text:p>
          </table:table-cell>
          <table:table-cell table:style-name="ce17" table:formula="of:=AVERAGE([.O53:.O62])" office:value-type="float" office:value="548.75" calcext:value-type="float">
            <text:p>548.75</text:p>
          </table:table-cell>
          <table:table-cell table:style-name="ce24" table:formula="of:=AVERAGE([.P53:.P62])" office:value-type="float" office:value="508.375" calcext:value-type="float">
            <text:p>508.375</text:p>
          </table:table-cell>
          <table:table-cell table:number-columns-repeated="2"/>
        </table:table-row>
        <table:table-row table:style-name="ro3">
          <table:table-cell/>
          <table:table-cell office:value-type="float" office:value="219.58" calcext:value-type="float">
            <text:p>219.58</text:p>
          </table:table-cell>
          <table:table-cell office:value-type="float" office:value="469.03" calcext:value-type="float">
            <text:p>469.03</text:p>
          </table:table-cell>
          <table:table-cell office:value-type="float" office:value="492.91" calcext:value-type="float">
            <text:p>492.91</text:p>
          </table:table-cell>
          <table:table-cell/>
          <table:table-cell office:value-type="float" office:value="239.7" calcext:value-type="float">
            <text:p>239.7</text:p>
          </table:table-cell>
          <table:table-cell office:value-type="string" calcext:value-type="string">
            <text:p>Sample variance</text:p>
          </table:table-cell>
          <table:table-cell table:formula="of:=VAR([.A54:.A62])" office:value-type="string" office:string-value="" calcext:value-type="error">
            <text:p>#DIV/0!</text:p>
          </table:table-cell>
          <table:table-cell table:formula="of:=VAR([.B54:.B62])" office:value-type="float" office:value="263.218923809524" calcext:value-type="float">
            <text:p>263.2189238095</text:p>
          </table:table-cell>
          <table:table-cell table:formula="of:=VAR([.C54:.C62])" office:value-type="float" office:value="81.173161904762" calcext:value-type="float">
            <text:p>81.1731619048</text:p>
          </table:table-cell>
          <table:table-cell table:formula="of:=VAR([.D54:.D62])" office:value-type="float" office:value="319.740633333333" calcext:value-type="float">
            <text:p>319.7406333333</text:p>
          </table:table-cell>
          <table:table-cell table:formula="of:=VAR([.E54:.E62])" office:value-type="string" office:string-value="" calcext:value-type="error">
            <text:p>#DIV/0!</text:p>
          </table:table-cell>
          <table:table-cell table:formula="of:=VAR([.F54:.F62])" office:value-type="float" office:value="53.3571238095238" calcext:value-type="float">
            <text:p>53.3571238095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Sample variance</text:p>
          </table:table-cell>
          <table:table-cell table:formula="of:=VAR([.O54:.O62])" office:value-type="float" office:value="1413.80952380952" calcext:value-type="float">
            <text:p>1413.8095238095</text:p>
          </table:table-cell>
          <table:table-cell table:formula="of:=VAR([.P54:.P62])" office:value-type="float" office:value="1560.57142857143" calcext:value-type="float">
            <text:p>1560.5714285714</text:p>
          </table:table-cell>
          <table:table-cell table:number-columns-repeated="2"/>
        </table:table-row>
        <table:table-row table:style-name="ro3">
          <table:table-cell/>
          <table:table-cell office:value-type="float" office:value="221.3" calcext:value-type="float">
            <text:p>221.3</text:p>
          </table:table-cell>
          <table:table-cell office:value-type="float" office:value="473.85" calcext:value-type="float">
            <text:p>473.85</text:p>
          </table:table-cell>
          <table:table-cell office:value-type="float" office:value="503.45" calcext:value-type="float">
            <text:p>503.45</text:p>
          </table:table-cell>
          <table:table-cell/>
          <table:table-cell office:value-type="float" office:value="220.94" calcext:value-type="float">
            <text:p>220.94</text:p>
          </table:table-cell>
          <table:table-cell office:value-type="string" calcext:value-type="string">
            <text:p>Estimate of std. Error</text:p>
          </table:table-cell>
          <table:table-cell table:formula="of:=SQRT([.H55]/[.H53])" office:value-type="string" office:string-value="" calcext:value-type="error">
            <text:p>#DIV/0!</text:p>
          </table:table-cell>
          <table:table-cell table:formula="of:=SQRT([.I55]/[.I53])" office:value-type="float" office:value="5.73605835711166" calcext:value-type="float">
            <text:p>5.7360583571</text:p>
          </table:table-cell>
          <table:table-cell table:formula="of:=SQRT([.J55]/[.J53])" office:value-type="float" office:value="3.18537992052679" calcext:value-type="float">
            <text:p>3.1853799205</text:p>
          </table:table-cell>
          <table:table-cell table:formula="of:=SQRT([.K55]/[.K53])" office:value-type="float" office:value="6.32199170884197" calcext:value-type="float">
            <text:p>6.3219917088</text:p>
          </table:table-cell>
          <table:table-cell table:formula="of:=SQRT([.L55]/[.L53])" office:value-type="string" office:string-value="" calcext:value-type="error">
            <text:p>#DIV/0!</text:p>
          </table:table-cell>
          <table:table-cell table:formula="of:=SQRT([.M55]/[.M53])" office:value-type="float" office:value="2.58256470900353" calcext:value-type="float">
            <text:p>2.582564709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Estimate of std. Error</text:p>
          </table:table-cell>
          <table:table-cell table:formula="of:=SQRT([.R55]/[.R53])" office:value-type="float" office:value="13.2938403208475" calcext:value-type="float">
            <text:p>13.2938403208</text:p>
          </table:table-cell>
          <table:table-cell table:formula="of:=SQRT([.S55]/[.S53])" office:value-type="float" office:value="13.9667973627252" calcext:value-type="float">
            <text:p>13.9667973627</text:p>
          </table:table-cell>
          <table:table-cell table:number-columns-repeated="2"/>
        </table:table-row>
        <table:table-row table:style-name="ro3">
          <table:table-cell/>
          <table:table-cell office:value-type="float" office:value="229.17" calcext:value-type="float">
            <text:p>229.17</text:p>
          </table:table-cell>
          <table:table-cell office:value-type="float" office:value="477.05" calcext:value-type="float">
            <text:p>477.05</text:p>
          </table:table-cell>
          <table:table-cell office:value-type="float" office:value="495.93" calcext:value-type="float">
            <text:p>495.93</text:p>
          </table:table-cell>
          <table:table-cell/>
          <table:table-cell office:value-type="float" office:value="227.11" calcext:value-type="float">
            <text:p>227.11</text:p>
          </table:table-cell>
          <table:table-cell office:value-type="string" calcext:value-type="string">
            <text:p>Degrees of freedom</text:p>
          </table:table-cell>
          <table:table-cell table:formula="of:=[.H53]-1" office:value-type="float" office:value="-1" calcext:value-type="float">
            <text:p>-1</text:p>
          </table:table-cell>
          <table:table-cell table:formula="of:=[.I53]-1" office:value-type="float" office:value="7" calcext:value-type="float">
            <text:p>7</text:p>
          </table:table-cell>
          <table:table-cell table:formula="of:=[.J53]-1" office:value-type="float" office:value="7" calcext:value-type="float">
            <text:p>7</text:p>
          </table:table-cell>
          <table:table-cell table:formula="of:=[.K53]-1" office:value-type="float" office:value="7" calcext:value-type="float">
            <text:p>7</text:p>
          </table:table-cell>
          <table:table-cell table:formula="of:=[.L53]-1" office:value-type="float" office:value="-1" calcext:value-type="float">
            <text:p>-1</text:p>
          </table:table-cell>
          <table:table-cell table:formula="of:=[.M53]-1" office:value-type="float" office:value="7" calcext:value-type="float">
            <text:p>7</text:p>
          </table:table-cell>
          <table:table-cell/>
          <table:table-cell office:value-type="float" office:value="592" calcext:value-type="float">
            <text:p>592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Degrees of freedom</text:p>
          </table:table-cell>
          <table:table-cell table:formula="of:=[.R53]-1" office:value-type="float" office:value="7" calcext:value-type="float">
            <text:p>7</text:p>
          </table:table-cell>
          <table:table-cell table:formula="of:=[.S53]-1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/>
          <table:table-cell office:value-type="float" office:value="241.57" calcext:value-type="float">
            <text:p>241.57</text:p>
          </table:table-cell>
          <table:table-cell office:value-type="float" office:value="477.29" calcext:value-type="float">
            <text:p>477.29</text:p>
          </table:table-cell>
          <table:table-cell office:value-type="float" office:value="475.96" calcext:value-type="float">
            <text:p>475.96</text:p>
          </table:table-cell>
          <table:table-cell/>
          <table:table-cell office:value-type="float" office:value="233.12" calcext:value-type="float">
            <text:p>233.12</text:p>
          </table:table-cell>
          <table:table-cell office:value-type="string" calcext:value-type="string">
            <text:p>t value</text:p>
          </table:table-cell>
          <table:table-cell table:formula="of:=TINV(0.05;[.H57])" office:value-type="string" office:string-value="" calcext:value-type="error">
            <text:p>Err:502</text:p>
          </table:table-cell>
          <table:table-cell table:formula="of:=TINV(0.05;[.I57])" office:value-type="float" office:value="2.36462425159279" calcext:value-type="float">
            <text:p>2.3646242516</text:p>
          </table:table-cell>
          <table:table-cell table:formula="of:=TINV(0.05;[.J57])" office:value-type="float" office:value="2.36462425159279" calcext:value-type="float">
            <text:p>2.3646242516</text:p>
          </table:table-cell>
          <table:table-cell table:formula="of:=TINV(0.05;[.K57])" office:value-type="float" office:value="2.36462425159279" calcext:value-type="float">
            <text:p>2.3646242516</text:p>
          </table:table-cell>
          <table:table-cell table:formula="of:=TINV(0.05;[.L57])" office:value-type="string" office:string-value="" calcext:value-type="error">
            <text:p>Err:502</text:p>
          </table:table-cell>
          <table:table-cell table:formula="of:=TINV(0.05;[.M57])" office:value-type="float" office:value="2.36462425159279" calcext:value-type="float">
            <text:p>2.3646242516</text:p>
          </table:table-cell>
          <table:table-cell/>
          <table:table-cell office:value-type="float" office:value="551" calcext:value-type="float">
            <text:p>55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t value</text:p>
          </table:table-cell>
          <table:table-cell table:formula="of:=TINV(0.05;[.R57])" office:value-type="float" office:value="2.36462425159279" calcext:value-type="float">
            <text:p>2.3646242516</text:p>
          </table:table-cell>
          <table:table-cell table:formula="of:=TINV(0.05;[.S57])" office:value-type="float" office:value="2.36462425159279" calcext:value-type="float">
            <text:p>2.3646242516</text:p>
          </table:table-cell>
          <table:table-cell table:number-columns-repeated="2"/>
        </table:table-row>
        <table:table-row table:style-name="ro3">
          <table:table-cell/>
          <table:table-cell office:value-type="float" office:value="247.17" calcext:value-type="float">
            <text:p>247.17</text:p>
          </table:table-cell>
          <table:table-cell office:value-type="float" office:value="479.13" calcext:value-type="float">
            <text:p>479.13</text:p>
          </table:table-cell>
          <table:table-cell office:value-type="float" office:value="519.55" calcext:value-type="float">
            <text:p>519.55</text:p>
          </table:table-cell>
          <table:table-cell/>
          <table:table-cell office:value-type="float" office:value="238.27" calcext:value-type="float">
            <text:p>238.27</text:p>
          </table:table-cell>
          <table:table-cell office:value-type="string" calcext:value-type="string">
            <text:p>Margin of error</text:p>
          </table:table-cell>
          <table:table-cell table:style-name="ce17" table:formula="of:=([.H58]*[.H56])" office:value-type="string" office:string-value="" calcext:value-type="error">
            <text:p>Err:502</text:p>
          </table:table-cell>
          <table:table-cell table:style-name="ce17" table:formula="of:=([.I58]*[.I56])" office:value-type="float" office:value="13.5636226997777" calcext:value-type="float">
            <text:p>13.5636226998</text:p>
          </table:table-cell>
          <table:table-cell table:style-name="ce17" table:formula="of:=([.J58]*[.J56])" office:value-type="float" office:value="7.53222661061435" calcext:value-type="float">
            <text:p>7.5322266106</text:p>
          </table:table-cell>
          <table:table-cell table:style-name="ce17" table:formula="of:=([.K58]*[.K56])" office:value-type="float" office:value="14.9491349130962" calcext:value-type="float">
            <text:p>14.9491349131</text:p>
          </table:table-cell>
          <table:table-cell table:style-name="ce17" table:formula="of:=([.L58]*[.L56])" office:value-type="string" office:string-value="" calcext:value-type="error">
            <text:p>Err:502</text:p>
          </table:table-cell>
          <table:table-cell table:style-name="ce24" table:formula="of:=([.M58]*[.M56])" office:value-type="float" office:value="6.10679514221741" calcext:value-type="float">
            <text:p>6.1067951422</text:p>
          </table:table-cell>
          <table:table-cell table:style-name="ce17"/>
          <table:table-cell office:value-type="float" office:value="561" calcext:value-type="float">
            <text:p>561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Margin of error</text:p>
          </table:table-cell>
          <table:table-cell table:style-name="ce17" table:formula="of:=([.R58]*[.R56])" office:value-type="float" office:value="31.434937219478" calcext:value-type="float">
            <text:p>31.4349372195</text:p>
          </table:table-cell>
          <table:table-cell table:style-name="ce24" table:formula="of:=([.S58]*[.S56])" office:value-type="float" office:value="33.0262277609823" calcext:value-type="float">
            <text:p>33.026227761</text:p>
          </table:table-cell>
          <table:table-cell/>
          <table:table-cell table:formula="of:=CONCATENATE(LOWER([.A50]);&quot;;&quot;;[.I54];&quot;;&quot;;[.I59];&quot;;&quot;;[.M54];&quot;;&quot;;[.M59];&quot;;&quot;;[.R54];&quot;;&quot;;[.R59];&quot;;&quot;;[.S54];&quot;;&quot;;[.S59])" office:value-type="string" office:string-value="derby;226.5175;13.5636226997777;233.77875;6.10679514221741;548.75;31.434937219478;508.375;33.0262277609823" calcext:value-type="string">
            <text:p>derby;226.5175;13.5636226997777;233.77875;6.10679514221741;548.75;31.434937219478;508.375;33.0262277609823</text:p>
          </table:table-cell>
        </table:table-row>
        <table:table-row table:style-name="ro3">
          <table:table-cell/>
          <table:table-cell office:value-type="float" office:value="253.16" calcext:value-type="float">
            <text:p>253.16</text:p>
          </table:table-cell>
          <table:table-cell office:value-type="float" office:value="487.13" calcext:value-type="float">
            <text:p>487.13</text:p>
          </table:table-cell>
          <table:table-cell office:value-type="float" office:value="493.53" calcext:value-type="float">
            <text:p>493.53</text:p>
          </table:table-cell>
          <table:table-cell/>
          <table:table-cell office:value-type="float" office:value="239.7" calcext:value-type="float">
            <text:p>239.7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H59]/[.H54]" office:value-type="string" office:string-value="" calcext:value-type="error">
            <text:p>Err:502</text:p>
          </table:table-cell>
          <table:table-cell table:style-name="ce18" table:formula="of:=[.I59]/[.I54]" office:value-type="percentage" office:value="0.0598789175219473" calcext:value-type="percentage">
            <text:p>5.99%</text:p>
          </table:table-cell>
          <table:table-cell table:style-name="ce18" table:formula="of:=[.J59]/[.J54]" office:value-type="percentage" office:value="0.0159525305997148" calcext:value-type="percentage">
            <text:p>1.60%</text:p>
          </table:table-cell>
          <table:table-cell table:style-name="ce18" table:formula="of:=[.K59]/[.K54]" office:value-type="percentage" office:value="0.0304666247101605" calcext:value-type="percentage">
            <text:p>3.05%</text:p>
          </table:table-cell>
          <table:table-cell table:style-name="ce18" table:formula="of:=[.L59]/[.L54]" office:value-type="string" office:string-value="" calcext:value-type="error">
            <text:p>Err:502</text:p>
          </table:table-cell>
          <table:table-cell table:style-name="ce25" table:formula="of:=[.M59]/[.M54]" office:value-type="percentage" office:value="0.0261221139313022" calcext:value-type="percentage">
            <text:p>2.61%</text:p>
          </table:table-cell>
          <table:table-cell table:style-name="ce26"/>
          <table:table-cell office:value-type="float" office:value="550" calcext:value-type="float">
            <text:p>550</text:p>
          </table:table-cell>
          <table:table-cell office:value-type="float" office:value="455" calcext:value-type="float">
            <text:p>455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R59]/[.R54]" office:value-type="percentage" office:value="0.0572846236345841" calcext:value-type="percentage">
            <text:p>5.73%</text:p>
          </table:table-cell>
          <table:table-cell table:style-name="ce25" table:formula="of:=[.S59]/[.S54]" office:value-type="percentage" office:value="0.0649643034393553" calcext:value-type="percentage">
            <text:p>6.50%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MPEGAUDIO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7"/>
          <table:table-cell table:style-name="ce20"/>
          <table:table-cell table:style-name="ce8"/>
          <table:table-cell table:style-name="ce27"/>
          <table:table-cell table:style-name="ce7" table:number-columns-repeated="3"/>
          <table:table-cell table:style-name="ce20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USE</text:p>
          </table:table-cell>
          <table:covered-table-cell table:style-name="ce8"/>
          <table:table-cell table:style-name="ce8"/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9" office:value-type="string" calcext:value-type="string" table:number-columns-spanned="2" table:number-rows-spanned="1">
            <text:p>USE</text:p>
          </table:table-cell>
          <table:covered-table-cell table:style-name="ce21"/>
          <table:table-cell table:style-name="ce8"/>
          <table:table-cell table:style-name="ce28" office:value-type="string" calcext:value-type="string">
            <text:p>BASELINE</text:p>
          </table:table-cell>
          <table:table-cell table:style-name="ce29" office:value-type="string" calcext:value-type="string">
            <text:p>USE</text:p>
          </table:table-cell>
          <table:table-cell table:style-name="ce29"/>
          <table:table-cell table:style-name="ce28" office:value-type="string" calcext:value-type="string">
            <text:p>BASELINE</text:p>
          </table:table-cell>
          <table:table-cell table:style-name="ce21" office:value-type="string" calcext:value-type="string">
            <text:p>USE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/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22" office:value-type="string" calcext:value-type="string">
            <text:p>iteration</text:p>
          </table:table-cell>
          <table:table-cell table:style-name="ce12"/>
          <table:table-cell table:style-name="ce3"/>
          <table:table-cell table:style-name="ce12" table:number-columns-repeated="3"/>
          <table:table-cell table:style-name="ce22"/>
          <table:table-cell table:number-columns-repeated="2"/>
        </table:table-row>
        <table:table-row table:style-name="ro3">
          <table:table-cell/>
          <table:table-cell office:value-type="float" office:value="153.01" calcext:value-type="float">
            <text:p>153.01</text:p>
          </table:table-cell>
          <table:table-cell office:value-type="float" office:value="250.98" calcext:value-type="float">
            <text:p>250.98</text:p>
          </table:table-cell>
          <table:table-cell office:value-type="float" office:value="256.65" calcext:value-type="float">
            <text:p>256.65</text:p>
          </table:table-cell>
          <table:table-cell/>
          <table:table-cell office:value-type="float" office:value="121.84" calcext:value-type="float">
            <text:p>121.84</text:p>
          </table:table-cell>
          <table:table-cell office:value-type="string" calcext:value-type="string">
            <text:p>Count of obvervations</text:p>
          </table:table-cell>
          <table:table-cell table:formula="of:=COUNT([.A65:.A74])" office:value-type="float" office:value="0" calcext:value-type="float">
            <text:p>0</text:p>
          </table:table-cell>
          <table:table-cell table:formula="of:=COUNT([.B65:.B74])" office:value-type="float" office:value="8" calcext:value-type="float">
            <text:p>8</text:p>
          </table:table-cell>
          <table:table-cell table:formula="of:=COUNT([.C65:.C74])" office:value-type="float" office:value="8" calcext:value-type="float">
            <text:p>8</text:p>
          </table:table-cell>
          <table:table-cell table:formula="of:=COUNT([.D65:.D74])" office:value-type="float" office:value="8" calcext:value-type="float">
            <text:p>8</text:p>
          </table:table-cell>
          <table:table-cell table:formula="of:=COUNT([.E65:.E74])" office:value-type="float" office:value="0" calcext:value-type="float">
            <text:p>0</text:p>
          </table:table-cell>
          <table:table-cell table:formula="of:=COUNT([.F65:.F74])" office:value-type="float" office:value="8" calcext:value-type="float">
            <text:p>8</text:p>
          </table:table-cell>
          <table:table-cell/>
          <table:table-cell office:value-type="float" office:value="1943" calcext:value-type="float">
            <text:p>194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Count of obvervations</text:p>
          </table:table-cell>
          <table:table-cell table:formula="of:=COUNT([.O65:.O74])" office:value-type="float" office:value="8" calcext:value-type="float">
            <text:p>8</text:p>
          </table:table-cell>
          <table:table-cell table:formula="of:=COUNT([.P65:.P74])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/>
          <table:table-cell office:value-type="float" office:value="153.01" calcext:value-type="float">
            <text:p>153.01</text:p>
          </table:table-cell>
          <table:table-cell office:value-type="float" office:value="253.62" calcext:value-type="float">
            <text:p>253.62</text:p>
          </table:table-cell>
          <table:table-cell office:value-type="float" office:value="258.67" calcext:value-type="float">
            <text:p>258.67</text:p>
          </table:table-cell>
          <table:table-cell/>
          <table:table-cell office:value-type="float" office:value="144.67" calcext:value-type="float">
            <text:p>144.67</text:p>
          </table:table-cell>
          <table:table-cell office:value-type="string" calcext:value-type="string">
            <text:p>Sample mean</text:p>
          </table:table-cell>
          <table:table-cell table:style-name="ce17" table:formula="of:=AVERAGE([.A65:.A74])" office:value-type="string" office:string-value="" calcext:value-type="error">
            <text:p>#DIV/0!</text:p>
          </table:table-cell>
          <table:table-cell table:style-name="ce17" table:formula="of:=AVERAGE([.B65:.B74])" office:value-type="float" office:value="159.77" calcext:value-type="float">
            <text:p>159.77</text:p>
          </table:table-cell>
          <table:table-cell table:style-name="ce17" table:formula="of:=AVERAGE([.C65:.C74])" office:value-type="float" office:value="256.39625" calcext:value-type="float">
            <text:p>256.39625</text:p>
          </table:table-cell>
          <table:table-cell table:style-name="ce17" table:formula="of:=AVERAGE([.D65:.D74])" office:value-type="float" office:value="260.14125" calcext:value-type="float">
            <text:p>260.14125</text:p>
          </table:table-cell>
          <table:table-cell table:style-name="ce17" table:formula="of:=AVERAGE([.E65:.E74])" office:value-type="string" office:string-value="" calcext:value-type="error">
            <text:p>#DIV/0!</text:p>
          </table:table-cell>
          <table:table-cell table:style-name="ce24" table:formula="of:=AVERAGE([.F65:.F74])" office:value-type="float" office:value="154.09375" calcext:value-type="float">
            <text:p>154.09375</text:p>
          </table:table-cell>
          <table:table-cell table:style-name="ce17"/>
          <table:table-cell office:value-type="float" office:value="1943" calcext:value-type="float">
            <text:p>194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ample mean</text:p>
          </table:table-cell>
          <table:table-cell table:style-name="ce17" table:formula="of:=AVERAGE([.O65:.O74])" office:value-type="float" office:value="1600.5" calcext:value-type="float">
            <text:p>1600.5</text:p>
          </table:table-cell>
          <table:table-cell table:style-name="ce24" table:formula="of:=AVERAGE([.P65:.P74])" office:value-type="float" office:value="129.875" calcext:value-type="float">
            <text:p>129.875</text:p>
          </table:table-cell>
          <table:table-cell table:number-columns-repeated="2"/>
        </table:table-row>
        <table:table-row table:style-name="ro3">
          <table:table-cell/>
          <table:table-cell office:value-type="float" office:value="158.78" calcext:value-type="float">
            <text:p>158.78</text:p>
          </table:table-cell>
          <table:table-cell office:value-type="float" office:value="254.18" calcext:value-type="float">
            <text:p>254.18</text:p>
          </table:table-cell>
          <table:table-cell office:value-type="float" office:value="258.07" calcext:value-type="float">
            <text:p>258.07</text:p>
          </table:table-cell>
          <table:table-cell/>
          <table:table-cell office:value-type="float" office:value="155.36" calcext:value-type="float">
            <text:p>155.36</text:p>
          </table:table-cell>
          <table:table-cell office:value-type="string" calcext:value-type="string">
            <text:p>Sample variance</text:p>
          </table:table-cell>
          <table:table-cell table:formula="of:=VAR([.A66:.A74])" office:value-type="string" office:string-value="" calcext:value-type="error">
            <text:p>#DIV/0!</text:p>
          </table:table-cell>
          <table:table-cell table:formula="of:=VAR([.B66:.B74])" office:value-type="float" office:value="22.3298952380953" calcext:value-type="float">
            <text:p>22.3298952381</text:p>
          </table:table-cell>
          <table:table-cell table:formula="of:=VAR([.C66:.C74])" office:value-type="float" office:value="11.4590333333333" calcext:value-type="float">
            <text:p>11.4590333333</text:p>
          </table:table-cell>
          <table:table-cell table:formula="of:=VAR([.D66:.D74])" office:value-type="float" office:value="8.01590000000004" calcext:value-type="float">
            <text:p>8.0159</text:p>
          </table:table-cell>
          <table:table-cell table:formula="of:=VAR([.E66:.E74])" office:value-type="string" office:string-value="" calcext:value-type="error">
            <text:p>#DIV/0!</text:p>
          </table:table-cell>
          <table:table-cell table:formula="of:=VAR([.F66:.F74])" office:value-type="float" office:value="54.6580476190476" calcext:value-type="float">
            <text:p>54.658047619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ample variance</text:p>
          </table:table-cell>
          <table:table-cell table:formula="of:=VAR([.O66:.O74])" office:value-type="float" office:value="85029.9523809524" calcext:value-type="float">
            <text:p>85029.9523809524</text:p>
          </table:table-cell>
          <table:table-cell table:formula="of:=VAR([.P66:.P74])" office:value-type="float" office:value="51.6190476190476" calcext:value-type="float">
            <text:p>51.619047619</text:p>
          </table:table-cell>
          <table:table-cell table:number-columns-repeated="2"/>
        </table:table-row>
        <table:table-row table:style-name="ro3">
          <table:table-cell/>
          <table:table-cell office:value-type="float" office:value="159.34" calcext:value-type="float">
            <text:p>159.34</text:p>
          </table:table-cell>
          <table:table-cell office:value-type="float" office:value="255.66" calcext:value-type="float">
            <text:p>255.66</text:p>
          </table:table-cell>
          <table:table-cell office:value-type="float" office:value="258.65" calcext:value-type="float">
            <text:p>258.65</text:p>
          </table:table-cell>
          <table:table-cell/>
          <table:table-cell office:value-type="float" office:value="158.23" calcext:value-type="float">
            <text:p>158.23</text:p>
          </table:table-cell>
          <table:table-cell office:value-type="string" calcext:value-type="string">
            <text:p>Estimate of std. Error</text:p>
          </table:table-cell>
          <table:table-cell table:formula="of:=SQRT([.H67]/[.H65])" office:value-type="string" office:string-value="" calcext:value-type="error">
            <text:p>#DIV/0!</text:p>
          </table:table-cell>
          <table:table-cell table:formula="of:=SQRT([.I67]/[.I65])" office:value-type="float" office:value="1.67069952557661" calcext:value-type="float">
            <text:p>1.6706995256</text:p>
          </table:table-cell>
          <table:table-cell table:formula="of:=SQRT([.J67]/[.J65])" office:value-type="float" office:value="1.19682044044487" calcext:value-type="float">
            <text:p>1.1968204404</text:p>
          </table:table-cell>
          <table:table-cell table:formula="of:=SQRT([.K67]/[.K65])" office:value-type="float" office:value="1.00099325672055" calcext:value-type="float">
            <text:p>1.0009932567</text:p>
          </table:table-cell>
          <table:table-cell table:formula="of:=SQRT([.L67]/[.L65])" office:value-type="string" office:string-value="" calcext:value-type="error">
            <text:p>#DIV/0!</text:p>
          </table:table-cell>
          <table:table-cell table:formula="of:=SQRT([.M67]/[.M65])" office:value-type="float" office:value="2.61385844153446" calcext:value-type="float">
            <text:p>2.6138584415</text:p>
          </table:table-cell>
          <table:table-cell/>
          <table:table-cell office:value-type="float" office:value="1435" calcext:value-type="float">
            <text:p>143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Estimate of std. Error</text:p>
          </table:table-cell>
          <table:table-cell table:formula="of:=SQRT([.R67]/[.R65])" office:value-type="float" office:value="103.095800339388" calcext:value-type="float">
            <text:p>103.0958003394</text:p>
          </table:table-cell>
          <table:table-cell table:formula="of:=SQRT([.S67]/[.S65])" office:value-type="float" office:value="2.54015372613174" calcext:value-type="float">
            <text:p>2.540153726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59.34" calcext:value-type="float">
            <text:p>159.34</text:p>
          </table:table-cell>
          <table:table-cell office:value-type="float" office:value="256.41" calcext:value-type="float">
            <text:p>256.41</text:p>
          </table:table-cell>
          <table:table-cell office:value-type="float" office:value="259.83" calcext:value-type="float">
            <text:p>259.83</text:p>
          </table:table-cell>
          <table:table-cell/>
          <table:table-cell office:value-type="float" office:value="159.42" calcext:value-type="float">
            <text:p>159.42</text:p>
          </table:table-cell>
          <table:table-cell office:value-type="string" calcext:value-type="string">
            <text:p>Degrees of freedom</text:p>
          </table:table-cell>
          <table:table-cell table:formula="of:=[.H65]-1" office:value-type="float" office:value="-1" calcext:value-type="float">
            <text:p>-1</text:p>
          </table:table-cell>
          <table:table-cell table:formula="of:=[.I65]-1" office:value-type="float" office:value="7" calcext:value-type="float">
            <text:p>7</text:p>
          </table:table-cell>
          <table:table-cell table:formula="of:=[.J65]-1" office:value-type="float" office:value="7" calcext:value-type="float">
            <text:p>7</text:p>
          </table:table-cell>
          <table:table-cell table:formula="of:=[.K65]-1" office:value-type="float" office:value="7" calcext:value-type="float">
            <text:p>7</text:p>
          </table:table-cell>
          <table:table-cell table:formula="of:=[.L65]-1" office:value-type="float" office:value="-1" calcext:value-type="float">
            <text:p>-1</text:p>
          </table:table-cell>
          <table:table-cell table:formula="of:=[.M65]-1" office:value-type="float" office:value="7" calcext:value-type="float">
            <text:p>7</text:p>
          </table:table-cell>
          <table:table-cell/>
          <table:table-cell office:value-type="float" office:value="1435" calcext:value-type="float">
            <text:p>143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egrees of freedom</text:p>
          </table:table-cell>
          <table:table-cell table:formula="of:=[.R65]-1" office:value-type="float" office:value="7" calcext:value-type="float">
            <text:p>7</text:p>
          </table:table-cell>
          <table:table-cell table:formula="of:=[.S65]-1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/>
          <table:table-cell office:value-type="float" office:value="161.83" calcext:value-type="float">
            <text:p>161.83</text:p>
          </table:table-cell>
          <table:table-cell office:value-type="float" office:value="256.8" calcext:value-type="float">
            <text:p>256.8</text:p>
          </table:table-cell>
          <table:table-cell office:value-type="float" office:value="260.21" calcext:value-type="float">
            <text:p>260.21</text:p>
          </table:table-cell>
          <table:table-cell/>
          <table:table-cell office:value-type="float" office:value="161.62" calcext:value-type="float">
            <text:p>161.62</text:p>
          </table:table-cell>
          <table:table-cell office:value-type="string" calcext:value-type="string">
            <text:p>t value</text:p>
          </table:table-cell>
          <table:table-cell table:formula="of:=TINV(0.05;[.H69])" office:value-type="string" office:string-value="" calcext:value-type="error">
            <text:p>Err:502</text:p>
          </table:table-cell>
          <table:table-cell table:formula="of:=TINV(0.05;[.I69])" office:value-type="float" office:value="2.36462425159279" calcext:value-type="float">
            <text:p>2.3646242516</text:p>
          </table:table-cell>
          <table:table-cell table:formula="of:=TINV(0.05;[.J69])" office:value-type="float" office:value="2.36462425159279" calcext:value-type="float">
            <text:p>2.3646242516</text:p>
          </table:table-cell>
          <table:table-cell table:formula="of:=TINV(0.05;[.K69])" office:value-type="float" office:value="2.36462425159279" calcext:value-type="float">
            <text:p>2.3646242516</text:p>
          </table:table-cell>
          <table:table-cell table:formula="of:=TINV(0.05;[.L69])" office:value-type="string" office:string-value="" calcext:value-type="error">
            <text:p>Err:502</text:p>
          </table:table-cell>
          <table:table-cell table:formula="of:=TINV(0.05;[.M69])" office:value-type="float" office:value="2.36462425159279" calcext:value-type="float">
            <text:p>2.3646242516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t value</text:p>
          </table:table-cell>
          <table:table-cell table:formula="of:=TINV(0.05;[.R69])" office:value-type="float" office:value="2.36462425159279" calcext:value-type="float">
            <text:p>2.3646242516</text:p>
          </table:table-cell>
          <table:table-cell table:formula="of:=TINV(0.05;[.S69])" office:value-type="float" office:value="2.36462425159279" calcext:value-type="float">
            <text:p>2.3646242516</text:p>
          </table:table-cell>
          <table:table-cell table:number-columns-repeated="2"/>
        </table:table-row>
        <table:table-row table:style-name="ro3">
          <table:table-cell/>
          <table:table-cell office:value-type="float" office:value="165.86" calcext:value-type="float">
            <text:p>165.86</text:p>
          </table:table-cell>
          <table:table-cell office:value-type="float" office:value="260.74" calcext:value-type="float">
            <text:p>260.74</text:p>
          </table:table-cell>
          <table:table-cell office:value-type="float" office:value="263.38" calcext:value-type="float">
            <text:p>263.38</text:p>
          </table:table-cell>
          <table:table-cell/>
          <table:table-cell office:value-type="float" office:value="163.6" calcext:value-type="float">
            <text:p>163.6</text:p>
          </table:table-cell>
          <table:table-cell office:value-type="string" calcext:value-type="string">
            <text:p>Margin of error</text:p>
          </table:table-cell>
          <table:table-cell table:style-name="ce17" table:formula="of:=([.H70]*[.H68])" office:value-type="string" office:string-value="" calcext:value-type="error">
            <text:p>Err:502</text:p>
          </table:table-cell>
          <table:table-cell table:style-name="ce17" table:formula="of:=([.I70]*[.I68])" office:value-type="float" office:value="3.95057661530302" calcext:value-type="float">
            <text:p>3.9505766153</text:p>
          </table:table-cell>
          <table:table-cell table:style-name="ce17" table:formula="of:=([.J70]*[.J68])" office:value-type="float" office:value="2.83003063827791" calcext:value-type="float">
            <text:p>2.8300306383</text:p>
          </table:table-cell>
          <table:table-cell table:style-name="ce17" table:formula="of:=([.K70]*[.K68])" office:value-type="float" office:value="2.36697293052225" calcext:value-type="float">
            <text:p>2.3669729305</text:p>
          </table:table-cell>
          <table:table-cell table:style-name="ce17" table:formula="of:=([.L70]*[.L68])" office:value-type="string" office:string-value="" calcext:value-type="error">
            <text:p>Err:502</text:p>
          </table:table-cell>
          <table:table-cell table:style-name="ce24" table:formula="of:=([.M70]*[.M68])" office:value-type="float" office:value="6.18079306108291" calcext:value-type="float">
            <text:p>6.1807930611</text:p>
          </table:table-cell>
          <table:table-cell table:style-name="ce17"/>
          <table:table-cell office:value-type="float" office:value="1291" calcext:value-type="float">
            <text:p>129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argin of error</text:p>
          </table:table-cell>
          <table:table-cell table:style-name="ce17" table:formula="of:=([.R70]*[.R68])" office:value-type="float" office:value="243.782829719886" calcext:value-type="float">
            <text:p>243.7828297199</text:p>
          </table:table-cell>
          <table:table-cell table:style-name="ce24" table:formula="of:=([.S70]*[.S68])" office:value-type="float" office:value="6.00650910358489" calcext:value-type="float">
            <text:p>6.0065091036</text:p>
          </table:table-cell>
          <table:table-cell/>
          <table:table-cell table:formula="of:=CONCATENATE(LOWER([.A62]);&quot;;&quot;;[.I66];&quot;;&quot;;[.I71];&quot;;&quot;;[.M66];&quot;;&quot;;[.M71];&quot;;&quot;;[.R66];&quot;;&quot;;[.R71];&quot;;&quot;;[.S66];&quot;;&quot;;[.S71])" office:value-type="string" office:string-value="mpegaudio;159.77;3.95057661530302;154.09375;6.18079306108291;1600.5;243.782829719886;129.875;6.00650910358489" calcext:value-type="string">
            <text:p>mpegaudio;159.77;3.95057661530302;154.09375;6.18079306108291;1600.5;243.782829719886;129.875;6.00650910358489</text:p>
          </table:table-cell>
        </table:table-row>
        <table:table-row table:style-name="ro3">
          <table:table-cell/>
          <table:table-cell office:value-type="float" office:value="166.99" calcext:value-type="float">
            <text:p>166.99</text:p>
          </table:table-cell>
          <table:table-cell office:value-type="float" office:value="262.78" calcext:value-type="float">
            <text:p>262.78</text:p>
          </table:table-cell>
          <table:table-cell office:value-type="float" office:value="265.67" calcext:value-type="float">
            <text:p>265.67</text:p>
          </table:table-cell>
          <table:table-cell/>
          <table:table-cell office:value-type="float" office:value="168.01" calcext:value-type="float">
            <text:p>168.01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H71]/[.H66]" office:value-type="string" office:string-value="" calcext:value-type="error">
            <text:p>Err:502</text:p>
          </table:table-cell>
          <table:table-cell table:style-name="ce18" table:formula="of:=[.I71]/[.I66]" office:value-type="percentage" office:value="0.0247266484027228" calcext:value-type="percentage">
            <text:p>2.47%</text:p>
          </table:table-cell>
          <table:table-cell table:style-name="ce18" table:formula="of:=[.J71]/[.J66]" office:value-type="percentage" office:value="0.0110377224248713" calcext:value-type="percentage">
            <text:p>1.10%</text:p>
          </table:table-cell>
          <table:table-cell table:style-name="ce18" table:formula="of:=[.K71]/[.K66]" office:value-type="percentage" office:value="0.00909879894296751" calcext:value-type="percentage">
            <text:p>0.91%</text:p>
          </table:table-cell>
          <table:table-cell table:style-name="ce18" table:formula="of:=[.L71]/[.L66]" office:value-type="string" office:string-value="" calcext:value-type="error">
            <text:p>Err:502</text:p>
          </table:table-cell>
          <table:table-cell table:style-name="ce25" table:formula="of:=[.M71]/[.M66]" office:value-type="percentage" office:value="0.0401106018971108" calcext:value-type="percentage">
            <text:p>4.01%</text:p>
          </table:table-cell>
          <table:table-cell table:style-name="ce26"/>
          <table:table-cell office:value-type="float" office:value="1722" calcext:value-type="float">
            <text:p>1722</text:p>
          </table:table-cell>
          <table:table-cell office:value-type="float" office:value="114" calcext:value-type="float">
            <text:p>114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R71]/[.R66]" office:value-type="percentage" office:value="0.152316669615674" calcext:value-type="percentage">
            <text:p>15.23%</text:p>
          </table:table-cell>
          <table:table-cell table:style-name="ce25" table:formula="of:=[.S71]/[.S66]" office:value-type="percentage" office:value="0.0462483857831368" calcext:value-type="percentage">
            <text:p>4.62%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SCIMARK.FFT.LARGE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7"/>
          <table:table-cell table:style-name="ce20"/>
          <table:table-cell table:style-name="ce8"/>
          <table:table-cell table:style-name="ce27"/>
          <table:table-cell table:style-name="ce7" table:number-columns-repeated="3"/>
          <table:table-cell table:style-name="ce20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USE</text:p>
          </table:table-cell>
          <table:covered-table-cell table:style-name="ce8"/>
          <table:table-cell table:style-name="ce8"/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9" office:value-type="string" calcext:value-type="string" table:number-columns-spanned="2" table:number-rows-spanned="1">
            <text:p>USE</text:p>
          </table:table-cell>
          <table:covered-table-cell table:style-name="ce21"/>
          <table:table-cell table:style-name="ce8"/>
          <table:table-cell table:style-name="ce28" office:value-type="string" calcext:value-type="string">
            <text:p>BASELINE</text:p>
          </table:table-cell>
          <table:table-cell table:style-name="ce29" office:value-type="string" calcext:value-type="string">
            <text:p>USE</text:p>
          </table:table-cell>
          <table:table-cell table:style-name="ce29"/>
          <table:table-cell table:style-name="ce28" office:value-type="string" calcext:value-type="string">
            <text:p>BASELINE</text:p>
          </table:table-cell>
          <table:table-cell table:style-name="ce21" office:value-type="string" calcext:value-type="string">
            <text:p>USE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/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22" office:value-type="string" calcext:value-type="string">
            <text:p>iteration</text:p>
          </table:table-cell>
          <table:table-cell table:style-name="ce12"/>
          <table:table-cell table:style-name="ce3"/>
          <table:table-cell table:style-name="ce12" table:number-columns-repeated="3"/>
          <table:table-cell table:style-name="ce22"/>
          <table:table-cell table:number-columns-repeated="2"/>
        </table:table-row>
        <table:table-row table:style-name="ro3">
          <table:table-cell/>
          <table:table-cell office:value-type="float" office:value="78.22" calcext:value-type="float">
            <text:p>78.22</text:p>
          </table:table-cell>
          <table:table-cell office:value-type="float" office:value="113.48" calcext:value-type="float">
            <text:p>113.48</text:p>
          </table:table-cell>
          <table:table-cell office:value-type="float" office:value="116.37" calcext:value-type="float">
            <text:p>116.37</text:p>
          </table:table-cell>
          <table:table-cell/>
          <table:table-cell office:value-type="float" office:value="78.59" calcext:value-type="float">
            <text:p>78.59</text:p>
          </table:table-cell>
          <table:table-cell office:value-type="string" calcext:value-type="string">
            <text:p>Count of obvervations</text:p>
          </table:table-cell>
          <table:table-cell table:formula="of:=COUNT([.A77:.A86])" office:value-type="float" office:value="0" calcext:value-type="float">
            <text:p>0</text:p>
          </table:table-cell>
          <table:table-cell table:formula="of:=COUNT([.B77:.B86])" office:value-type="float" office:value="8" calcext:value-type="float">
            <text:p>8</text:p>
          </table:table-cell>
          <table:table-cell table:formula="of:=COUNT([.C77:.C86])" office:value-type="float" office:value="8" calcext:value-type="float">
            <text:p>8</text:p>
          </table:table-cell>
          <table:table-cell table:formula="of:=COUNT([.D77:.D86])" office:value-type="float" office:value="8" calcext:value-type="float">
            <text:p>8</text:p>
          </table:table-cell>
          <table:table-cell table:formula="of:=COUNT([.E77:.E86])" office:value-type="float" office:value="0" calcext:value-type="float">
            <text:p>0</text:p>
          </table:table-cell>
          <table:table-cell table:formula="of:=COUNT([.F77:.F86])" office:value-type="float" office:value="8" calcext:value-type="float">
            <text:p>8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ount of obvervations</text:p>
          </table:table-cell>
          <table:table-cell table:formula="of:=COUNT([.O77:.O86])" office:value-type="float" office:value="8" calcext:value-type="float">
            <text:p>8</text:p>
          </table:table-cell>
          <table:table-cell table:formula="of:=COUNT([.P77:.P86])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/>
          <table:table-cell office:value-type="float" office:value="78.32" calcext:value-type="float">
            <text:p>78.32</text:p>
          </table:table-cell>
          <table:table-cell office:value-type="float" office:value="116.73" calcext:value-type="float">
            <text:p>116.73</text:p>
          </table:table-cell>
          <table:table-cell office:value-type="float" office:value="116.55" calcext:value-type="float">
            <text:p>116.55</text:p>
          </table:table-cell>
          <table:table-cell/>
          <table:table-cell office:value-type="float" office:value="79.44" calcext:value-type="float">
            <text:p>79.44</text:p>
          </table:table-cell>
          <table:table-cell office:value-type="string" calcext:value-type="string">
            <text:p>Sample mean</text:p>
          </table:table-cell>
          <table:table-cell table:style-name="ce17" table:formula="of:=AVERAGE([.A77:.A86])" office:value-type="string" office:string-value="" calcext:value-type="error">
            <text:p>#DIV/0!</text:p>
          </table:table-cell>
          <table:table-cell table:style-name="ce17" table:formula="of:=AVERAGE([.B77:.B86])" office:value-type="float" office:value="81.82875" calcext:value-type="float">
            <text:p>81.82875</text:p>
          </table:table-cell>
          <table:table-cell table:style-name="ce17" table:formula="of:=AVERAGE([.C77:.C86])" office:value-type="float" office:value="118.2725" calcext:value-type="float">
            <text:p>118.2725</text:p>
          </table:table-cell>
          <table:table-cell table:style-name="ce17" table:formula="of:=AVERAGE([.D77:.D86])" office:value-type="float" office:value="119.11375" calcext:value-type="float">
            <text:p>119.11375</text:p>
          </table:table-cell>
          <table:table-cell table:style-name="ce17" table:formula="of:=AVERAGE([.E77:.E86])" office:value-type="string" office:string-value="" calcext:value-type="error">
            <text:p>#DIV/0!</text:p>
          </table:table-cell>
          <table:table-cell table:style-name="ce24" table:formula="of:=AVERAGE([.F77:.F86])" office:value-type="float" office:value="84.73625" calcext:value-type="float">
            <text:p>84.73625</text:p>
          </table:table-cell>
          <table:table-cell table:style-name="ce17"/>
          <table:table-cell office:value-type="float" office:value="283" calcext:value-type="float">
            <text:p>2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ample mean</text:p>
          </table:table-cell>
          <table:table-cell table:style-name="ce17" table:formula="of:=AVERAGE([.O77:.O86])" office:value-type="float" office:value="281.625" calcext:value-type="float">
            <text:p>281.625</text:p>
          </table:table-cell>
          <table:table-cell table:style-name="ce24" table:formula="of:=AVERAGE([.P77:.P86])" office:value-type="float" office:value="95.75" calcext:value-type="float">
            <text:p>95.75</text:p>
          </table:table-cell>
          <table:table-cell table:number-columns-repeated="2"/>
        </table:table-row>
        <table:table-row table:style-name="ro3">
          <table:table-cell/>
          <table:table-cell office:value-type="float" office:value="78.5" calcext:value-type="float">
            <text:p>78.5</text:p>
          </table:table-cell>
          <table:table-cell office:value-type="float" office:value="117.22" calcext:value-type="float">
            <text:p>117.22</text:p>
          </table:table-cell>
          <table:table-cell office:value-type="float" office:value="120.4" calcext:value-type="float">
            <text:p>120.4</text:p>
          </table:table-cell>
          <table:table-cell/>
          <table:table-cell office:value-type="float" office:value="80.67" calcext:value-type="float">
            <text:p>80.67</text:p>
          </table:table-cell>
          <table:table-cell office:value-type="string" calcext:value-type="string">
            <text:p>Sample variance</text:p>
          </table:table-cell>
          <table:table-cell table:formula="of:=VAR([.A78:.A86])" office:value-type="string" office:string-value="" calcext:value-type="error">
            <text:p>#DIV/0!</text:p>
          </table:table-cell>
          <table:table-cell table:formula="of:=VAR([.B78:.B86])" office:value-type="float" office:value="13.5649619047619" calcext:value-type="float">
            <text:p>13.5649619048</text:p>
          </table:table-cell>
          <table:table-cell table:formula="of:=VAR([.C78:.C86])" office:value-type="float" office:value="2.16609047619047" calcext:value-type="float">
            <text:p>2.1660904762</text:p>
          </table:table-cell>
          <table:table-cell table:formula="of:=VAR([.D78:.D86])" office:value-type="float" office:value="19.6310952380953" calcext:value-type="float">
            <text:p>19.6310952381</text:p>
          </table:table-cell>
          <table:table-cell table:formula="of:=VAR([.E78:.E86])" office:value-type="string" office:string-value="" calcext:value-type="error">
            <text:p>#DIV/0!</text:p>
          </table:table-cell>
          <table:table-cell table:formula="of:=VAR([.F78:.F86])" office:value-type="float" office:value="15.6562619047619" calcext:value-type="float">
            <text:p>15.6562619048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ample variance</text:p>
          </table:table-cell>
          <table:table-cell table:formula="of:=VAR([.O78:.O86])" office:value-type="float" office:value="573.809523809524" calcext:value-type="float">
            <text:p>573.8095238095</text:p>
          </table:table-cell>
          <table:table-cell table:formula="of:=VAR([.P78:.P86])" office:value-type="float" office:value="351.952380952381" calcext:value-type="float">
            <text:p>351.9523809524</text:p>
          </table:table-cell>
          <table:table-cell table:number-columns-repeated="2"/>
        </table:table-row>
        <table:table-row table:style-name="ro3">
          <table:table-cell/>
          <table:table-cell office:value-type="float" office:value="80.66" calcext:value-type="float">
            <text:p>80.66</text:p>
          </table:table-cell>
          <table:table-cell office:value-type="float" office:value="118.86" calcext:value-type="float">
            <text:p>118.86</text:p>
          </table:table-cell>
          <table:table-cell office:value-type="float" office:value="124.98" calcext:value-type="float">
            <text:p>124.98</text:p>
          </table:table-cell>
          <table:table-cell/>
          <table:table-cell office:value-type="float" office:value="86.46" calcext:value-type="float">
            <text:p>86.46</text:p>
          </table:table-cell>
          <table:table-cell office:value-type="string" calcext:value-type="string">
            <text:p>Estimate of std. Error</text:p>
          </table:table-cell>
          <table:table-cell table:formula="of:=SQRT([.H79]/[.H77])" office:value-type="string" office:string-value="" calcext:value-type="error">
            <text:p>#DIV/0!</text:p>
          </table:table-cell>
          <table:table-cell table:formula="of:=SQRT([.I79]/[.I77])" office:value-type="float" office:value="1.30215983584783" calcext:value-type="float">
            <text:p>1.3021598358</text:p>
          </table:table-cell>
          <table:table-cell table:formula="of:=SQRT([.J79]/[.J77])" office:value-type="float" office:value="0.520347297027484" calcext:value-type="float">
            <text:p>0.520347297</text:p>
          </table:table-cell>
          <table:table-cell table:formula="of:=SQRT([.K79]/[.K77])" office:value-type="float" office:value="1.56648871836407" calcext:value-type="float">
            <text:p>1.5664887184</text:p>
          </table:table-cell>
          <table:table-cell table:formula="of:=SQRT([.L79]/[.L77])" office:value-type="string" office:string-value="" calcext:value-type="error">
            <text:p>#DIV/0!</text:p>
          </table:table-cell>
          <table:table-cell table:formula="of:=SQRT([.M79]/[.M77])" office:value-type="float" office:value="1.3989398622154" calcext:value-type="float">
            <text:p>1.3989398622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stimate of std. Error</text:p>
          </table:table-cell>
          <table:table-cell table:formula="of:=SQRT([.R79]/[.R77])" office:value-type="float" office:value="8.4691316246821" calcext:value-type="float">
            <text:p>8.4691316247</text:p>
          </table:table-cell>
          <table:table-cell table:formula="of:=SQRT([.S79]/[.S77])" office:value-type="float" office:value="6.63280088793924" calcext:value-type="float">
            <text:p>6.6328008879</text:p>
          </table:table-cell>
          <table:table-cell table:number-columns-repeated="2"/>
        </table:table-row>
        <table:table-row table:style-name="ro3">
          <table:table-cell/>
          <table:table-cell office:value-type="float" office:value="81.45" calcext:value-type="float">
            <text:p>81.45</text:p>
          </table:table-cell>
          <table:table-cell office:value-type="float" office:value="119.24" calcext:value-type="float">
            <text:p>119.24</text:p>
          </table:table-cell>
          <table:table-cell office:value-type="float" office:value="113.87" calcext:value-type="float">
            <text:p>113.87</text:p>
          </table:table-cell>
          <table:table-cell/>
          <table:table-cell office:value-type="float" office:value="86.69" calcext:value-type="float">
            <text:p>86.69</text:p>
          </table:table-cell>
          <table:table-cell office:value-type="string" calcext:value-type="string">
            <text:p>Degrees of freedom</text:p>
          </table:table-cell>
          <table:table-cell table:formula="of:=[.H77]-1" office:value-type="float" office:value="-1" calcext:value-type="float">
            <text:p>-1</text:p>
          </table:table-cell>
          <table:table-cell table:formula="of:=[.I77]-1" office:value-type="float" office:value="7" calcext:value-type="float">
            <text:p>7</text:p>
          </table:table-cell>
          <table:table-cell table:formula="of:=[.J77]-1" office:value-type="float" office:value="7" calcext:value-type="float">
            <text:p>7</text:p>
          </table:table-cell>
          <table:table-cell table:formula="of:=[.K77]-1" office:value-type="float" office:value="7" calcext:value-type="float">
            <text:p>7</text:p>
          </table:table-cell>
          <table:table-cell table:formula="of:=[.L77]-1" office:value-type="float" office:value="-1" calcext:value-type="float">
            <text:p>-1</text:p>
          </table:table-cell>
          <table:table-cell table:formula="of:=[.M77]-1" office:value-type="float" office:value="7" calcext:value-type="float">
            <text:p>7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egrees of freedom</text:p>
          </table:table-cell>
          <table:table-cell table:formula="of:=[.R77]-1" office:value-type="float" office:value="7" calcext:value-type="float">
            <text:p>7</text:p>
          </table:table-cell>
          <table:table-cell table:formula="of:=[.S77]-1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/>
          <table:table-cell office:value-type="float" office:value="84.32" calcext:value-type="float">
            <text:p>84.32</text:p>
          </table:table-cell>
          <table:table-cell office:value-type="float" office:value="119.88" calcext:value-type="float">
            <text:p>119.88</text:p>
          </table:table-cell>
          <table:table-cell office:value-type="float" office:value="125.65" calcext:value-type="float">
            <text:p>125.65</text:p>
          </table:table-cell>
          <table:table-cell/>
          <table:table-cell office:value-type="float" office:value="87.94" calcext:value-type="float">
            <text:p>87.94</text:p>
          </table:table-cell>
          <table:table-cell office:value-type="string" calcext:value-type="string">
            <text:p>t value</text:p>
          </table:table-cell>
          <table:table-cell table:formula="of:=TINV(0.05;[.H81])" office:value-type="string" office:string-value="" calcext:value-type="error">
            <text:p>Err:502</text:p>
          </table:table-cell>
          <table:table-cell table:formula="of:=TINV(0.05;[.I81])" office:value-type="float" office:value="2.36462425159279" calcext:value-type="float">
            <text:p>2.3646242516</text:p>
          </table:table-cell>
          <table:table-cell table:formula="of:=TINV(0.05;[.J81])" office:value-type="float" office:value="2.36462425159279" calcext:value-type="float">
            <text:p>2.3646242516</text:p>
          </table:table-cell>
          <table:table-cell table:formula="of:=TINV(0.05;[.K81])" office:value-type="float" office:value="2.36462425159279" calcext:value-type="float">
            <text:p>2.3646242516</text:p>
          </table:table-cell>
          <table:table-cell table:formula="of:=TINV(0.05;[.L81])" office:value-type="string" office:string-value="" calcext:value-type="error">
            <text:p>Err:502</text:p>
          </table:table-cell>
          <table:table-cell table:formula="of:=TINV(0.05;[.M81])" office:value-type="float" office:value="2.36462425159279" calcext:value-type="float">
            <text:p>2.3646242516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t value</text:p>
          </table:table-cell>
          <table:table-cell table:formula="of:=TINV(0.05;[.R81])" office:value-type="float" office:value="2.36462425159279" calcext:value-type="float">
            <text:p>2.3646242516</text:p>
          </table:table-cell>
          <table:table-cell table:formula="of:=TINV(0.05;[.S81])" office:value-type="float" office:value="2.36462425159279" calcext:value-type="float">
            <text:p>2.3646242516</text:p>
          </table:table-cell>
          <table:table-cell table:number-columns-repeated="2"/>
        </table:table-row>
        <table:table-row table:style-name="ro3">
          <table:table-cell/>
          <table:table-cell office:value-type="float" office:value="84.71" calcext:value-type="float">
            <text:p>84.71</text:p>
          </table:table-cell>
          <table:table-cell office:value-type="float" office:value="120.38" calcext:value-type="float">
            <text:p>120.38</text:p>
          </table:table-cell>
          <table:table-cell office:value-type="float" office:value="116.81" calcext:value-type="float">
            <text:p>116.81</text:p>
          </table:table-cell>
          <table:table-cell/>
          <table:table-cell office:value-type="float" office:value="88.56" calcext:value-type="float">
            <text:p>88.56</text:p>
          </table:table-cell>
          <table:table-cell office:value-type="string" calcext:value-type="string">
            <text:p>Margin of error</text:p>
          </table:table-cell>
          <table:table-cell table:style-name="ce17" table:formula="of:=([.H82]*[.H80])" office:value-type="string" office:string-value="" calcext:value-type="error">
            <text:p>Err:502</text:p>
          </table:table-cell>
          <table:table-cell table:style-name="ce17" table:formula="of:=([.I82]*[.I80])" office:value-type="float" office:value="3.07911872729585" calcext:value-type="float">
            <text:p>3.0791187273</text:p>
          </table:table-cell>
          <table:table-cell table:style-name="ce17" table:formula="of:=([.J82]*[.J80])" office:value-type="float" office:value="1.23042583780194" calcext:value-type="float">
            <text:p>1.2304258378</text:p>
          </table:table-cell>
          <table:table-cell table:style-name="ce17" table:formula="of:=([.K82]*[.K80])" office:value-type="float" office:value="3.70415721329018" calcext:value-type="float">
            <text:p>3.7041572133</text:p>
          </table:table-cell>
          <table:table-cell table:style-name="ce17" table:formula="of:=([.L82]*[.L80])" office:value-type="string" office:string-value="" calcext:value-type="error">
            <text:p>Err:502</text:p>
          </table:table-cell>
          <table:table-cell table:style-name="ce24" table:formula="of:=([.M82]*[.M80])" office:value-type="float" office:value="3.3079671247144" calcext:value-type="float">
            <text:p>3.3079671247</text:p>
          </table:table-cell>
          <table:table-cell table:style-name="ce17"/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argin of error</text:p>
          </table:table-cell>
          <table:table-cell table:style-name="ce17" table:formula="of:=([.R82]*[.R80])" office:value-type="float" office:value="20.0263140296547" calcext:value-type="float">
            <text:p>20.0263140297</text:p>
          </table:table-cell>
          <table:table-cell table:style-name="ce24" table:formula="of:=([.S82]*[.S80])" office:value-type="float" office:value="15.6840818356073" calcext:value-type="float">
            <text:p>15.6840818356</text:p>
          </table:table-cell>
          <table:table-cell/>
          <table:table-cell table:formula="of:=CONCATENATE(LOWER([.A74]);&quot;;&quot;;[.I78];&quot;;&quot;;[.I83];&quot;;&quot;;[.M78];&quot;;&quot;;[.M83];&quot;;&quot;;[.R78];&quot;;&quot;;[.R83];&quot;;&quot;;[.S78];&quot;;&quot;;[.S83])" office:value-type="string" office:string-value="scimark.fft.large;81.82875;3.07911872729585;84.73625;3.3079671247144;281.625;20.0263140296547;95.75;15.6840818356073" calcext:value-type="string">
            <text:p>scimark.fft.large;81.82875;3.07911872729585;84.73625;3.3079671247144;281.625;20.0263140296547;95.75;15.6840818356073</text:p>
          </table:table-cell>
        </table:table-row>
        <table:table-row table:style-name="ro3">
          <table:table-cell/>
          <table:table-cell office:value-type="float" office:value="88.45" calcext:value-type="float">
            <text:p>88.45</text:p>
          </table:table-cell>
          <table:table-cell office:value-type="float" office:value="120.39" calcext:value-type="float">
            <text:p>120.39</text:p>
          </table:table-cell>
          <table:table-cell office:value-type="float" office:value="118.28" calcext:value-type="float">
            <text:p>118.28</text:p>
          </table:table-cell>
          <table:table-cell/>
          <table:table-cell office:value-type="float" office:value="89.54" calcext:value-type="float">
            <text:p>89.54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H83]/[.H78]" office:value-type="string" office:string-value="" calcext:value-type="error">
            <text:p>Err:502</text:p>
          </table:table-cell>
          <table:table-cell table:style-name="ce18" table:formula="of:=[.I83]/[.I78]" office:value-type="percentage" office:value="0.0376288129452772" calcext:value-type="percentage">
            <text:p>3.76%</text:p>
          </table:table-cell>
          <table:table-cell table:style-name="ce18" table:formula="of:=[.J83]/[.J78]" office:value-type="percentage" office:value="0.0104033130085349" calcext:value-type="percentage">
            <text:p>1.04%</text:p>
          </table:table-cell>
          <table:table-cell table:style-name="ce18" table:formula="of:=[.K83]/[.K78]" office:value-type="percentage" office:value="0.0310976458493682" calcext:value-type="percentage">
            <text:p>3.11%</text:p>
          </table:table-cell>
          <table:table-cell table:style-name="ce18" table:formula="of:=[.L83]/[.L78]" office:value-type="string" office:string-value="" calcext:value-type="error">
            <text:p>Err:502</text:p>
          </table:table-cell>
          <table:table-cell table:style-name="ce25" table:formula="of:=[.M83]/[.M78]" office:value-type="percentage" office:value="0.0390383941313712" calcext:value-type="percentage">
            <text:p>3.90%</text:p>
          </table:table-cell>
          <table:table-cell table:style-name="ce26"/>
          <table:table-cell office:value-type="float" office:value="329" calcext:value-type="float">
            <text:p>329</text:p>
          </table:table-cell>
          <table:table-cell office:value-type="float" office:value="109" calcext:value-type="float">
            <text:p>109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R83]/[.R78]" office:value-type="percentage" office:value="0.0711098589601588" calcext:value-type="percentage">
            <text:p>7.11%</text:p>
          </table:table-cell>
          <table:table-cell table:style-name="ce25" table:formula="of:=[.S83]/[.S78]" office:value-type="percentage" office:value="0.163802421259606" calcext:value-type="percentage">
            <text:p>16.38%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SCIMARK.FFT.SMALL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7"/>
          <table:table-cell table:style-name="ce20"/>
          <table:table-cell table:style-name="ce8"/>
          <table:table-cell table:style-name="ce27"/>
          <table:table-cell table:style-name="ce7" table:number-columns-repeated="3"/>
          <table:table-cell table:style-name="ce20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USE</text:p>
          </table:table-cell>
          <table:covered-table-cell table:style-name="ce8"/>
          <table:table-cell table:style-name="ce8"/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9" office:value-type="string" calcext:value-type="string" table:number-columns-spanned="2" table:number-rows-spanned="1">
            <text:p>USE</text:p>
          </table:table-cell>
          <table:covered-table-cell table:style-name="ce21"/>
          <table:table-cell table:style-name="ce8"/>
          <table:table-cell table:style-name="ce28" office:value-type="string" calcext:value-type="string">
            <text:p>BASELINE</text:p>
          </table:table-cell>
          <table:table-cell table:style-name="ce29" office:value-type="string" calcext:value-type="string">
            <text:p>USE</text:p>
          </table:table-cell>
          <table:table-cell table:style-name="ce29"/>
          <table:table-cell table:style-name="ce28" office:value-type="string" calcext:value-type="string">
            <text:p>BASELINE</text:p>
          </table:table-cell>
          <table:table-cell table:style-name="ce21" office:value-type="string" calcext:value-type="string">
            <text:p>USE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/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22" office:value-type="string" calcext:value-type="string">
            <text:p>iteration</text:p>
          </table:table-cell>
          <table:table-cell table:style-name="ce12"/>
          <table:table-cell table:style-name="ce3"/>
          <table:table-cell table:style-name="ce12" table:number-columns-repeated="3"/>
          <table:table-cell table:style-name="ce22"/>
          <table:table-cell table:number-columns-repeated="2"/>
        </table:table-row>
        <table:table-row table:style-name="ro3">
          <table:table-cell/>
          <table:table-cell office:value-type="float" office:value="290.73" calcext:value-type="float">
            <text:p>290.73</text:p>
          </table:table-cell>
          <table:table-cell office:value-type="float" office:value="333.69" calcext:value-type="float">
            <text:p>333.69</text:p>
          </table:table-cell>
          <table:table-cell office:value-type="float" office:value="332.17" calcext:value-type="float">
            <text:p>332.17</text:p>
          </table:table-cell>
          <table:table-cell/>
          <table:table-cell office:value-type="float" office:value="277.14" calcext:value-type="float">
            <text:p>277.14</text:p>
          </table:table-cell>
          <table:table-cell office:value-type="string" calcext:value-type="string">
            <text:p>Count of obvervations</text:p>
          </table:table-cell>
          <table:table-cell table:formula="of:=COUNT([.A89:.A98])" office:value-type="float" office:value="0" calcext:value-type="float">
            <text:p>0</text:p>
          </table:table-cell>
          <table:table-cell table:formula="of:=COUNT([.B89:.B98])" office:value-type="float" office:value="8" calcext:value-type="float">
            <text:p>8</text:p>
          </table:table-cell>
          <table:table-cell table:formula="of:=COUNT([.C89:.C98])" office:value-type="float" office:value="8" calcext:value-type="float">
            <text:p>8</text:p>
          </table:table-cell>
          <table:table-cell table:formula="of:=COUNT([.D89:.D98])" office:value-type="float" office:value="8" calcext:value-type="float">
            <text:p>8</text:p>
          </table:table-cell>
          <table:table-cell table:formula="of:=COUNT([.E89:.E98])" office:value-type="float" office:value="0" calcext:value-type="float">
            <text:p>0</text:p>
          </table:table-cell>
          <table:table-cell table:formula="of:=COUNT([.F89:.F98])" office:value-type="float" office:value="8" calcext:value-type="float">
            <text:p>8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ount of obvervations</text:p>
          </table:table-cell>
          <table:table-cell table:formula="of:=COUNT([.O89:.O98])" office:value-type="float" office:value="8" calcext:value-type="float">
            <text:p>8</text:p>
          </table:table-cell>
          <table:table-cell table:formula="of:=COUNT([.P89:.P98])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/>
          <table:table-cell office:value-type="float" office:value="293.58" calcext:value-type="float">
            <text:p>293.58</text:p>
          </table:table-cell>
          <table:table-cell office:value-type="float" office:value="372.61" calcext:value-type="float">
            <text:p>372.61</text:p>
          </table:table-cell>
          <table:table-cell office:value-type="float" office:value="374.39" calcext:value-type="float">
            <text:p>374.39</text:p>
          </table:table-cell>
          <table:table-cell/>
          <table:table-cell office:value-type="float" office:value="293.49" calcext:value-type="float">
            <text:p>293.49</text:p>
          </table:table-cell>
          <table:table-cell office:value-type="string" calcext:value-type="string">
            <text:p>Sample mean</text:p>
          </table:table-cell>
          <table:table-cell table:style-name="ce17" table:formula="of:=AVERAGE([.A89:.A98])" office:value-type="string" office:string-value="" calcext:value-type="error">
            <text:p>#DIV/0!</text:p>
          </table:table-cell>
          <table:table-cell table:style-name="ce17" table:formula="of:=AVERAGE([.B89:.B98])" office:value-type="float" office:value="296.99625" calcext:value-type="float">
            <text:p>296.99625</text:p>
          </table:table-cell>
          <table:table-cell table:style-name="ce17" table:formula="of:=AVERAGE([.C89:.C98])" office:value-type="float" office:value="369.75875" calcext:value-type="float">
            <text:p>369.75875</text:p>
          </table:table-cell>
          <table:table-cell table:style-name="ce17" table:formula="of:=AVERAGE([.D89:.D98])" office:value-type="float" office:value="371.12875" calcext:value-type="float">
            <text:p>371.12875</text:p>
          </table:table-cell>
          <table:table-cell table:style-name="ce17" table:formula="of:=AVERAGE([.E89:.E98])" office:value-type="string" office:string-value="" calcext:value-type="error">
            <text:p>#DIV/0!</text:p>
          </table:table-cell>
          <table:table-cell table:style-name="ce24" table:formula="of:=AVERAGE([.F89:.F98])" office:value-type="float" office:value="298.03875" calcext:value-type="float">
            <text:p>298.03875</text:p>
          </table:table-cell>
          <table:table-cell table:style-name="ce17"/>
          <table:table-cell office:value-type="float" office:value="254" calcext:value-type="float">
            <text:p>25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ample mean</text:p>
          </table:table-cell>
          <table:table-cell table:style-name="ce17" table:formula="of:=AVERAGE([.O89:.O98])" office:value-type="float" office:value="279.5" calcext:value-type="float">
            <text:p>279.5</text:p>
          </table:table-cell>
          <table:table-cell table:style-name="ce24" table:formula="of:=AVERAGE([.P89:.P98])" office:value-type="float" office:value="109.875" calcext:value-type="float">
            <text:p>109.875</text:p>
          </table:table-cell>
          <table:table-cell table:number-columns-repeated="2"/>
        </table:table-row>
        <table:table-row table:style-name="ro3">
          <table:table-cell/>
          <table:table-cell office:value-type="float" office:value="295.2" calcext:value-type="float">
            <text:p>295.2</text:p>
          </table:table-cell>
          <table:table-cell office:value-type="float" office:value="372.96" calcext:value-type="float">
            <text:p>372.96</text:p>
          </table:table-cell>
          <table:table-cell office:value-type="float" office:value="374.7" calcext:value-type="float">
            <text:p>374.7</text:p>
          </table:table-cell>
          <table:table-cell/>
          <table:table-cell office:value-type="float" office:value="296.2" calcext:value-type="float">
            <text:p>296.2</text:p>
          </table:table-cell>
          <table:table-cell office:value-type="string" calcext:value-type="string">
            <text:p>Sample variance</text:p>
          </table:table-cell>
          <table:table-cell table:formula="of:=VAR([.A90:.A98])" office:value-type="string" office:string-value="" calcext:value-type="error">
            <text:p>#DIV/0!</text:p>
          </table:table-cell>
          <table:table-cell table:formula="of:=VAR([.B90:.B98])" office:value-type="float" office:value="10.878280952381" calcext:value-type="float">
            <text:p>10.8782809524</text:p>
          </table:table-cell>
          <table:table-cell table:formula="of:=VAR([.C90:.C98])" office:value-type="float" office:value="3.62078095238097" calcext:value-type="float">
            <text:p>3.6207809524</text:p>
          </table:table-cell>
          <table:table-cell table:formula="of:=VAR([.D90:.D98])" office:value-type="float" office:value="2.73209523809524" calcext:value-type="float">
            <text:p>2.7320952381</text:p>
          </table:table-cell>
          <table:table-cell table:formula="of:=VAR([.E90:.E98])" office:value-type="string" office:string-value="" calcext:value-type="error">
            <text:p>#DIV/0!</text:p>
          </table:table-cell>
          <table:table-cell table:formula="of:=VAR([.F90:.F98])" office:value-type="float" office:value="20.4862952380952" calcext:value-type="float">
            <text:p>20.4862952381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ample variance</text:p>
          </table:table-cell>
          <table:table-cell table:formula="of:=VAR([.O90:.O98])" office:value-type="float" office:value="1153.33333333333" calcext:value-type="float">
            <text:p>1153.3333333333</text:p>
          </table:table-cell>
          <table:table-cell table:formula="of:=VAR([.P90:.P98])" office:value-type="float" office:value="90" calcext:value-type="float">
            <text:p>90</text:p>
          </table:table-cell>
          <table:table-cell table:number-columns-repeated="2"/>
        </table:table-row>
        <table:table-row table:style-name="ro3">
          <table:table-cell/>
          <table:table-cell office:value-type="float" office:value="295.75" calcext:value-type="float">
            <text:p>295.75</text:p>
          </table:table-cell>
          <table:table-cell office:value-type="float" office:value="373.28" calcext:value-type="float">
            <text:p>373.28</text:p>
          </table:table-cell>
          <table:table-cell office:value-type="float" office:value="376.83" calcext:value-type="float">
            <text:p>376.83</text:p>
          </table:table-cell>
          <table:table-cell/>
          <table:table-cell office:value-type="float" office:value="301.22" calcext:value-type="float">
            <text:p>301.22</text:p>
          </table:table-cell>
          <table:table-cell office:value-type="string" calcext:value-type="string">
            <text:p>Estimate of std. Error</text:p>
          </table:table-cell>
          <table:table-cell table:formula="of:=SQRT([.H91]/[.H89])" office:value-type="string" office:string-value="" calcext:value-type="error">
            <text:p>#DIV/0!</text:p>
          </table:table-cell>
          <table:table-cell table:formula="of:=SQRT([.I91]/[.I89])" office:value-type="float" office:value="1.16609824588138" calcext:value-type="float">
            <text:p>1.1660982459</text:p>
          </table:table-cell>
          <table:table-cell table:formula="of:=SQRT([.J91]/[.J89])" office:value-type="float" office:value="0.672753758107393" calcext:value-type="float">
            <text:p>0.6727537581</text:p>
          </table:table-cell>
          <table:table-cell table:formula="of:=SQRT([.K91]/[.K89])" office:value-type="float" office:value="0.584390199063866" calcext:value-type="float">
            <text:p>0.5843901991</text:p>
          </table:table-cell>
          <table:table-cell table:formula="of:=SQRT([.L91]/[.L89])" office:value-type="string" office:string-value="" calcext:value-type="error">
            <text:p>#DIV/0!</text:p>
          </table:table-cell>
          <table:table-cell table:formula="of:=SQRT([.M91]/[.M89])" office:value-type="float" office:value="1.60024588884393" calcext:value-type="float">
            <text:p>1.6002458888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stimate of std. Error</text:p>
          </table:table-cell>
          <table:table-cell table:formula="of:=SQRT([.R91]/[.R89])" office:value-type="float" office:value="12.0069424362186" calcext:value-type="float">
            <text:p>12.0069424362</text:p>
          </table:table-cell>
          <table:table-cell table:formula="of:=SQRT([.S91]/[.S89])" office:value-type="float" office:value="3.35410196624968" calcext:value-type="float">
            <text:p>3.3541019662</text:p>
          </table:table-cell>
          <table:table-cell table:number-columns-repeated="2"/>
        </table:table-row>
        <table:table-row table:style-name="ro3">
          <table:table-cell/>
          <table:table-cell office:value-type="float" office:value="297.86" calcext:value-type="float">
            <text:p>297.86</text:p>
          </table:table-cell>
          <table:table-cell office:value-type="float" office:value="375.59" calcext:value-type="float">
            <text:p>375.59</text:p>
          </table:table-cell>
          <table:table-cell office:value-type="float" office:value="378.71" calcext:value-type="float">
            <text:p>378.71</text:p>
          </table:table-cell>
          <table:table-cell/>
          <table:table-cell office:value-type="float" office:value="303.03" calcext:value-type="float">
            <text:p>303.03</text:p>
          </table:table-cell>
          <table:table-cell office:value-type="string" calcext:value-type="string">
            <text:p>Degrees of freedom</text:p>
          </table:table-cell>
          <table:table-cell table:formula="of:=[.H89]-1" office:value-type="float" office:value="-1" calcext:value-type="float">
            <text:p>-1</text:p>
          </table:table-cell>
          <table:table-cell table:formula="of:=[.I89]-1" office:value-type="float" office:value="7" calcext:value-type="float">
            <text:p>7</text:p>
          </table:table-cell>
          <table:table-cell table:formula="of:=[.J89]-1" office:value-type="float" office:value="7" calcext:value-type="float">
            <text:p>7</text:p>
          </table:table-cell>
          <table:table-cell table:formula="of:=[.K89]-1" office:value-type="float" office:value="7" calcext:value-type="float">
            <text:p>7</text:p>
          </table:table-cell>
          <table:table-cell table:formula="of:=[.L89]-1" office:value-type="float" office:value="-1" calcext:value-type="float">
            <text:p>-1</text:p>
          </table:table-cell>
          <table:table-cell table:formula="of:=[.M89]-1" office:value-type="float" office:value="7" calcext:value-type="float">
            <text:p>7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egrees of freedom</text:p>
          </table:table-cell>
          <table:table-cell table:formula="of:=[.R89]-1" office:value-type="float" office:value="7" calcext:value-type="float">
            <text:p>7</text:p>
          </table:table-cell>
          <table:table-cell table:formula="of:=[.S89]-1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/>
          <table:table-cell office:value-type="float" office:value="299.16" calcext:value-type="float">
            <text:p>299.16</text:p>
          </table:table-cell>
          <table:table-cell office:value-type="float" office:value="376.09" calcext:value-type="float">
            <text:p>376.09</text:p>
          </table:table-cell>
          <table:table-cell office:value-type="float" office:value="377.54" calcext:value-type="float">
            <text:p>377.54</text:p>
          </table:table-cell>
          <table:table-cell/>
          <table:table-cell office:value-type="float" office:value="303.41" calcext:value-type="float">
            <text:p>303.41</text:p>
          </table:table-cell>
          <table:table-cell office:value-type="string" calcext:value-type="string">
            <text:p>t value</text:p>
          </table:table-cell>
          <table:table-cell table:formula="of:=TINV(0.05;[.H93])" office:value-type="string" office:string-value="" calcext:value-type="error">
            <text:p>Err:502</text:p>
          </table:table-cell>
          <table:table-cell table:formula="of:=TINV(0.05;[.I93])" office:value-type="float" office:value="2.36462425159279" calcext:value-type="float">
            <text:p>2.3646242516</text:p>
          </table:table-cell>
          <table:table-cell table:formula="of:=TINV(0.05;[.J93])" office:value-type="float" office:value="2.36462425159279" calcext:value-type="float">
            <text:p>2.3646242516</text:p>
          </table:table-cell>
          <table:table-cell table:formula="of:=TINV(0.05;[.K93])" office:value-type="float" office:value="2.36462425159279" calcext:value-type="float">
            <text:p>2.3646242516</text:p>
          </table:table-cell>
          <table:table-cell table:formula="of:=TINV(0.05;[.L93])" office:value-type="string" office:string-value="" calcext:value-type="error">
            <text:p>Err:502</text:p>
          </table:table-cell>
          <table:table-cell table:formula="of:=TINV(0.05;[.M93])" office:value-type="float" office:value="2.36462425159279" calcext:value-type="float">
            <text:p>2.3646242516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 value</text:p>
          </table:table-cell>
          <table:table-cell table:formula="of:=TINV(0.05;[.R93])" office:value-type="float" office:value="2.36462425159279" calcext:value-type="float">
            <text:p>2.3646242516</text:p>
          </table:table-cell>
          <table:table-cell table:formula="of:=TINV(0.05;[.S93])" office:value-type="float" office:value="2.36462425159279" calcext:value-type="float">
            <text:p>2.3646242516</text:p>
          </table:table-cell>
          <table:table-cell table:number-columns-repeated="2"/>
        </table:table-row>
        <table:table-row table:style-name="ro3">
          <table:table-cell/>
          <table:table-cell office:value-type="float" office:value="300.85" calcext:value-type="float">
            <text:p>300.85</text:p>
          </table:table-cell>
          <table:table-cell office:value-type="float" office:value="376.92" calcext:value-type="float">
            <text:p>376.92</text:p>
          </table:table-cell>
          <table:table-cell office:value-type="float" office:value="376.49" calcext:value-type="float">
            <text:p>376.49</text:p>
          </table:table-cell>
          <table:table-cell/>
          <table:table-cell office:value-type="float" office:value="303.7" calcext:value-type="float">
            <text:p>303.7</text:p>
          </table:table-cell>
          <table:table-cell office:value-type="string" calcext:value-type="string">
            <text:p>Margin of error</text:p>
          </table:table-cell>
          <table:table-cell table:style-name="ce17" table:formula="of:=([.H94]*[.H92])" office:value-type="string" office:string-value="" calcext:value-type="error">
            <text:p>Err:502</text:p>
          </table:table-cell>
          <table:table-cell table:style-name="ce17" table:formula="of:=([.I94]*[.I92])" office:value-type="float" office:value="2.75738419195091" calcext:value-type="float">
            <text:p>2.757384192</text:p>
          </table:table-cell>
          <table:table-cell table:style-name="ce17" table:formula="of:=([.J94]*[.J92])" office:value-type="float" office:value="1.59080985177093" calcext:value-type="float">
            <text:p>1.5908098518</text:p>
          </table:table-cell>
          <table:table-cell table:style-name="ce17" table:formula="of:=([.K94]*[.K92])" office:value-type="float" office:value="1.38186323709955" calcext:value-type="float">
            <text:p>1.3818632371</text:p>
          </table:table-cell>
          <table:table-cell table:style-name="ce17" table:formula="of:=([.L94]*[.L92])" office:value-type="string" office:string-value="" calcext:value-type="error">
            <text:p>Err:502</text:p>
          </table:table-cell>
          <table:table-cell table:style-name="ce24" table:formula="of:=([.M94]*[.M92])" office:value-type="float" office:value="3.78398023727201" calcext:value-type="float">
            <text:p>3.7839802373</text:p>
          </table:table-cell>
          <table:table-cell table:style-name="ce17"/>
          <table:table-cell office:value-type="float" office:value="278" calcext:value-type="float">
            <text:p>27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rgin of error</text:p>
          </table:table-cell>
          <table:table-cell table:style-name="ce17" table:formula="of:=([.R94]*[.R92])" office:value-type="float" office:value="28.391907272161" calcext:value-type="float">
            <text:p>28.3919072722</text:p>
          </table:table-cell>
          <table:table-cell table:style-name="ce24" table:formula="of:=([.S94]*[.S92])" office:value-type="float" office:value="7.93119085170905" calcext:value-type="float">
            <text:p>7.9311908517</text:p>
          </table:table-cell>
          <table:table-cell/>
          <table:table-cell table:formula="of:=CONCATENATE(LOWER([.A86]);&quot;;&quot;;[.I90];&quot;;&quot;;[.I95];&quot;;&quot;;[.M90];&quot;;&quot;;[.M95];&quot;;&quot;;[.R90];&quot;;&quot;;[.R95];&quot;;&quot;;[.S90];&quot;;&quot;;[.S95])" office:value-type="string" office:string-value="scimark.fft.small;296.99625;2.75738419195091;298.03875;3.78398023727201;279.5;28.391907272161;109.875;7.93119085170905" calcext:value-type="string">
            <text:p>scimark.fft.small;296.99625;2.75738419195091;298.03875;3.78398023727201;279.5;28.391907272161;109.875;7.93119085170905</text:p>
          </table:table-cell>
        </table:table-row>
        <table:table-row table:style-name="ro3">
          <table:table-cell/>
          <table:table-cell office:value-type="float" office:value="302.84" calcext:value-type="float">
            <text:p>302.84</text:p>
          </table:table-cell>
          <table:table-cell office:value-type="float" office:value="376.93" calcext:value-type="float">
            <text:p>376.93</text:p>
          </table:table-cell>
          <table:table-cell office:value-type="float" office:value="378.2" calcext:value-type="float">
            <text:p>378.2</text:p>
          </table:table-cell>
          <table:table-cell/>
          <table:table-cell office:value-type="float" office:value="306.12" calcext:value-type="float">
            <text:p>306.12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H95]/[.H90]" office:value-type="string" office:string-value="" calcext:value-type="error">
            <text:p>Err:502</text:p>
          </table:table-cell>
          <table:table-cell table:style-name="ce18" table:formula="of:=[.I95]/[.I90]" office:value-type="percentage" office:value="0.00928423908366153" calcext:value-type="percentage">
            <text:p>0.93%</text:p>
          </table:table-cell>
          <table:table-cell table:style-name="ce18" table:formula="of:=[.J95]/[.J90]" office:value-type="percentage" office:value="0.00430229129607056" calcext:value-type="percentage">
            <text:p>0.43%</text:p>
          </table:table-cell>
          <table:table-cell table:style-name="ce18" table:formula="of:=[.K95]/[.K90]" office:value-type="percentage" office:value="0.00372340659973002" calcext:value-type="percentage">
            <text:p>0.37%</text:p>
          </table:table-cell>
          <table:table-cell table:style-name="ce18" table:formula="of:=[.L95]/[.L90]" office:value-type="string" office:string-value="" calcext:value-type="error">
            <text:p>Err:502</text:p>
          </table:table-cell>
          <table:table-cell table:style-name="ce25" table:formula="of:=[.M95]/[.M90]" office:value-type="percentage" office:value="0.0126962693182414" calcext:value-type="percentage">
            <text:p>1.27%</text:p>
          </table:table-cell>
          <table:table-cell table:style-name="ce26"/>
          <table:table-cell office:value-type="float" office:value="272" calcext:value-type="float">
            <text:p>272</text:p>
          </table:table-cell>
          <table:table-cell office:value-type="float" office:value="107" calcext:value-type="float">
            <text:p>107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R95]/[.R90]" office:value-type="percentage" office:value="0.101581063585549" calcext:value-type="percentage">
            <text:p>10.16%</text:p>
          </table:table-cell>
          <table:table-cell table:style-name="ce25" table:formula="of:=[.S95]/[.S90]" office:value-type="percentage" office:value="0.0721837620178298" calcext:value-type="percentage">
            <text:p>7.22%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SCIMARK.LU.LARGE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7"/>
          <table:table-cell table:style-name="ce20"/>
          <table:table-cell table:style-name="ce8"/>
          <table:table-cell table:style-name="ce27"/>
          <table:table-cell table:style-name="ce7" table:number-columns-repeated="3"/>
          <table:table-cell table:style-name="ce20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USE</text:p>
          </table:table-cell>
          <table:covered-table-cell table:style-name="ce8"/>
          <table:table-cell table:style-name="ce8"/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9" office:value-type="string" calcext:value-type="string" table:number-columns-spanned="2" table:number-rows-spanned="1">
            <text:p>USE</text:p>
          </table:table-cell>
          <table:covered-table-cell table:style-name="ce21"/>
          <table:table-cell table:style-name="ce8"/>
          <table:table-cell table:style-name="ce28" office:value-type="string" calcext:value-type="string">
            <text:p>BASELINE</text:p>
          </table:table-cell>
          <table:table-cell table:style-name="ce29" office:value-type="string" calcext:value-type="string">
            <text:p>USE</text:p>
          </table:table-cell>
          <table:table-cell table:style-name="ce29"/>
          <table:table-cell table:style-name="ce28" office:value-type="string" calcext:value-type="string">
            <text:p>BASELINE</text:p>
          </table:table-cell>
          <table:table-cell table:style-name="ce21" office:value-type="string" calcext:value-type="string">
            <text:p>USE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/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22" office:value-type="string" calcext:value-type="string">
            <text:p>iteration</text:p>
          </table:table-cell>
          <table:table-cell table:style-name="ce12"/>
          <table:table-cell/>
          <table:table-cell table:style-name="ce12" table:number-columns-repeated="3"/>
          <table:table-cell table:style-name="ce22"/>
          <table:table-cell table:number-columns-repeated="2"/>
        </table:table-row>
        <table:table-row table:style-name="ro3">
          <table:table-cell/>
          <table:table-cell office:value-type="float" office:value="26.98" calcext:value-type="float">
            <text:p>26.98</text:p>
          </table:table-cell>
          <table:table-cell office:value-type="float" office:value="27.09" calcext:value-type="float">
            <text:p>27.09</text:p>
          </table:table-cell>
          <table:table-cell office:value-type="float" office:value="30.19" calcext:value-type="float">
            <text:p>30.19</text:p>
          </table:table-cell>
          <table:table-cell/>
          <table:table-cell office:value-type="float" office:value="24.84" calcext:value-type="float">
            <text:p>24.84</text:p>
          </table:table-cell>
          <table:table-cell office:value-type="string" calcext:value-type="string">
            <text:p>Count of obvervations</text:p>
          </table:table-cell>
          <table:table-cell table:formula="of:=COUNT([.A101:.A110])" office:value-type="float" office:value="0" calcext:value-type="float">
            <text:p>0</text:p>
          </table:table-cell>
          <table:table-cell table:formula="of:=COUNT([.B101:.B110])" office:value-type="float" office:value="8" calcext:value-type="float">
            <text:p>8</text:p>
          </table:table-cell>
          <table:table-cell table:formula="of:=COUNT([.C101:.C110])" office:value-type="float" office:value="8" calcext:value-type="float">
            <text:p>8</text:p>
          </table:table-cell>
          <table:table-cell table:formula="of:=COUNT([.D101:.D110])" office:value-type="float" office:value="8" calcext:value-type="float">
            <text:p>8</text:p>
          </table:table-cell>
          <table:table-cell table:formula="of:=COUNT([.E101:.E110])" office:value-type="float" office:value="0" calcext:value-type="float">
            <text:p>0</text:p>
          </table:table-cell>
          <table:table-cell table:formula="of:=COUNT([.F101:.F110])" office:value-type="float" office:value="8" calcext:value-type="float">
            <text:p>8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unt of obvervations</text:p>
          </table:table-cell>
          <table:table-cell table:formula="of:=COUNT([.O101:.O110])" office:value-type="float" office:value="8" calcext:value-type="float">
            <text:p>8</text:p>
          </table:table-cell>
          <table:table-cell table:formula="of:=COUNT([.P101:.P110])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/>
          <table:table-cell office:value-type="float" office:value="30.5" calcext:value-type="float">
            <text:p>30.5</text:p>
          </table:table-cell>
          <table:table-cell office:value-type="float" office:value="27.42" calcext:value-type="float">
            <text:p>27.42</text:p>
          </table:table-cell>
          <table:table-cell office:value-type="float" office:value="28.72" calcext:value-type="float">
            <text:p>28.72</text:p>
          </table:table-cell>
          <table:table-cell/>
          <table:table-cell office:value-type="float" office:value="25.23" calcext:value-type="float">
            <text:p>25.23</text:p>
          </table:table-cell>
          <table:table-cell office:value-type="string" calcext:value-type="string">
            <text:p>Sample mean</text:p>
          </table:table-cell>
          <table:table-cell table:style-name="ce17" table:formula="of:=AVERAGE([.A101:.A110])" office:value-type="string" office:string-value="" calcext:value-type="error">
            <text:p>#DIV/0!</text:p>
          </table:table-cell>
          <table:table-cell table:style-name="ce17" table:formula="of:=AVERAGE([.B101:.B110])" office:value-type="float" office:value="30.6" calcext:value-type="float">
            <text:p>30.6</text:p>
          </table:table-cell>
          <table:table-cell table:style-name="ce17" table:formula="of:=AVERAGE([.C101:.C110])" office:value-type="float" office:value="28.245" calcext:value-type="float">
            <text:p>28.245</text:p>
          </table:table-cell>
          <table:table-cell table:style-name="ce17" table:formula="of:=AVERAGE([.D101:.D110])" office:value-type="float" office:value="28.9" calcext:value-type="float">
            <text:p>28.9</text:p>
          </table:table-cell>
          <table:table-cell table:style-name="ce17" table:formula="of:=AVERAGE([.E101:.E110])" office:value-type="string" office:string-value="" calcext:value-type="error">
            <text:p>#DIV/0!</text:p>
          </table:table-cell>
          <table:table-cell table:style-name="ce24" table:formula="of:=AVERAGE([.F101:.F110])" office:value-type="float" office:value="28.54625" calcext:value-type="float">
            <text:p>28.54625</text:p>
          </table:table-cell>
          <table:table-cell table:style-name="ce17"/>
          <table:table-cell office:value-type="float" office:value="256" calcext:value-type="float">
            <text:p>2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ample mean</text:p>
          </table:table-cell>
          <table:table-cell table:style-name="ce17" table:formula="of:=AVERAGE([.O101:.O110])" office:value-type="float" office:value="264.75" calcext:value-type="float">
            <text:p>264.75</text:p>
          </table:table-cell>
          <table:table-cell table:style-name="ce24" table:formula="of:=AVERAGE([.P101:.P110])" office:value-type="float" office:value="48.75" calcext:value-type="float">
            <text:p>48.75</text:p>
          </table:table-cell>
          <table:table-cell table:number-columns-repeated="2"/>
        </table:table-row>
        <table:table-row table:style-name="ro3">
          <table:table-cell/>
          <table:table-cell office:value-type="float" office:value="31.14" calcext:value-type="float">
            <text:p>31.14</text:p>
          </table:table-cell>
          <table:table-cell office:value-type="float" office:value="28.14" calcext:value-type="float">
            <text:p>28.14</text:p>
          </table:table-cell>
          <table:table-cell office:value-type="float" office:value="29.15" calcext:value-type="float">
            <text:p>29.1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ample variance</text:p>
          </table:table-cell>
          <table:table-cell table:formula="of:=VAR([.A102:.A110])" office:value-type="string" office:string-value="" calcext:value-type="error">
            <text:p>#DIV/0!</text:p>
          </table:table-cell>
          <table:table-cell table:formula="of:=VAR([.B102:.B110])" office:value-type="float" office:value="0.076090476190476" calcext:value-type="float">
            <text:p>0.0760904762</text:p>
          </table:table-cell>
          <table:table-cell table:formula="of:=VAR([.C102:.C110])" office:value-type="float" office:value="0.307466666666666" calcext:value-type="float">
            <text:p>0.3074666667</text:p>
          </table:table-cell>
          <table:table-cell table:formula="of:=VAR([.D102:.D110])" office:value-type="float" office:value="0.057995238095238" calcext:value-type="float">
            <text:p>0.0579952381</text:p>
          </table:table-cell>
          <table:table-cell table:formula="of:=VAR([.E102:.E110])" office:value-type="string" office:string-value="" calcext:value-type="error">
            <text:p>#DIV/0!</text:p>
          </table:table-cell>
          <table:table-cell table:formula="of:=VAR([.F102:.F110])" office:value-type="float" office:value="7.95216190476191" calcext:value-type="float">
            <text:p>7.9521619048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ample variance</text:p>
          </table:table-cell>
          <table:table-cell table:formula="of:=VAR([.O102:.O110])" office:value-type="float" office:value="206" calcext:value-type="float">
            <text:p>206</text:p>
          </table:table-cell>
          <table:table-cell table:formula="of:=VAR([.P102:.P110])" office:value-type="float" office:value="112.619047619048" calcext:value-type="float">
            <text:p>112.619047619</text:p>
          </table:table-cell>
          <table:table-cell table:number-columns-repeated="2"/>
        </table:table-row>
        <table:table-row table:style-name="ro3">
          <table:table-cell/>
          <table:table-cell office:value-type="float" office:value="31.2" calcext:value-type="float">
            <text:p>31.2</text:p>
          </table:table-cell>
          <table:table-cell office:value-type="float" office:value="28.22" calcext:value-type="float">
            <text:p>28.22</text:p>
          </table:table-cell>
          <table:table-cell office:value-type="float" office:value="28.45" calcext:value-type="float">
            <text:p>28.45</text:p>
          </table:table-cell>
          <table:table-cell/>
          <table:table-cell office:value-type="float" office:value="27.13" calcext:value-type="float">
            <text:p>27.13</text:p>
          </table:table-cell>
          <table:table-cell office:value-type="string" calcext:value-type="string">
            <text:p>Estimate of std. Error</text:p>
          </table:table-cell>
          <table:table-cell table:formula="of:=SQRT([.H103]/[.H101])" office:value-type="string" office:string-value="" calcext:value-type="error">
            <text:p>#DIV/0!</text:p>
          </table:table-cell>
          <table:table-cell table:formula="of:=SQRT([.I103]/[.I101])" office:value-type="float" office:value="0.0975259428245095" calcext:value-type="float">
            <text:p>0.0975259428</text:p>
          </table:table-cell>
          <table:table-cell table:formula="of:=SQRT([.J103]/[.J101])" office:value-type="float" office:value="0.196044212700435" calcext:value-type="float">
            <text:p>0.1960442127</text:p>
          </table:table-cell>
          <table:table-cell table:formula="of:=SQRT([.K103]/[.K101])" office:value-type="float" office:value="0.0851434363994357" calcext:value-type="float">
            <text:p>0.0851434364</text:p>
          </table:table-cell>
          <table:table-cell table:formula="of:=SQRT([.L103]/[.L101])" office:value-type="string" office:string-value="" calcext:value-type="error">
            <text:p>#DIV/0!</text:p>
          </table:table-cell>
          <table:table-cell table:formula="of:=SQRT([.M103]/[.M101])" office:value-type="float" office:value="0.997005635939556" calcext:value-type="float">
            <text:p>0.9970056359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stimate of std. Error</text:p>
          </table:table-cell>
          <table:table-cell table:formula="of:=SQRT([.R103]/[.R101])" office:value-type="float" office:value="5.07444578254611" calcext:value-type="float">
            <text:p>5.0744457825</text:p>
          </table:table-cell>
          <table:table-cell table:formula="of:=SQRT([.S103]/[.S101])" office:value-type="float" office:value="3.75198360236035" calcext:value-type="float">
            <text:p>3.7519836024</text:p>
          </table:table-cell>
          <table:table-cell table:number-columns-repeated="2"/>
        </table:table-row>
        <table:table-row table:style-name="ro3">
          <table:table-cell/>
          <table:table-cell office:value-type="float" office:value="31.22" calcext:value-type="float">
            <text:p>31.22</text:p>
          </table:table-cell>
          <table:table-cell office:value-type="float" office:value="28.51" calcext:value-type="float">
            <text:p>28.51</text:p>
          </table:table-cell>
          <table:table-cell office:value-type="float" office:value="28.83" calcext:value-type="float">
            <text:p>28.83</text:p>
          </table:table-cell>
          <table:table-cell/>
          <table:table-cell office:value-type="float" office:value="31.18" calcext:value-type="float">
            <text:p>31.18</text:p>
          </table:table-cell>
          <table:table-cell office:value-type="string" calcext:value-type="string">
            <text:p>Degrees of freedom</text:p>
          </table:table-cell>
          <table:table-cell table:formula="of:=[.H101]-1" office:value-type="float" office:value="-1" calcext:value-type="float">
            <text:p>-1</text:p>
          </table:table-cell>
          <table:table-cell table:formula="of:=[.I101]-1" office:value-type="float" office:value="7" calcext:value-type="float">
            <text:p>7</text:p>
          </table:table-cell>
          <table:table-cell table:formula="of:=[.J101]-1" office:value-type="float" office:value="7" calcext:value-type="float">
            <text:p>7</text:p>
          </table:table-cell>
          <table:table-cell table:formula="of:=[.K101]-1" office:value-type="float" office:value="7" calcext:value-type="float">
            <text:p>7</text:p>
          </table:table-cell>
          <table:table-cell table:formula="of:=[.L101]-1" office:value-type="float" office:value="-1" calcext:value-type="float">
            <text:p>-1</text:p>
          </table:table-cell>
          <table:table-cell table:formula="of:=[.M101]-1" office:value-type="float" office:value="7" calcext:value-type="float">
            <text:p>7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egrees of freedom</text:p>
          </table:table-cell>
          <table:table-cell table:formula="of:=[.R101]-1" office:value-type="float" office:value="7" calcext:value-type="float">
            <text:p>7</text:p>
          </table:table-cell>
          <table:table-cell table:formula="of:=[.S101]-1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/>
          <table:table-cell office:value-type="float" office:value="31.23" calcext:value-type="float">
            <text:p>31.23</text:p>
          </table:table-cell>
          <table:table-cell office:value-type="float" office:value="28.67" calcext:value-type="float">
            <text:p>28.67</text:p>
          </table:table-cell>
          <table:table-cell office:value-type="float" office:value="28.78" calcext:value-type="float">
            <text:p>28.78</text:p>
          </table:table-cell>
          <table:table-cell/>
          <table:table-cell office:value-type="float" office:value="31.29" calcext:value-type="float">
            <text:p>31.29</text:p>
          </table:table-cell>
          <table:table-cell office:value-type="string" calcext:value-type="string">
            <text:p>t value</text:p>
          </table:table-cell>
          <table:table-cell table:formula="of:=TINV(0.05;[.H105])" office:value-type="string" office:string-value="" calcext:value-type="error">
            <text:p>Err:502</text:p>
          </table:table-cell>
          <table:table-cell table:formula="of:=TINV(0.05;[.I105])" office:value-type="float" office:value="2.36462425159279" calcext:value-type="float">
            <text:p>2.3646242516</text:p>
          </table:table-cell>
          <table:table-cell table:formula="of:=TINV(0.05;[.J105])" office:value-type="float" office:value="2.36462425159279" calcext:value-type="float">
            <text:p>2.3646242516</text:p>
          </table:table-cell>
          <table:table-cell table:formula="of:=TINV(0.05;[.K105])" office:value-type="float" office:value="2.36462425159279" calcext:value-type="float">
            <text:p>2.3646242516</text:p>
          </table:table-cell>
          <table:table-cell table:formula="of:=TINV(0.05;[.L105])" office:value-type="string" office:string-value="" calcext:value-type="error">
            <text:p>Err:502</text:p>
          </table:table-cell>
          <table:table-cell table:formula="of:=TINV(0.05;[.M105])" office:value-type="float" office:value="2.36462425159279" calcext:value-type="float">
            <text:p>2.3646242516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 value</text:p>
          </table:table-cell>
          <table:table-cell table:formula="of:=TINV(0.05;[.R105])" office:value-type="float" office:value="2.36462425159279" calcext:value-type="float">
            <text:p>2.3646242516</text:p>
          </table:table-cell>
          <table:table-cell table:formula="of:=TINV(0.05;[.S105])" office:value-type="float" office:value="2.36462425159279" calcext:value-type="float">
            <text:p>2.3646242516</text:p>
          </table:table-cell>
          <table:table-cell table:number-columns-repeated="2"/>
        </table:table-row>
        <table:table-row table:style-name="ro3">
          <table:table-cell/>
          <table:table-cell office:value-type="float" office:value="31.24" calcext:value-type="float">
            <text:p>31.24</text:p>
          </table:table-cell>
          <table:table-cell office:value-type="float" office:value="28.75" calcext:value-type="float">
            <text:p>28.75</text:p>
          </table:table-cell>
          <table:table-cell office:value-type="float" office:value="28.61" calcext:value-type="float">
            <text:p>28.61</text:p>
          </table:table-cell>
          <table:table-cell/>
          <table:table-cell office:value-type="float" office:value="31.32" calcext:value-type="float">
            <text:p>31.32</text:p>
          </table:table-cell>
          <table:table-cell office:value-type="string" calcext:value-type="string">
            <text:p>Margin of error</text:p>
          </table:table-cell>
          <table:table-cell table:style-name="ce17" table:formula="of:=([.H106]*[.H104])" office:value-type="string" office:string-value="" calcext:value-type="error">
            <text:p>Err:502</text:p>
          </table:table-cell>
          <table:table-cell table:style-name="ce17" table:formula="of:=([.I106]*[.I104])" office:value-type="float" office:value="0.230612209562287" calcext:value-type="float">
            <text:p>0.2306122096</text:p>
          </table:table-cell>
          <table:table-cell table:style-name="ce17" table:formula="of:=([.J106]*[.J104])" office:value-type="float" office:value="0.463570899735862" calcext:value-type="float">
            <text:p>0.4635708997</text:p>
          </table:table-cell>
          <table:table-cell table:style-name="ce17" table:formula="of:=([.K106]*[.K104])" office:value-type="float" office:value="0.201332234574054" calcext:value-type="float">
            <text:p>0.2013322346</text:p>
          </table:table-cell>
          <table:table-cell table:style-name="ce17" table:formula="of:=([.L106]*[.L104])" office:value-type="string" office:string-value="" calcext:value-type="error">
            <text:p>Err:502</text:p>
          </table:table-cell>
          <table:table-cell table:style-name="ce24" table:formula="of:=([.M106]*[.M104])" office:value-type="float" office:value="2.35754370571736" calcext:value-type="float">
            <text:p>2.3575437057</text:p>
          </table:table-cell>
          <table:table-cell table:style-name="ce17"/>
          <table:table-cell office:value-type="float" office:value="272" calcext:value-type="float">
            <text:p>27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rgin of error</text:p>
          </table:table-cell>
          <table:table-cell table:style-name="ce17" table:formula="of:=([.R106]*[.R104])" office:value-type="float" office:value="11.9991575608013" calcext:value-type="float">
            <text:p>11.9991575608</text:p>
          </table:table-cell>
          <table:table-cell table:style-name="ce24" table:formula="of:=([.S106]*[.S104])" office:value-type="float" office:value="8.87203141771975" calcext:value-type="float">
            <text:p>8.8720314177</text:p>
          </table:table-cell>
          <table:table-cell/>
          <table:table-cell table:formula="of:=CONCATENATE(LOWER([.A98]);&quot;;&quot;;[.I102];&quot;;&quot;;[.I107];&quot;;&quot;;[.M102];&quot;;&quot;;[.M107];&quot;;&quot;;[.R102];&quot;;&quot;;[.R107];&quot;;&quot;;[.S102];&quot;;&quot;;[.S107])" office:value-type="string" office:string-value="scimark.lu.large;30.6;0.230612209562287;28.54625;2.35754370571736;264.75;11.9991575608013;48.75;8.87203141771975" calcext:value-type="string">
            <text:p>scimark.lu.large;30.6;0.230612209562287;28.54625;2.35754370571736;264.75;11.9991575608013;48.75;8.87203141771975</text:p>
          </table:table-cell>
        </table:table-row>
        <table:table-row table:style-name="ro3">
          <table:table-cell/>
          <table:table-cell office:value-type="float" office:value="31.29" calcext:value-type="float">
            <text:p>31.29</text:p>
          </table:table-cell>
          <table:table-cell office:value-type="float" office:value="29.16" calcext:value-type="float">
            <text:p>29.16</text:p>
          </table:table-cell>
          <table:table-cell office:value-type="float" office:value="28.47" calcext:value-type="float">
            <text:p>28.47</text:p>
          </table:table-cell>
          <table:table-cell/>
          <table:table-cell office:value-type="float" office:value="31.38" calcext:value-type="float">
            <text:p>31.38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H107]/[.H102]" office:value-type="string" office:string-value="" calcext:value-type="error">
            <text:p>Err:502</text:p>
          </table:table-cell>
          <table:table-cell table:style-name="ce18" table:formula="of:=[.I107]/[.I102]" office:value-type="percentage" office:value="0.00753634671772179" calcext:value-type="percentage">
            <text:p>0.75%</text:p>
          </table:table-cell>
          <table:table-cell table:style-name="ce18" table:formula="of:=[.J107]/[.J102]" office:value-type="percentage" office:value="0.0164124942374177" calcext:value-type="percentage">
            <text:p>1.64%</text:p>
          </table:table-cell>
          <table:table-cell table:style-name="ce18" table:formula="of:=[.K107]/[.K102]" office:value-type="percentage" office:value="0.00696651330706068" calcext:value-type="percentage">
            <text:p>0.70%</text:p>
          </table:table-cell>
          <table:table-cell table:style-name="ce18" table:formula="of:=[.L107]/[.L102]" office:value-type="string" office:string-value="" calcext:value-type="error">
            <text:p>Err:502</text:p>
          </table:table-cell>
          <table:table-cell table:style-name="ce25" table:formula="of:=[.M107]/[.M102]" office:value-type="percentage" office:value="0.0825868093258261" calcext:value-type="percentage">
            <text:p>8.26%</text:p>
          </table:table-cell>
          <table:table-cell table:style-name="ce26"/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R107]/[.R102]" office:value-type="percentage" office:value="0.0453225970190794" calcext:value-type="percentage">
            <text:p>4.53%</text:p>
          </table:table-cell>
          <table:table-cell table:style-name="ce25" table:formula="of:=[.S107]/[.S102]" office:value-type="percentage" office:value="0.18199038805579" calcext:value-type="percentage">
            <text:p>18.20%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SCIMARK.LU.SMALL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7"/>
          <table:table-cell table:style-name="ce20"/>
          <table:table-cell table:style-name="ce8"/>
          <table:table-cell table:style-name="ce27"/>
          <table:table-cell table:style-name="ce7" table:number-columns-repeated="3"/>
          <table:table-cell table:style-name="ce20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USE</text:p>
          </table:table-cell>
          <table:covered-table-cell table:style-name="ce8"/>
          <table:table-cell table:style-name="ce8"/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9" office:value-type="string" calcext:value-type="string" table:number-columns-spanned="2" table:number-rows-spanned="1">
            <text:p>USE</text:p>
          </table:table-cell>
          <table:covered-table-cell table:style-name="ce21"/>
          <table:table-cell table:style-name="ce8"/>
          <table:table-cell table:style-name="ce28" office:value-type="string" calcext:value-type="string">
            <text:p>BASELINE</text:p>
          </table:table-cell>
          <table:table-cell table:style-name="ce29" office:value-type="string" calcext:value-type="string">
            <text:p>USE</text:p>
          </table:table-cell>
          <table:table-cell table:style-name="ce29"/>
          <table:table-cell table:style-name="ce28" office:value-type="string" calcext:value-type="string">
            <text:p>BASELINE</text:p>
          </table:table-cell>
          <table:table-cell table:style-name="ce21" office:value-type="string" calcext:value-type="string">
            <text:p>USE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/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22" office:value-type="string" calcext:value-type="string">
            <text:p>iteration</text:p>
          </table:table-cell>
          <table:table-cell table:style-name="ce12"/>
          <table:table-cell table:style-name="ce3"/>
          <table:table-cell table:style-name="ce12" table:number-columns-repeated="3"/>
          <table:table-cell table:style-name="ce22"/>
          <table:table-cell table:number-columns-repeated="2"/>
        </table:table-row>
        <table:table-row table:style-name="ro3">
          <table:table-cell/>
          <table:table-cell office:value-type="float" office:value="509.55" calcext:value-type="float">
            <text:p>509.55</text:p>
          </table:table-cell>
          <table:table-cell office:value-type="float" office:value="798.87" calcext:value-type="float">
            <text:p>798.87</text:p>
          </table:table-cell>
          <table:table-cell office:value-type="float" office:value="803.57" calcext:value-type="float">
            <text:p>803.57</text:p>
          </table:table-cell>
          <table:table-cell/>
          <table:table-cell office:value-type="float" office:value="555.88" calcext:value-type="float">
            <text:p>555.88</text:p>
          </table:table-cell>
          <table:table-cell office:value-type="string" calcext:value-type="string">
            <text:p>Count of obvervations</text:p>
          </table:table-cell>
          <table:table-cell table:formula="of:=COUNT([.A113:.A122])" office:value-type="float" office:value="0" calcext:value-type="float">
            <text:p>0</text:p>
          </table:table-cell>
          <table:table-cell table:formula="of:=COUNT([.B113:.B122])" office:value-type="float" office:value="8" calcext:value-type="float">
            <text:p>8</text:p>
          </table:table-cell>
          <table:table-cell table:formula="of:=COUNT([.C113:.C122])" office:value-type="float" office:value="8" calcext:value-type="float">
            <text:p>8</text:p>
          </table:table-cell>
          <table:table-cell table:formula="of:=COUNT([.D113:.D122])" office:value-type="float" office:value="8" calcext:value-type="float">
            <text:p>8</text:p>
          </table:table-cell>
          <table:table-cell table:formula="of:=COUNT([.E113:.E122])" office:value-type="float" office:value="0" calcext:value-type="float">
            <text:p>0</text:p>
          </table:table-cell>
          <table:table-cell table:formula="of:=COUNT([.F113:.F122])" office:value-type="float" office:value="8" calcext:value-type="float">
            <text:p>8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Count of obvervations</text:p>
          </table:table-cell>
          <table:table-cell table:formula="of:=COUNT([.O113:.O122])" office:value-type="float" office:value="8" calcext:value-type="float">
            <text:p>8</text:p>
          </table:table-cell>
          <table:table-cell table:formula="of:=COUNT([.P113:.P122])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/>
          <table:table-cell office:value-type="float" office:value="548.89" calcext:value-type="float">
            <text:p>548.89</text:p>
          </table:table-cell>
          <table:table-cell office:value-type="float" office:value="801.33" calcext:value-type="float">
            <text:p>801.33</text:p>
          </table:table-cell>
          <table:table-cell office:value-type="float" office:value="817.52" calcext:value-type="float">
            <text:p>817.52</text:p>
          </table:table-cell>
          <table:table-cell/>
          <table:table-cell office:value-type="float" office:value="587.16" calcext:value-type="float">
            <text:p>587.16</text:p>
          </table:table-cell>
          <table:table-cell office:value-type="string" calcext:value-type="string">
            <text:p>Sample mean</text:p>
          </table:table-cell>
          <table:table-cell table:style-name="ce17" table:formula="of:=AVERAGE([.A113:.A122])" office:value-type="string" office:string-value="" calcext:value-type="error">
            <text:p>#DIV/0!</text:p>
          </table:table-cell>
          <table:table-cell table:style-name="ce17" table:formula="of:=AVERAGE([.B113:.B122])" office:value-type="float" office:value="551.64375" calcext:value-type="float">
            <text:p>551.64375</text:p>
          </table:table-cell>
          <table:table-cell table:style-name="ce17" table:formula="of:=AVERAGE([.C113:.C122])" office:value-type="float" office:value="810.08875" calcext:value-type="float">
            <text:p>810.08875</text:p>
          </table:table-cell>
          <table:table-cell table:style-name="ce17" table:formula="of:=AVERAGE([.D113:.D122])" office:value-type="float" office:value="809.7275" calcext:value-type="float">
            <text:p>809.7275</text:p>
          </table:table-cell>
          <table:table-cell table:style-name="ce17" table:formula="of:=AVERAGE([.E113:.E122])" office:value-type="string" office:string-value="" calcext:value-type="error">
            <text:p>#DIV/0!</text:p>
          </table:table-cell>
          <table:table-cell table:style-name="ce24" table:formula="of:=AVERAGE([.F113:.F122])" office:value-type="float" office:value="589.605" calcext:value-type="float">
            <text:p>589.605</text:p>
          </table:table-cell>
          <table:table-cell table:style-name="ce17"/>
          <table:table-cell office:value-type="float" office:value="250" calcext:value-type="float">
            <text:p>25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ample mean</text:p>
          </table:table-cell>
          <table:table-cell table:style-name="ce17" table:formula="of:=AVERAGE([.O113:.O122])" office:value-type="float" office:value="289.375" calcext:value-type="float">
            <text:p>289.375</text:p>
          </table:table-cell>
          <table:table-cell table:style-name="ce24" table:formula="of:=AVERAGE([.P113:.P122])" office:value-type="float" office:value="142.125" calcext:value-type="float">
            <text:p>142.125</text:p>
          </table:table-cell>
          <table:table-cell table:number-columns-repeated="2"/>
        </table:table-row>
        <table:table-row table:style-name="ro3">
          <table:table-cell/>
          <table:table-cell office:value-type="float" office:value="566.71" calcext:value-type="float">
            <text:p>566.71</text:p>
          </table:table-cell>
          <table:table-cell office:value-type="float" office:value="806.42" calcext:value-type="float">
            <text:p>806.42</text:p>
          </table:table-cell>
          <table:table-cell office:value-type="float" office:value="809.01" calcext:value-type="float">
            <text:p>809.01</text:p>
          </table:table-cell>
          <table:table-cell/>
          <table:table-cell office:value-type="float" office:value="590.04" calcext:value-type="float">
            <text:p>590.04</text:p>
          </table:table-cell>
          <table:table-cell office:value-type="string" calcext:value-type="string">
            <text:p>Sample variance</text:p>
          </table:table-cell>
          <table:table-cell table:formula="of:=VAR([.A114:.A122])" office:value-type="string" office:string-value="" calcext:value-type="error">
            <text:p>#DIV/0!</text:p>
          </table:table-cell>
          <table:table-cell table:formula="of:=VAR([.B114:.B122])" office:value-type="float" office:value="686.58909047619" calcext:value-type="float">
            <text:p>686.5890904762</text:p>
          </table:table-cell>
          <table:table-cell table:formula="of:=VAR([.C114:.C122])" office:value-type="float" office:value="77.4617809523807" calcext:value-type="float">
            <text:p>77.4617809524</text:p>
          </table:table-cell>
          <table:table-cell table:formula="of:=VAR([.D114:.D122])" office:value-type="float" office:value="22.115057142857" calcext:value-type="float">
            <text:p>22.1150571429</text:p>
          </table:table-cell>
          <table:table-cell table:formula="of:=VAR([.E114:.E122])" office:value-type="string" office:string-value="" calcext:value-type="error">
            <text:p>#DIV/0!</text:p>
          </table:table-cell>
          <table:table-cell table:formula="of:=VAR([.F114:.F122])" office:value-type="float" office:value="33.8269904761905" calcext:value-type="float">
            <text:p>33.8269904762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ample variance</text:p>
          </table:table-cell>
          <table:table-cell table:formula="of:=VAR([.O114:.O122])" office:value-type="float" office:value="1512.14285714286" calcext:value-type="float">
            <text:p>1512.1428571429</text:p>
          </table:table-cell>
          <table:table-cell table:formula="of:=VAR([.P114:.P122])" office:value-type="float" office:value="89.952380952381" calcext:value-type="float">
            <text:p>89.9523809524</text:p>
          </table:table-cell>
          <table:table-cell table:number-columns-repeated="2"/>
        </table:table-row>
        <table:table-row table:style-name="ro3">
          <table:table-cell/>
          <table:table-cell office:value-type="float" office:value="568.05" calcext:value-type="float">
            <text:p>568.05</text:p>
          </table:table-cell>
          <table:table-cell office:value-type="float" office:value="807.56" calcext:value-type="float">
            <text:p>807.56</text:p>
          </table:table-cell>
          <table:table-cell office:value-type="float" office:value="808.51" calcext:value-type="float">
            <text:p>808.51</text:p>
          </table:table-cell>
          <table:table-cell/>
          <table:table-cell office:value-type="float" office:value="590.77" calcext:value-type="float">
            <text:p>590.77</text:p>
          </table:table-cell>
          <table:table-cell office:value-type="string" calcext:value-type="string">
            <text:p>Estimate of std. Error</text:p>
          </table:table-cell>
          <table:table-cell table:formula="of:=SQRT([.H115]/[.H113])" office:value-type="string" office:string-value="" calcext:value-type="error">
            <text:p>#DIV/0!</text:p>
          </table:table-cell>
          <table:table-cell table:formula="of:=SQRT([.I115]/[.I113])" office:value-type="float" office:value="9.26410472250415" calcext:value-type="float">
            <text:p>9.2641047225</text:p>
          </table:table-cell>
          <table:table-cell table:formula="of:=SQRT([.J115]/[.J113])" office:value-type="float" office:value="3.11170734791169" calcext:value-type="float">
            <text:p>3.1117073479</text:p>
          </table:table-cell>
          <table:table-cell table:formula="of:=SQRT([.K115]/[.K113])" office:value-type="float" office:value="1.66264311951096" calcext:value-type="float">
            <text:p>1.6626431195</text:p>
          </table:table-cell>
          <table:table-cell table:formula="of:=SQRT([.L115]/[.L113])" office:value-type="string" office:string-value="" calcext:value-type="error">
            <text:p>#DIV/0!</text:p>
          </table:table-cell>
          <table:table-cell table:formula="of:=SQRT([.M115]/[.M113])" office:value-type="float" office:value="2.05630100168332" calcext:value-type="float">
            <text:p>2.0563010017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Estimate of std. Error</text:p>
          </table:table-cell>
          <table:table-cell table:formula="of:=SQRT([.R115]/[.R113])" office:value-type="float" office:value="13.7483765275343" calcext:value-type="float">
            <text:p>13.7483765275</text:p>
          </table:table-cell>
          <table:table-cell table:formula="of:=SQRT([.S115]/[.S113])" office:value-type="float" office:value="3.35321452028462" calcext:value-type="float">
            <text:p>3.3532145203</text:p>
          </table:table-cell>
          <table:table-cell table:number-columns-repeated="2"/>
        </table:table-row>
        <table:table-row table:style-name="ro3">
          <table:table-cell/>
          <table:table-cell office:value-type="float" office:value="594.8" calcext:value-type="float">
            <text:p>594.8</text:p>
          </table:table-cell>
          <table:table-cell office:value-type="float" office:value="809.11" calcext:value-type="float">
            <text:p>809.11</text:p>
          </table:table-cell>
          <table:table-cell office:value-type="float" office:value="812.1" calcext:value-type="float">
            <text:p>812.1</text:p>
          </table:table-cell>
          <table:table-cell/>
          <table:table-cell office:value-type="float" office:value="593.69" calcext:value-type="float">
            <text:p>593.69</text:p>
          </table:table-cell>
          <table:table-cell office:value-type="string" calcext:value-type="string">
            <text:p>Degrees of freedom</text:p>
          </table:table-cell>
          <table:table-cell table:formula="of:=[.H113]-1" office:value-type="float" office:value="-1" calcext:value-type="float">
            <text:p>-1</text:p>
          </table:table-cell>
          <table:table-cell table:formula="of:=[.I113]-1" office:value-type="float" office:value="7" calcext:value-type="float">
            <text:p>7</text:p>
          </table:table-cell>
          <table:table-cell table:formula="of:=[.J113]-1" office:value-type="float" office:value="7" calcext:value-type="float">
            <text:p>7</text:p>
          </table:table-cell>
          <table:table-cell table:formula="of:=[.K113]-1" office:value-type="float" office:value="7" calcext:value-type="float">
            <text:p>7</text:p>
          </table:table-cell>
          <table:table-cell table:formula="of:=[.L113]-1" office:value-type="float" office:value="-1" calcext:value-type="float">
            <text:p>-1</text:p>
          </table:table-cell>
          <table:table-cell table:formula="of:=[.M113]-1" office:value-type="float" office:value="7" calcext:value-type="float">
            <text:p>7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egrees of freedom</text:p>
          </table:table-cell>
          <table:table-cell table:formula="of:=[.R113]-1" office:value-type="float" office:value="7" calcext:value-type="float">
            <text:p>7</text:p>
          </table:table-cell>
          <table:table-cell table:formula="of:=[.S113]-1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/>
          <table:table-cell office:value-type="float" office:value="509.55" calcext:value-type="float">
            <text:p>509.55</text:p>
          </table:table-cell>
          <table:table-cell office:value-type="float" office:value="810.22" calcext:value-type="float">
            <text:p>810.22</text:p>
          </table:table-cell>
          <table:table-cell office:value-type="float" office:value="804.94" calcext:value-type="float">
            <text:p>804.94</text:p>
          </table:table-cell>
          <table:table-cell/>
          <table:table-cell office:value-type="float" office:value="595.53" calcext:value-type="float">
            <text:p>595.53</text:p>
          </table:table-cell>
          <table:table-cell office:value-type="string" calcext:value-type="string">
            <text:p>t value</text:p>
          </table:table-cell>
          <table:table-cell table:formula="of:=TINV(0.05;[.H117])" office:value-type="string" office:string-value="" calcext:value-type="error">
            <text:p>Err:502</text:p>
          </table:table-cell>
          <table:table-cell table:formula="of:=TINV(0.05;[.I117])" office:value-type="float" office:value="2.36462425159279" calcext:value-type="float">
            <text:p>2.3646242516</text:p>
          </table:table-cell>
          <table:table-cell table:formula="of:=TINV(0.05;[.J117])" office:value-type="float" office:value="2.36462425159279" calcext:value-type="float">
            <text:p>2.3646242516</text:p>
          </table:table-cell>
          <table:table-cell table:formula="of:=TINV(0.05;[.K117])" office:value-type="float" office:value="2.36462425159279" calcext:value-type="float">
            <text:p>2.3646242516</text:p>
          </table:table-cell>
          <table:table-cell table:formula="of:=TINV(0.05;[.L117])" office:value-type="string" office:string-value="" calcext:value-type="error">
            <text:p>Err:502</text:p>
          </table:table-cell>
          <table:table-cell table:formula="of:=TINV(0.05;[.M117])" office:value-type="float" office:value="2.36462425159279" calcext:value-type="float">
            <text:p>2.3646242516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 value</text:p>
          </table:table-cell>
          <table:table-cell table:formula="of:=TINV(0.05;[.R117])" office:value-type="float" office:value="2.36462425159279" calcext:value-type="float">
            <text:p>2.3646242516</text:p>
          </table:table-cell>
          <table:table-cell table:formula="of:=TINV(0.05;[.S117])" office:value-type="float" office:value="2.36462425159279" calcext:value-type="float">
            <text:p>2.3646242516</text:p>
          </table:table-cell>
          <table:table-cell table:number-columns-repeated="2"/>
        </table:table-row>
        <table:table-row table:style-name="ro3">
          <table:table-cell/>
          <table:table-cell office:value-type="float" office:value="548.89" calcext:value-type="float">
            <text:p>548.89</text:p>
          </table:table-cell>
          <table:table-cell office:value-type="float" office:value="820.43" calcext:value-type="float">
            <text:p>820.43</text:p>
          </table:table-cell>
          <table:table-cell office:value-type="float" office:value="815.73" calcext:value-type="float">
            <text:p>815.73</text:p>
          </table:table-cell>
          <table:table-cell/>
          <table:table-cell office:value-type="float" office:value="600.38" calcext:value-type="float">
            <text:p>600.38</text:p>
          </table:table-cell>
          <table:table-cell office:value-type="string" calcext:value-type="string">
            <text:p>Margin of error</text:p>
          </table:table-cell>
          <table:table-cell table:style-name="ce17" table:formula="of:=([.H118]*[.H116])" office:value-type="string" office:string-value="" calcext:value-type="error">
            <text:p>Err:502</text:p>
          </table:table-cell>
          <table:table-cell table:style-name="ce17" table:formula="of:=([.I118]*[.I116])" office:value-type="float" office:value="21.9061266961286" calcext:value-type="float">
            <text:p>21.9061266961</text:p>
          </table:table-cell>
          <table:table-cell table:style-name="ce17" table:formula="of:=([.J118]*[.J116])" office:value-type="float" office:value="7.35801865873145" calcext:value-type="float">
            <text:p>7.3580186587</text:p>
          </table:table-cell>
          <table:table-cell table:style-name="ce17" table:formula="of:=([.K118]*[.K116])" office:value-type="float" office:value="3.93152624213949" calcext:value-type="float">
            <text:p>3.9315262421</text:p>
          </table:table-cell>
          <table:table-cell table:style-name="ce17" table:formula="of:=([.L118]*[.L116])" office:value-type="string" office:string-value="" calcext:value-type="error">
            <text:p>Err:502</text:p>
          </table:table-cell>
          <table:table-cell table:style-name="ce24" table:formula="of:=([.M118]*[.M116])" office:value-type="float" office:value="4.86237921715491" calcext:value-type="float">
            <text:p>4.8623792172</text:p>
          </table:table-cell>
          <table:table-cell table:style-name="ce17"/>
          <table:table-cell office:value-type="float" office:value="250" calcext:value-type="float">
            <text:p>25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Margin of error</text:p>
          </table:table-cell>
          <table:table-cell table:style-name="ce17" table:formula="of:=([.R118]*[.R116])" office:value-type="float" office:value="32.5097445570367" calcext:value-type="float">
            <text:p>32.509744557</text:p>
          </table:table-cell>
          <table:table-cell table:style-name="ce24" table:formula="of:=([.S118]*[.S116])" office:value-type="float" office:value="7.92909237545809" calcext:value-type="float">
            <text:p>7.9290923755</text:p>
          </table:table-cell>
          <table:table-cell/>
          <table:table-cell table:formula="of:=CONCATENATE(LOWER([.A110]);&quot;;&quot;;[.I114];&quot;;&quot;;[.I119];&quot;;&quot;;[.M114];&quot;;&quot;;[.M119];&quot;;&quot;;[.R114];&quot;;&quot;;[.R119];&quot;;&quot;;[.S114];&quot;;&quot;;[.S119])" office:value-type="string" office:string-value="scimark.lu.small;551.64375;21.9061266961286;589.605;4.86237921715491;289.375;32.5097445570367;142.125;7.92909237545809" calcext:value-type="string">
            <text:p>scimark.lu.small;551.64375;21.9061266961286;589.605;4.86237921715491;289.375;32.5097445570367;142.125;7.92909237545809</text:p>
          </table:table-cell>
        </table:table-row>
        <table:table-row table:style-name="ro3">
          <table:table-cell/>
          <table:table-cell office:value-type="float" office:value="566.71" calcext:value-type="float">
            <text:p>566.71</text:p>
          </table:table-cell>
          <table:table-cell office:value-type="float" office:value="826.77" calcext:value-type="float">
            <text:p>826.77</text:p>
          </table:table-cell>
          <table:table-cell office:value-type="float" office:value="806.44" calcext:value-type="float">
            <text:p>806.44</text:p>
          </table:table-cell>
          <table:table-cell/>
          <table:table-cell office:value-type="float" office:value="603.39" calcext:value-type="float">
            <text:p>603.39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H119]/[.H114]" office:value-type="string" office:string-value="" calcext:value-type="error">
            <text:p>Err:502</text:p>
          </table:table-cell>
          <table:table-cell table:style-name="ce18" table:formula="of:=[.I119]/[.I114]" office:value-type="percentage" office:value="0.0397106406011644" calcext:value-type="percentage">
            <text:p>3.97%</text:p>
          </table:table-cell>
          <table:table-cell table:style-name="ce18" table:formula="of:=[.J119]/[.J114]" office:value-type="percentage" office:value="0.00908297844986916" calcext:value-type="percentage">
            <text:p>0.91%</text:p>
          </table:table-cell>
          <table:table-cell table:style-name="ce18" table:formula="of:=[.K119]/[.K114]" office:value-type="percentage" office:value="0.00485536954362979" calcext:value-type="percentage">
            <text:p>0.49%</text:p>
          </table:table-cell>
          <table:table-cell table:style-name="ce18" table:formula="of:=[.L119]/[.L114]" office:value-type="string" office:string-value="" calcext:value-type="error">
            <text:p>Err:502</text:p>
          </table:table-cell>
          <table:table-cell table:style-name="ce25" table:formula="of:=[.M119]/[.M114]" office:value-type="percentage" office:value="0.00824684189780431" calcext:value-type="percentage">
            <text:p>0.82%</text:p>
          </table:table-cell>
          <table:table-cell table:style-name="ce26"/>
          <table:table-cell office:value-type="float" office:value="284" calcext:value-type="float">
            <text:p>284</text:p>
          </table:table-cell>
          <table:table-cell office:value-type="float" office:value="135" calcext:value-type="float">
            <text:p>135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R119]/[.R114]" office:value-type="percentage" office:value="0.11234468961395" calcext:value-type="percentage">
            <text:p>11.23%</text:p>
          </table:table-cell>
          <table:table-cell table:style-name="ce25" table:formula="of:=[.S119]/[.S114]" office:value-type="percentage" office:value="0.0557895681650525" calcext:value-type="percentage">
            <text:p>5.58%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SCIMARK.MONTE_CARLO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7"/>
          <table:table-cell table:style-name="ce20"/>
          <table:table-cell table:style-name="ce8"/>
          <table:table-cell table:style-name="ce27"/>
          <table:table-cell table:style-name="ce7" table:number-columns-repeated="3"/>
          <table:table-cell table:style-name="ce20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USE</text:p>
          </table:table-cell>
          <table:covered-table-cell table:style-name="ce8"/>
          <table:table-cell table:style-name="ce8"/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9" office:value-type="string" calcext:value-type="string" table:number-columns-spanned="2" table:number-rows-spanned="1">
            <text:p>USE</text:p>
          </table:table-cell>
          <table:covered-table-cell table:style-name="ce21"/>
          <table:table-cell table:style-name="ce8"/>
          <table:table-cell table:style-name="ce28" office:value-type="string" calcext:value-type="string">
            <text:p>BASELINE</text:p>
          </table:table-cell>
          <table:table-cell table:style-name="ce29" office:value-type="string" calcext:value-type="string">
            <text:p>USE</text:p>
          </table:table-cell>
          <table:table-cell table:style-name="ce29"/>
          <table:table-cell table:style-name="ce28" office:value-type="string" calcext:value-type="string">
            <text:p>BASELINE</text:p>
          </table:table-cell>
          <table:table-cell table:style-name="ce21" office:value-type="string" calcext:value-type="string">
            <text:p>USE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/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22" office:value-type="string" calcext:value-type="string">
            <text:p>iteration</text:p>
          </table:table-cell>
          <table:table-cell table:style-name="ce12"/>
          <table:table-cell table:style-name="ce3"/>
          <table:table-cell table:style-name="ce12" table:number-columns-repeated="3"/>
          <table:table-cell table:style-name="ce22"/>
          <table:table-cell table:number-columns-repeated="2"/>
        </table:table-row>
        <table:table-row table:style-name="ro3">
          <table:table-cell/>
          <table:table-cell office:value-type="float" office:value="197.21" calcext:value-type="float">
            <text:p>197.21</text:p>
          </table:table-cell>
          <table:table-cell office:value-type="float" office:value="314.62" calcext:value-type="float">
            <text:p>314.62</text:p>
          </table:table-cell>
          <table:table-cell office:value-type="float" office:value="321.87" calcext:value-type="float">
            <text:p>321.87</text:p>
          </table:table-cell>
          <table:table-cell/>
          <table:table-cell office:value-type="float" office:value="207.39" calcext:value-type="float">
            <text:p>207.39</text:p>
          </table:table-cell>
          <table:table-cell office:value-type="string" calcext:value-type="string">
            <text:p>Count of obvervations</text:p>
          </table:table-cell>
          <table:table-cell table:formula="of:=COUNT([.A125:.A134])" office:value-type="float" office:value="0" calcext:value-type="float">
            <text:p>0</text:p>
          </table:table-cell>
          <table:table-cell table:formula="of:=COUNT([.B125:.B134])" office:value-type="float" office:value="8" calcext:value-type="float">
            <text:p>8</text:p>
          </table:table-cell>
          <table:table-cell table:formula="of:=COUNT([.C125:.C134])" office:value-type="float" office:value="8" calcext:value-type="float">
            <text:p>8</text:p>
          </table:table-cell>
          <table:table-cell table:formula="of:=COUNT([.D125:.D134])" office:value-type="float" office:value="8" calcext:value-type="float">
            <text:p>8</text:p>
          </table:table-cell>
          <table:table-cell table:formula="of:=COUNT([.E125:.E134])" office:value-type="float" office:value="0" calcext:value-type="float">
            <text:p>0</text:p>
          </table:table-cell>
          <table:table-cell table:formula="of:=COUNT([.F125:.F134])" office:value-type="float" office:value="8" calcext:value-type="float">
            <text:p>8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Count of obvervations</text:p>
          </table:table-cell>
          <table:table-cell table:formula="of:=COUNT([.O125:.O134])" office:value-type="float" office:value="8" calcext:value-type="float">
            <text:p>8</text:p>
          </table:table-cell>
          <table:table-cell table:formula="of:=COUNT([.P125:.P134])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/>
          <table:table-cell office:value-type="float" office:value="203.35" calcext:value-type="float">
            <text:p>203.35</text:p>
          </table:table-cell>
          <table:table-cell office:value-type="float" office:value="315.44" calcext:value-type="float">
            <text:p>315.44</text:p>
          </table:table-cell>
          <table:table-cell office:value-type="float" office:value="320.68" calcext:value-type="float">
            <text:p>320.68</text:p>
          </table:table-cell>
          <table:table-cell/>
          <table:table-cell office:value-type="float" office:value="220.49" calcext:value-type="float">
            <text:p>220.49</text:p>
          </table:table-cell>
          <table:table-cell office:value-type="string" calcext:value-type="string">
            <text:p>Sample mean</text:p>
          </table:table-cell>
          <table:table-cell table:style-name="ce17" table:formula="of:=AVERAGE([.A125:.A134])" office:value-type="string" office:string-value="" calcext:value-type="error">
            <text:p>#DIV/0!</text:p>
          </table:table-cell>
          <table:table-cell table:style-name="ce17" table:formula="of:=AVERAGE([.B125:.B134])" office:value-type="float" office:value="209.78625" calcext:value-type="float">
            <text:p>209.78625</text:p>
          </table:table-cell>
          <table:table-cell table:style-name="ce17" table:formula="of:=AVERAGE([.C125:.C134])" office:value-type="float" office:value="327.69625" calcext:value-type="float">
            <text:p>327.69625</text:p>
          </table:table-cell>
          <table:table-cell table:style-name="ce17" table:formula="of:=AVERAGE([.D125:.D134])" office:value-type="float" office:value="333.36" calcext:value-type="float">
            <text:p>333.36</text:p>
          </table:table-cell>
          <table:table-cell table:style-name="ce17" table:formula="of:=AVERAGE([.E125:.E134])" office:value-type="string" office:string-value="" calcext:value-type="error">
            <text:p>#DIV/0!</text:p>
          </table:table-cell>
          <table:table-cell table:style-name="ce24" table:formula="of:=AVERAGE([.F125:.F134])" office:value-type="float" office:value="235.04" calcext:value-type="float">
            <text:p>235.04</text:p>
          </table:table-cell>
          <table:table-cell table:style-name="ce17"/>
          <table:table-cell office:value-type="float" office:value="212" calcext:value-type="float">
            <text:p>21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mple mean</text:p>
          </table:table-cell>
          <table:table-cell table:style-name="ce17" table:formula="of:=AVERAGE([.O125:.O134])" office:value-type="float" office:value="232.875" calcext:value-type="float">
            <text:p>232.875</text:p>
          </table:table-cell>
          <table:table-cell table:style-name="ce24" table:formula="of:=AVERAGE([.P125:.P134])" office:value-type="float" office:value="113" calcext:value-type="float">
            <text:p>113</text:p>
          </table:table-cell>
          <table:table-cell table:number-columns-repeated="2"/>
        </table:table-row>
        <table:table-row table:style-name="ro3">
          <table:table-cell/>
          <table:table-cell office:value-type="float" office:value="209.2" calcext:value-type="float">
            <text:p>209.2</text:p>
          </table:table-cell>
          <table:table-cell office:value-type="float" office:value="316.76" calcext:value-type="float">
            <text:p>316.76</text:p>
          </table:table-cell>
          <table:table-cell office:value-type="float" office:value="325.31" calcext:value-type="float">
            <text:p>325.31</text:p>
          </table:table-cell>
          <table:table-cell/>
          <table:table-cell office:value-type="float" office:value="220.64" calcext:value-type="float">
            <text:p>220.64</text:p>
          </table:table-cell>
          <table:table-cell office:value-type="string" calcext:value-type="string">
            <text:p>Sample variance</text:p>
          </table:table-cell>
          <table:table-cell table:formula="of:=VAR([.A126:.A134])" office:value-type="string" office:string-value="" calcext:value-type="error">
            <text:p>#DIV/0!</text:p>
          </table:table-cell>
          <table:table-cell table:formula="of:=VAR([.B126:.B134])" office:value-type="float" office:value="33.7688571428571" calcext:value-type="float">
            <text:p>33.7688571429</text:p>
          </table:table-cell>
          <table:table-cell table:formula="of:=VAR([.C126:.C134])" office:value-type="float" office:value="161.711495238096" calcext:value-type="float">
            <text:p>161.7114952381</text:p>
          </table:table-cell>
          <table:table-cell table:formula="of:=VAR([.D126:.D134])" office:value-type="float" office:value="129.573047619047" calcext:value-type="float">
            <text:p>129.573047619</text:p>
          </table:table-cell>
          <table:table-cell table:formula="of:=VAR([.E126:.E134])" office:value-type="string" office:string-value="" calcext:value-type="error">
            <text:p>#DIV/0!</text:p>
          </table:table-cell>
          <table:table-cell table:formula="of:=VAR([.F126:.F134])" office:value-type="float" office:value="471.110433333333" calcext:value-type="float">
            <text:p>471.1104333333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ample variance</text:p>
          </table:table-cell>
          <table:table-cell table:formula="of:=VAR([.O126:.O134])" office:value-type="float" office:value="430.285714285714" calcext:value-type="float">
            <text:p>430.2857142857</text:p>
          </table:table-cell>
          <table:table-cell table:formula="of:=VAR([.P126:.P134])" office:value-type="float" office:value="323.142857142857" calcext:value-type="float">
            <text:p>323.1428571429</text:p>
          </table:table-cell>
          <table:table-cell table:number-columns-repeated="2"/>
        </table:table-row>
        <table:table-row table:style-name="ro3">
          <table:table-cell/>
          <table:table-cell office:value-type="float" office:value="210.25" calcext:value-type="float">
            <text:p>210.25</text:p>
          </table:table-cell>
          <table:table-cell office:value-type="float" office:value="317.09" calcext:value-type="float">
            <text:p>317.09</text:p>
          </table:table-cell>
          <table:table-cell office:value-type="float" office:value="324.36" calcext:value-type="float">
            <text:p>324.36</text:p>
          </table:table-cell>
          <table:table-cell/>
          <table:table-cell office:value-type="float" office:value="224.82" calcext:value-type="float">
            <text:p>224.82</text:p>
          </table:table-cell>
          <table:table-cell office:value-type="string" calcext:value-type="string">
            <text:p>Estimate of std. Error</text:p>
          </table:table-cell>
          <table:table-cell table:formula="of:=SQRT([.H127]/[.H125])" office:value-type="string" office:string-value="" calcext:value-type="error">
            <text:p>#DIV/0!</text:p>
          </table:table-cell>
          <table:table-cell table:formula="of:=SQRT([.I127]/[.I125])" office:value-type="float" office:value="2.05453331510033" calcext:value-type="float">
            <text:p>2.0545333151</text:p>
          </table:table-cell>
          <table:table-cell table:formula="of:=SQRT([.J127]/[.J125])" office:value-type="float" office:value="4.49599120381279" calcext:value-type="float">
            <text:p>4.4959912038</text:p>
          </table:table-cell>
          <table:table-cell table:formula="of:=SQRT([.K127]/[.K125])" office:value-type="float" office:value="4.0245038144324" calcext:value-type="float">
            <text:p>4.0245038144</text:p>
          </table:table-cell>
          <table:table-cell table:formula="of:=SQRT([.L127]/[.L125])" office:value-type="string" office:string-value="" calcext:value-type="error">
            <text:p>#DIV/0!</text:p>
          </table:table-cell>
          <table:table-cell table:formula="of:=SQRT([.M127]/[.M125])" office:value-type="float" office:value="7.67390410199832" calcext:value-type="float">
            <text:p>7.673904102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stimate of std. Error</text:p>
          </table:table-cell>
          <table:table-cell table:formula="of:=SQRT([.R127]/[.R125])" office:value-type="float" office:value="7.33387443891115" calcext:value-type="float">
            <text:p>7.3338744389</text:p>
          </table:table-cell>
          <table:table-cell table:formula="of:=SQRT([.S127]/[.S125])" office:value-type="float" office:value="6.35553751801192" calcext:value-type="float">
            <text:p>6.355537518</text:p>
          </table:table-cell>
          <table:table-cell table:number-columns-repeated="2"/>
        </table:table-row>
        <table:table-row table:style-name="ro3">
          <table:table-cell/>
          <table:table-cell office:value-type="float" office:value="210.8" calcext:value-type="float">
            <text:p>210.8</text:p>
          </table:table-cell>
          <table:table-cell office:value-type="float" office:value="335.24" calcext:value-type="float">
            <text:p>335.24</text:p>
          </table:table-cell>
          <table:table-cell office:value-type="float" office:value="342.76" calcext:value-type="float">
            <text:p>342.76</text:p>
          </table:table-cell>
          <table:table-cell/>
          <table:table-cell office:value-type="float" office:value="235.01" calcext:value-type="float">
            <text:p>235.01</text:p>
          </table:table-cell>
          <table:table-cell office:value-type="string" calcext:value-type="string">
            <text:p>Degrees of freedom</text:p>
          </table:table-cell>
          <table:table-cell table:formula="of:=[.H125]-1" office:value-type="float" office:value="-1" calcext:value-type="float">
            <text:p>-1</text:p>
          </table:table-cell>
          <table:table-cell table:formula="of:=[.I125]-1" office:value-type="float" office:value="7" calcext:value-type="float">
            <text:p>7</text:p>
          </table:table-cell>
          <table:table-cell table:formula="of:=[.J125]-1" office:value-type="float" office:value="7" calcext:value-type="float">
            <text:p>7</text:p>
          </table:table-cell>
          <table:table-cell table:formula="of:=[.K125]-1" office:value-type="float" office:value="7" calcext:value-type="float">
            <text:p>7</text:p>
          </table:table-cell>
          <table:table-cell table:formula="of:=[.L125]-1" office:value-type="float" office:value="-1" calcext:value-type="float">
            <text:p>-1</text:p>
          </table:table-cell>
          <table:table-cell table:formula="of:=[.M125]-1" office:value-type="float" office:value="7" calcext:value-type="float">
            <text:p>7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egrees of freedom</text:p>
          </table:table-cell>
          <table:table-cell table:formula="of:=[.R125]-1" office:value-type="float" office:value="7" calcext:value-type="float">
            <text:p>7</text:p>
          </table:table-cell>
          <table:table-cell table:formula="of:=[.S125]-1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/>
          <table:table-cell office:value-type="float" office:value="212.3" calcext:value-type="float">
            <text:p>212.3</text:p>
          </table:table-cell>
          <table:table-cell office:value-type="float" office:value="336.59" calcext:value-type="float">
            <text:p>336.59</text:p>
          </table:table-cell>
          <table:table-cell office:value-type="float" office:value="342.31" calcext:value-type="float">
            <text:p>342.31</text:p>
          </table:table-cell>
          <table:table-cell/>
          <table:table-cell office:value-type="float" office:value="236.39" calcext:value-type="float">
            <text:p>236.39</text:p>
          </table:table-cell>
          <table:table-cell office:value-type="string" calcext:value-type="string">
            <text:p>t value</text:p>
          </table:table-cell>
          <table:table-cell table:formula="of:=TINV(0.05;[.H129])" office:value-type="string" office:string-value="" calcext:value-type="error">
            <text:p>Err:502</text:p>
          </table:table-cell>
          <table:table-cell table:formula="of:=TINV(0.05;[.I129])" office:value-type="float" office:value="2.36462425159279" calcext:value-type="float">
            <text:p>2.3646242516</text:p>
          </table:table-cell>
          <table:table-cell table:formula="of:=TINV(0.05;[.J129])" office:value-type="float" office:value="2.36462425159279" calcext:value-type="float">
            <text:p>2.3646242516</text:p>
          </table:table-cell>
          <table:table-cell table:formula="of:=TINV(0.05;[.K129])" office:value-type="float" office:value="2.36462425159279" calcext:value-type="float">
            <text:p>2.3646242516</text:p>
          </table:table-cell>
          <table:table-cell table:formula="of:=TINV(0.05;[.L129])" office:value-type="string" office:string-value="" calcext:value-type="error">
            <text:p>Err:502</text:p>
          </table:table-cell>
          <table:table-cell table:formula="of:=TINV(0.05;[.M129])" office:value-type="float" office:value="2.36462425159279" calcext:value-type="float">
            <text:p>2.3646242516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 value</text:p>
          </table:table-cell>
          <table:table-cell table:formula="of:=TINV(0.05;[.R129])" office:value-type="float" office:value="2.36462425159279" calcext:value-type="float">
            <text:p>2.3646242516</text:p>
          </table:table-cell>
          <table:table-cell table:formula="of:=TINV(0.05;[.S129])" office:value-type="float" office:value="2.36462425159279" calcext:value-type="float">
            <text:p>2.3646242516</text:p>
          </table:table-cell>
          <table:table-cell table:number-columns-repeated="2"/>
        </table:table-row>
        <table:table-row table:style-name="ro3">
          <table:table-cell/>
          <table:table-cell office:value-type="float" office:value="212.39" calcext:value-type="float">
            <text:p>212.39</text:p>
          </table:table-cell>
          <table:table-cell office:value-type="float" office:value="340.35" calcext:value-type="float">
            <text:p>340.35</text:p>
          </table:table-cell>
          <table:table-cell office:value-type="float" office:value="339.33" calcext:value-type="float">
            <text:p>339.33</text:p>
          </table:table-cell>
          <table:table-cell/>
          <table:table-cell office:value-type="float" office:value="256.27" calcext:value-type="float">
            <text:p>256.27</text:p>
          </table:table-cell>
          <table:table-cell office:value-type="string" calcext:value-type="string">
            <text:p>Margin of error</text:p>
          </table:table-cell>
          <table:table-cell table:style-name="ce17" table:formula="of:=([.H130]*[.H128])" office:value-type="string" office:string-value="" calcext:value-type="error">
            <text:p>Err:502</text:p>
          </table:table-cell>
          <table:table-cell table:style-name="ce17" table:formula="of:=([.I130]*[.I128])" office:value-type="float" office:value="4.85819930259156" calcext:value-type="float">
            <text:p>4.8581993026</text:p>
          </table:table-cell>
          <table:table-cell table:style-name="ce17" table:formula="of:=([.J130]*[.J128])" office:value-type="float" office:value="10.6313298354836" calcext:value-type="float">
            <text:p>10.6313298355</text:p>
          </table:table-cell>
          <table:table-cell table:style-name="ce17" table:formula="of:=([.K130]*[.K128])" office:value-type="float" office:value="9.51643932023453" calcext:value-type="float">
            <text:p>9.5164393202</text:p>
          </table:table-cell>
          <table:table-cell table:style-name="ce17" table:formula="of:=([.L130]*[.L128])" office:value-type="string" office:string-value="" calcext:value-type="error">
            <text:p>Err:502</text:p>
          </table:table-cell>
          <table:table-cell table:style-name="ce24" table:formula="of:=([.M130]*[.M128])" office:value-type="float" office:value="18.1458997439826" calcext:value-type="float">
            <text:p>18.145899744</text:p>
          </table:table-cell>
          <table:table-cell table:style-name="ce17"/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argin of error</text:p>
          </table:table-cell>
          <table:table-cell table:style-name="ce17" table:formula="of:=([.R130]*[.R128])" office:value-type="float" office:value="17.3418573563857" calcext:value-type="float">
            <text:p>17.3418573564</text:p>
          </table:table-cell>
          <table:table-cell table:style-name="ce24" table:formula="of:=([.S130]*[.S128])" office:value-type="float" office:value="15.0284581469988" calcext:value-type="float">
            <text:p>15.028458147</text:p>
          </table:table-cell>
          <table:table-cell/>
          <table:table-cell table:formula="of:=CONCATENATE(LOWER([.A122]);&quot;;&quot;;[.I126];&quot;;&quot;;[.I131];&quot;;&quot;;[.M126];&quot;;&quot;;[.M131];&quot;;&quot;;[.R126];&quot;;&quot;;[.R131];&quot;;&quot;;[.S126];&quot;;&quot;;[.S131])" office:value-type="string" office:string-value="scimark.monte_carlo;209.78625;4.85819930259156;235.04;18.1458997439826;232.875;17.3418573563857;113;15.0284581469988" calcext:value-type="string">
            <text:p>scimark.monte_carlo;209.78625;4.85819930259156;235.04;18.1458997439826;232.875;17.3418573563857;113;15.0284581469988</text:p>
          </table:table-cell>
        </table:table-row>
        <table:table-row table:style-name="ro3">
          <table:table-cell/>
          <table:table-cell office:value-type="float" office:value="222.79" calcext:value-type="float">
            <text:p>222.79</text:p>
          </table:table-cell>
          <table:table-cell office:value-type="float" office:value="345.48" calcext:value-type="float">
            <text:p>345.48</text:p>
          </table:table-cell>
          <table:table-cell office:value-type="float" office:value="350.26" calcext:value-type="float">
            <text:p>350.26</text:p>
          </table:table-cell>
          <table:table-cell/>
          <table:table-cell office:value-type="float" office:value="279.31" calcext:value-type="float">
            <text:p>279.31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H131]/[.H126]" office:value-type="string" office:string-value="" calcext:value-type="error">
            <text:p>Err:502</text:p>
          </table:table-cell>
          <table:table-cell table:style-name="ce18" table:formula="of:=[.I131]/[.I126]" office:value-type="percentage" office:value="0.0231578537801765" calcext:value-type="percentage">
            <text:p>2.32%</text:p>
          </table:table-cell>
          <table:table-cell table:style-name="ce18" table:formula="of:=[.J131]/[.J126]" office:value-type="percentage" office:value="0.0324426350178971" calcext:value-type="percentage">
            <text:p>3.24%</text:p>
          </table:table-cell>
          <table:table-cell table:style-name="ce18" table:formula="of:=[.K131]/[.K126]" office:value-type="percentage" office:value="0.0285470341979677" calcext:value-type="percentage">
            <text:p>2.85%</text:p>
          </table:table-cell>
          <table:table-cell table:style-name="ce18" table:formula="of:=[.L131]/[.L126]" office:value-type="string" office:string-value="" calcext:value-type="error">
            <text:p>Err:502</text:p>
          </table:table-cell>
          <table:table-cell table:style-name="ce25" table:formula="of:=[.M131]/[.M126]" office:value-type="percentage" office:value="0.0772034536418592" calcext:value-type="percentage">
            <text:p>7.72%</text:p>
          </table:table-cell>
          <table:table-cell table:style-name="ce26"/>
          <table:table-cell office:value-type="float" office:value="227" calcext:value-type="float">
            <text:p>227</text:p>
          </table:table-cell>
          <table:table-cell office:value-type="float" office:value="108" calcext:value-type="float">
            <text:p>108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R131]/[.R126]" office:value-type="percentage" office:value="0.074468523269504" calcext:value-type="percentage">
            <text:p>7.45%</text:p>
          </table:table-cell>
          <table:table-cell table:style-name="ce25" table:formula="of:=[.S131]/[.S126]" office:value-type="percentage" office:value="0.132995204840698" calcext:value-type="percentage">
            <text:p>13.30%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SCIMARK.SOR.LARGE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7"/>
          <table:table-cell table:style-name="ce20"/>
          <table:table-cell table:style-name="ce8"/>
          <table:table-cell table:style-name="ce27"/>
          <table:table-cell table:style-name="ce7" table:number-columns-repeated="3"/>
          <table:table-cell table:style-name="ce20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USE</text:p>
          </table:table-cell>
          <table:covered-table-cell table:style-name="ce8"/>
          <table:table-cell table:style-name="ce8"/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9" office:value-type="string" calcext:value-type="string" table:number-columns-spanned="2" table:number-rows-spanned="1">
            <text:p>USE</text:p>
          </table:table-cell>
          <table:covered-table-cell table:style-name="ce21"/>
          <table:table-cell table:style-name="ce8"/>
          <table:table-cell table:style-name="ce28" office:value-type="string" calcext:value-type="string">
            <text:p>BASELINE</text:p>
          </table:table-cell>
          <table:table-cell table:style-name="ce29" office:value-type="string" calcext:value-type="string">
            <text:p>USE</text:p>
          </table:table-cell>
          <table:table-cell table:style-name="ce29"/>
          <table:table-cell table:style-name="ce28" office:value-type="string" calcext:value-type="string">
            <text:p>BASELINE</text:p>
          </table:table-cell>
          <table:table-cell table:style-name="ce21" office:value-type="string" calcext:value-type="string">
            <text:p>USE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/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22" office:value-type="string" calcext:value-type="string">
            <text:p>iteration</text:p>
          </table:table-cell>
          <table:table-cell table:style-name="ce12"/>
          <table:table-cell table:style-name="ce3"/>
          <table:table-cell table:style-name="ce12" table:number-columns-repeated="3"/>
          <table:table-cell table:style-name="ce22"/>
          <table:table-cell table:number-columns-repeated="2"/>
        </table:table-row>
        <table:table-row table:style-name="ro3">
          <table:table-cell/>
          <table:table-cell office:value-type="float" office:value="81.91" calcext:value-type="float">
            <text:p>81.91</text:p>
          </table:table-cell>
          <table:table-cell office:value-type="float" office:value="84.61" calcext:value-type="float">
            <text:p>84.61</text:p>
          </table:table-cell>
          <table:table-cell office:value-type="float" office:value="88.5" calcext:value-type="float">
            <text:p>88.5</text:p>
          </table:table-cell>
          <table:table-cell/>
          <table:table-cell office:value-type="float" office:value="44.93" calcext:value-type="float">
            <text:p>44.93</text:p>
          </table:table-cell>
          <table:table-cell office:value-type="string" calcext:value-type="string">
            <text:p>Count of obvervations</text:p>
          </table:table-cell>
          <table:table-cell table:formula="of:=COUNT([.A137:.A146])" office:value-type="float" office:value="0" calcext:value-type="float">
            <text:p>0</text:p>
          </table:table-cell>
          <table:table-cell table:formula="of:=COUNT([.B137:.B146])" office:value-type="float" office:value="8" calcext:value-type="float">
            <text:p>8</text:p>
          </table:table-cell>
          <table:table-cell table:formula="of:=COUNT([.C137:.C146])" office:value-type="float" office:value="8" calcext:value-type="float">
            <text:p>8</text:p>
          </table:table-cell>
          <table:table-cell table:formula="of:=COUNT([.D137:.D146])" office:value-type="float" office:value="8" calcext:value-type="float">
            <text:p>8</text:p>
          </table:table-cell>
          <table:table-cell table:formula="of:=COUNT([.E137:.E146])" office:value-type="float" office:value="0" calcext:value-type="float">
            <text:p>0</text:p>
          </table:table-cell>
          <table:table-cell table:formula="of:=COUNT([.F137:.F146])" office:value-type="float" office:value="8" calcext:value-type="float">
            <text:p>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ount of obvervations</text:p>
          </table:table-cell>
          <table:table-cell table:formula="of:=COUNT([.O137:.O146])" office:value-type="float" office:value="8" calcext:value-type="float">
            <text:p>8</text:p>
          </table:table-cell>
          <table:table-cell table:formula="of:=COUNT([.P137:.P146])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/>
          <table:table-cell office:value-type="float" office:value="82.28" calcext:value-type="float">
            <text:p>82.28</text:p>
          </table:table-cell>
          <table:table-cell office:value-type="float" office:value="84.79" calcext:value-type="float">
            <text:p>84.79</text:p>
          </table:table-cell>
          <table:table-cell office:value-type="float" office:value="90.89" calcext:value-type="float">
            <text:p>90.89</text:p>
          </table:table-cell>
          <table:table-cell/>
          <table:table-cell office:value-type="float" office:value="49.2" calcext:value-type="float">
            <text:p>49.2</text:p>
          </table:table-cell>
          <table:table-cell office:value-type="string" calcext:value-type="string">
            <text:p>Sample mean</text:p>
          </table:table-cell>
          <table:table-cell table:style-name="ce17" table:formula="of:=AVERAGE([.A137:.A146])" office:value-type="string" office:string-value="" calcext:value-type="error">
            <text:p>#DIV/0!</text:p>
          </table:table-cell>
          <table:table-cell table:style-name="ce17" table:formula="of:=AVERAGE([.B137:.B146])" office:value-type="float" office:value="82.90875" calcext:value-type="float">
            <text:p>82.90875</text:p>
          </table:table-cell>
          <table:table-cell table:style-name="ce17" table:formula="of:=AVERAGE([.C137:.C146])" office:value-type="float" office:value="87.4225" calcext:value-type="float">
            <text:p>87.4225</text:p>
          </table:table-cell>
          <table:table-cell table:style-name="ce17" table:formula="of:=AVERAGE([.D137:.D146])" office:value-type="float" office:value="89.3025" calcext:value-type="float">
            <text:p>89.3025</text:p>
          </table:table-cell>
          <table:table-cell table:style-name="ce17" table:formula="of:=AVERAGE([.E137:.E146])" office:value-type="string" office:string-value="" calcext:value-type="error">
            <text:p>#DIV/0!</text:p>
          </table:table-cell>
          <table:table-cell table:style-name="ce24" table:formula="of:=AVERAGE([.F137:.F146])" office:value-type="float" office:value="69.80375" calcext:value-type="float">
            <text:p>69.80375</text:p>
          </table:table-cell>
          <table:table-cell table:style-name="ce17"/>
          <table:table-cell office:value-type="float" office:value="196" calcext:value-type="float">
            <text:p>1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mple mean</text:p>
          </table:table-cell>
          <table:table-cell table:style-name="ce17" table:formula="of:=AVERAGE([.O137:.O146])" office:value-type="float" office:value="213.75" calcext:value-type="float">
            <text:p>213.75</text:p>
          </table:table-cell>
          <table:table-cell table:style-name="ce24" table:formula="of:=AVERAGE([.P137:.P146])" office:value-type="float" office:value="85.375" calcext:value-type="float">
            <text:p>85.375</text:p>
          </table:table-cell>
          <table:table-cell table:number-columns-repeated="2"/>
        </table:table-row>
        <table:table-row table:style-name="ro3">
          <table:table-cell/>
          <table:table-cell office:value-type="float" office:value="82.64" calcext:value-type="float">
            <text:p>82.64</text:p>
          </table:table-cell>
          <table:table-cell office:value-type="float" office:value="85.91" calcext:value-type="float">
            <text:p>85.91</text:p>
          </table:table-cell>
          <table:table-cell office:value-type="float" office:value="90.24" calcext:value-type="float">
            <text:p>90.24</text:p>
          </table:table-cell>
          <table:table-cell/>
          <table:table-cell office:value-type="float" office:value="49.69" calcext:value-type="float">
            <text:p>49.69</text:p>
          </table:table-cell>
          <table:table-cell office:value-type="string" calcext:value-type="string">
            <text:p>Sample variance</text:p>
          </table:table-cell>
          <table:table-cell table:formula="of:=VAR([.A138:.A146])" office:value-type="string" office:string-value="" calcext:value-type="error">
            <text:p>#DIV/0!</text:p>
          </table:table-cell>
          <table:table-cell table:formula="of:=VAR([.B138:.B146])" office:value-type="float" office:value="0.211914285714284" calcext:value-type="float">
            <text:p>0.2119142857</text:p>
          </table:table-cell>
          <table:table-cell table:formula="of:=VAR([.C138:.C146])" office:value-type="float" office:value="4.49392857142857" calcext:value-type="float">
            <text:p>4.4939285714</text:p>
          </table:table-cell>
          <table:table-cell table:formula="of:=VAR([.D138:.D146])" office:value-type="float" office:value="1.87669047619048" calcext:value-type="float">
            <text:p>1.8766904762</text:p>
          </table:table-cell>
          <table:table-cell table:formula="of:=VAR([.E138:.E146])" office:value-type="string" office:string-value="" calcext:value-type="error">
            <text:p>#DIV/0!</text:p>
          </table:table-cell>
          <table:table-cell table:formula="of:=VAR([.F138:.F146])" office:value-type="float" office:value="267.006657142857" calcext:value-type="float">
            <text:p>267.0066571429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ample variance</text:p>
          </table:table-cell>
          <table:table-cell table:formula="of:=VAR([.O138:.O146])" office:value-type="float" office:value="802.47619047619" calcext:value-type="float">
            <text:p>802.4761904762</text:p>
          </table:table-cell>
          <table:table-cell table:formula="of:=VAR([.P138:.P146])" office:value-type="float" office:value="141.476190476191" calcext:value-type="float">
            <text:p>141.4761904762</text:p>
          </table:table-cell>
          <table:table-cell table:number-columns-repeated="2"/>
        </table:table-row>
        <table:table-row table:style-name="ro3">
          <table:table-cell/>
          <table:table-cell office:value-type="float" office:value="83.11" calcext:value-type="float">
            <text:p>83.11</text:p>
          </table:table-cell>
          <table:table-cell office:value-type="float" office:value="86.21" calcext:value-type="float">
            <text:p>86.21</text:p>
          </table:table-cell>
          <table:table-cell office:value-type="float" office:value="89.78" calcext:value-type="float">
            <text:p>89.78</text:p>
          </table:table-cell>
          <table:table-cell/>
          <table:table-cell office:value-type="float" office:value="82.38" calcext:value-type="float">
            <text:p>82.38</text:p>
          </table:table-cell>
          <table:table-cell office:value-type="string" calcext:value-type="string">
            <text:p>Estimate of std. Error</text:p>
          </table:table-cell>
          <table:table-cell table:formula="of:=SQRT([.H139]/[.H137])" office:value-type="string" office:string-value="" calcext:value-type="error">
            <text:p>#DIV/0!</text:p>
          </table:table-cell>
          <table:table-cell table:formula="of:=SQRT([.I139]/[.I137])" office:value-type="float" office:value="0.162755293967003" calcext:value-type="float">
            <text:p>0.162755294</text:p>
          </table:table-cell>
          <table:table-cell table:formula="of:=SQRT([.J139]/[.J137])" office:value-type="float" office:value="0.749493876845283" calcext:value-type="float">
            <text:p>0.7494938768</text:p>
          </table:table-cell>
          <table:table-cell table:formula="of:=SQRT([.K139]/[.K137])" office:value-type="float" office:value="0.484341108645353" calcext:value-type="float">
            <text:p>0.4843411086</text:p>
          </table:table-cell>
          <table:table-cell table:formula="of:=SQRT([.L139]/[.L137])" office:value-type="string" office:string-value="" calcext:value-type="error">
            <text:p>#DIV/0!</text:p>
          </table:table-cell>
          <table:table-cell table:formula="of:=SQRT([.M139]/[.M137])" office:value-type="float" office:value="5.77718202438327" calcext:value-type="float">
            <text:p>5.7771820244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stimate of std. Error</text:p>
          </table:table-cell>
          <table:table-cell table:formula="of:=SQRT([.R139]/[.R137])" office:value-type="float" office:value="10.0154642333505" calcext:value-type="float">
            <text:p>10.0154642334</text:p>
          </table:table-cell>
          <table:table-cell table:formula="of:=SQRT([.S139]/[.S137])" office:value-type="float" office:value="4.20529711310911" calcext:value-type="float">
            <text:p>4.2052971131</text:p>
          </table:table-cell>
          <table:table-cell table:number-columns-repeated="2"/>
        </table:table-row>
        <table:table-row table:style-name="ro3">
          <table:table-cell/>
          <table:table-cell office:value-type="float" office:value="83.15" calcext:value-type="float">
            <text:p>83.15</text:p>
          </table:table-cell>
          <table:table-cell office:value-type="float" office:value="88.82" calcext:value-type="float">
            <text:p>88.82</text:p>
          </table:table-cell>
          <table:table-cell office:value-type="float" office:value="89.12" calcext:value-type="float">
            <text:p>89.12</text:p>
          </table:table-cell>
          <table:table-cell/>
          <table:table-cell office:value-type="float" office:value="82.63" calcext:value-type="float">
            <text:p>82.63</text:p>
          </table:table-cell>
          <table:table-cell office:value-type="string" calcext:value-type="string">
            <text:p>Degrees of freedom</text:p>
          </table:table-cell>
          <table:table-cell table:formula="of:=[.H137]-1" office:value-type="float" office:value="-1" calcext:value-type="float">
            <text:p>-1</text:p>
          </table:table-cell>
          <table:table-cell table:formula="of:=[.I137]-1" office:value-type="float" office:value="7" calcext:value-type="float">
            <text:p>7</text:p>
          </table:table-cell>
          <table:table-cell table:formula="of:=[.J137]-1" office:value-type="float" office:value="7" calcext:value-type="float">
            <text:p>7</text:p>
          </table:table-cell>
          <table:table-cell table:formula="of:=[.K137]-1" office:value-type="float" office:value="7" calcext:value-type="float">
            <text:p>7</text:p>
          </table:table-cell>
          <table:table-cell table:formula="of:=[.L137]-1" office:value-type="float" office:value="-1" calcext:value-type="float">
            <text:p>-1</text:p>
          </table:table-cell>
          <table:table-cell table:formula="of:=[.M137]-1" office:value-type="float" office:value="7" calcext:value-type="float">
            <text:p>7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egrees of freedom</text:p>
          </table:table-cell>
          <table:table-cell table:formula="of:=[.R137]-1" office:value-type="float" office:value="7" calcext:value-type="float">
            <text:p>7</text:p>
          </table:table-cell>
          <table:table-cell table:formula="of:=[.S137]-1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/>
          <table:table-cell office:value-type="float" office:value="83.17" calcext:value-type="float">
            <text:p>83.17</text:p>
          </table:table-cell>
          <table:table-cell office:value-type="float" office:value="89.41" calcext:value-type="float">
            <text:p>89.41</text:p>
          </table:table-cell>
          <table:table-cell office:value-type="float" office:value="89.53" calcext:value-type="float">
            <text:p>89.53</text:p>
          </table:table-cell>
          <table:table-cell/>
          <table:table-cell office:value-type="float" office:value="82.76" calcext:value-type="float">
            <text:p>82.76</text:p>
          </table:table-cell>
          <table:table-cell office:value-type="string" calcext:value-type="string">
            <text:p>t value</text:p>
          </table:table-cell>
          <table:table-cell table:formula="of:=TINV(0.05;[.H141])" office:value-type="string" office:string-value="" calcext:value-type="error">
            <text:p>Err:502</text:p>
          </table:table-cell>
          <table:table-cell table:formula="of:=TINV(0.05;[.I141])" office:value-type="float" office:value="2.36462425159279" calcext:value-type="float">
            <text:p>2.3646242516</text:p>
          </table:table-cell>
          <table:table-cell table:formula="of:=TINV(0.05;[.J141])" office:value-type="float" office:value="2.36462425159279" calcext:value-type="float">
            <text:p>2.3646242516</text:p>
          </table:table-cell>
          <table:table-cell table:formula="of:=TINV(0.05;[.K141])" office:value-type="float" office:value="2.36462425159279" calcext:value-type="float">
            <text:p>2.3646242516</text:p>
          </table:table-cell>
          <table:table-cell table:formula="of:=TINV(0.05;[.L141])" office:value-type="string" office:string-value="" calcext:value-type="error">
            <text:p>Err:502</text:p>
          </table:table-cell>
          <table:table-cell table:formula="of:=TINV(0.05;[.M141])" office:value-type="float" office:value="2.36462425159279" calcext:value-type="float">
            <text:p>2.3646242516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 value</text:p>
          </table:table-cell>
          <table:table-cell table:formula="of:=TINV(0.05;[.R141])" office:value-type="float" office:value="2.36462425159279" calcext:value-type="float">
            <text:p>2.3646242516</text:p>
          </table:table-cell>
          <table:table-cell table:formula="of:=TINV(0.05;[.S141])" office:value-type="float" office:value="2.36462425159279" calcext:value-type="float">
            <text:p>2.3646242516</text:p>
          </table:table-cell>
          <table:table-cell table:number-columns-repeated="2"/>
        </table:table-row>
        <table:table-row table:style-name="ro3">
          <table:table-cell/>
          <table:table-cell office:value-type="float" office:value="83.32" calcext:value-type="float">
            <text:p>83.32</text:p>
          </table:table-cell>
          <table:table-cell office:value-type="float" office:value="89.65" calcext:value-type="float">
            <text:p>89.65</text:p>
          </table:table-cell>
          <table:table-cell office:value-type="float" office:value="86.58" calcext:value-type="float">
            <text:p>86.58</text:p>
          </table:table-cell>
          <table:table-cell/>
          <table:table-cell office:value-type="float" office:value="83.37" calcext:value-type="float">
            <text:p>83.37</text:p>
          </table:table-cell>
          <table:table-cell office:value-type="string" calcext:value-type="string">
            <text:p>Margin of error</text:p>
          </table:table-cell>
          <table:table-cell table:style-name="ce17" table:formula="of:=([.H142]*[.H140])" office:value-type="string" office:string-value="" calcext:value-type="error">
            <text:p>Err:502</text:p>
          </table:table-cell>
          <table:table-cell table:style-name="ce17" table:formula="of:=([.I142]*[.I140])" office:value-type="float" office:value="0.384855115189488" calcext:value-type="float">
            <text:p>0.3848551152</text:p>
          </table:table-cell>
          <table:table-cell table:style-name="ce17" table:formula="of:=([.J142]*[.J140])" office:value-type="float" office:value="1.77227139760865" calcext:value-type="float">
            <text:p>1.7722713976</text:p>
          </table:table-cell>
          <table:table-cell table:style-name="ce17" table:formula="of:=([.K142]*[.K140])" office:value-type="float" office:value="1.14528473154614" calcext:value-type="float">
            <text:p>1.1452847315</text:p>
          </table:table-cell>
          <table:table-cell table:style-name="ce17" table:formula="of:=([.L142]*[.L140])" office:value-type="string" office:string-value="" calcext:value-type="error">
            <text:p>Err:502</text:p>
          </table:table-cell>
          <table:table-cell table:style-name="ce24" table:formula="of:=([.M142]*[.M140])" office:value-type="float" office:value="13.6608647207226" calcext:value-type="float">
            <text:p>13.6608647207</text:p>
          </table:table-cell>
          <table:table-cell table:style-name="ce17"/>
          <table:table-cell office:value-type="float" office:value="175" calcext:value-type="float">
            <text:p>17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rgin of error</text:p>
          </table:table-cell>
          <table:table-cell table:style-name="ce17" table:formula="of:=([.R142]*[.R140])" office:value-type="float" office:value="23.6828096171408" calcext:value-type="float">
            <text:p>23.6828096171</text:p>
          </table:table-cell>
          <table:table-cell table:style-name="ce24" table:formula="of:=([.S142]*[.S140])" office:value-type="float" office:value="9.94394753881093" calcext:value-type="float">
            <text:p>9.9439475388</text:p>
          </table:table-cell>
          <table:table-cell/>
          <table:table-cell table:formula="of:=CONCATENATE(LOWER([.A134]);&quot;;&quot;;[.I138];&quot;;&quot;;[.I143];&quot;;&quot;;[.M138];&quot;;&quot;;[.M143];&quot;;&quot;;[.R138];&quot;;&quot;;[.R143];&quot;;&quot;;[.S138];&quot;;&quot;;[.S143])" office:value-type="string" office:string-value="scimark.sor.large;82.90875;0.384855115189488;69.80375;13.6608647207226;213.75;23.6828096171408;85.375;9.94394753881093" calcext:value-type="string">
            <text:p>scimark.sor.large;82.90875;0.384855115189488;69.80375;13.6608647207226;213.75;23.6828096171408;85.375;9.94394753881093</text:p>
          </table:table-cell>
        </table:table-row>
        <table:table-row table:style-name="ro3">
          <table:table-cell/>
          <table:table-cell office:value-type="float" office:value="83.69" calcext:value-type="float">
            <text:p>83.69</text:p>
          </table:table-cell>
          <table:table-cell office:value-type="float" office:value="89.98" calcext:value-type="float">
            <text:p>89.98</text:p>
          </table:table-cell>
          <table:table-cell office:value-type="float" office:value="89.78" calcext:value-type="float">
            <text:p>89.78</text:p>
          </table:table-cell>
          <table:table-cell/>
          <table:table-cell office:value-type="float" office:value="83.47" calcext:value-type="float">
            <text:p>83.47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H143]/[.H138]" office:value-type="string" office:string-value="" calcext:value-type="error">
            <text:p>Err:502</text:p>
          </table:table-cell>
          <table:table-cell table:style-name="ce18" table:formula="of:=[.I143]/[.I138]" office:value-type="percentage" office:value="0.00464191192352422" calcext:value-type="percentage">
            <text:p>0.46%</text:p>
          </table:table-cell>
          <table:table-cell table:style-name="ce18" table:formula="of:=[.J143]/[.J138]" office:value-type="percentage" office:value="0.0202724858887432" calcext:value-type="percentage">
            <text:p>2.03%</text:p>
          </table:table-cell>
          <table:table-cell table:style-name="ce18" table:formula="of:=[.K143]/[.K138]" office:value-type="percentage" office:value="0.012824777935065" calcext:value-type="percentage">
            <text:p>1.28%</text:p>
          </table:table-cell>
          <table:table-cell table:style-name="ce18" table:formula="of:=[.L143]/[.L138]" office:value-type="string" office:string-value="" calcext:value-type="error">
            <text:p>Err:502</text:p>
          </table:table-cell>
          <table:table-cell table:style-name="ce25" table:formula="of:=[.M143]/[.M138]" office:value-type="percentage" office:value="0.195703880102754" calcext:value-type="percentage">
            <text:p>19.57%</text:p>
          </table:table-cell>
          <table:table-cell table:style-name="ce26"/>
          <table:table-cell office:value-type="float" office:value="266" calcext:value-type="float">
            <text:p>266</text:p>
          </table:table-cell>
          <table:table-cell office:value-type="float" office:value="66" calcext:value-type="float">
            <text:p>66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R143]/[.R138]" office:value-type="percentage" office:value="0.110796770138671" calcext:value-type="percentage">
            <text:p>11.08%</text:p>
          </table:table-cell>
          <table:table-cell table:style-name="ce25" table:formula="of:=[.S143]/[.S138]" office:value-type="percentage" office:value="0.116473763265721" calcext:value-type="percentage">
            <text:p>11.65%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SCIMARK.SOR.SMALL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7"/>
          <table:table-cell table:style-name="ce20"/>
          <table:table-cell table:style-name="ce8"/>
          <table:table-cell table:style-name="ce27"/>
          <table:table-cell table:style-name="ce7" table:number-columns-repeated="3"/>
          <table:table-cell table:style-name="ce20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USE</text:p>
          </table:table-cell>
          <table:covered-table-cell table:style-name="ce8"/>
          <table:table-cell table:style-name="ce8"/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9" office:value-type="string" calcext:value-type="string" table:number-columns-spanned="2" table:number-rows-spanned="1">
            <text:p>USE</text:p>
          </table:table-cell>
          <table:covered-table-cell table:style-name="ce21"/>
          <table:table-cell table:style-name="ce8"/>
          <table:table-cell table:style-name="ce28" office:value-type="string" calcext:value-type="string">
            <text:p>BASELINE</text:p>
          </table:table-cell>
          <table:table-cell table:style-name="ce29" office:value-type="string" calcext:value-type="string">
            <text:p>USE</text:p>
          </table:table-cell>
          <table:table-cell table:style-name="ce29"/>
          <table:table-cell table:style-name="ce28" office:value-type="string" calcext:value-type="string">
            <text:p>BASELINE</text:p>
          </table:table-cell>
          <table:table-cell table:style-name="ce21" office:value-type="string" calcext:value-type="string">
            <text:p>USE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/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22" office:value-type="string" calcext:value-type="string">
            <text:p>iteration</text:p>
          </table:table-cell>
          <table:table-cell table:style-name="ce12"/>
          <table:table-cell table:style-name="ce3"/>
          <table:table-cell table:style-name="ce12" table:number-columns-repeated="3"/>
          <table:table-cell table:style-name="ce22"/>
          <table:table-cell table:number-columns-repeated="2"/>
        </table:table-row>
        <table:table-row table:style-name="ro3">
          <table:table-cell/>
          <table:table-cell office:value-type="float" office:value="353.46" calcext:value-type="float">
            <text:p>353.46</text:p>
          </table:table-cell>
          <table:table-cell office:value-type="float" office:value="378.79" calcext:value-type="float">
            <text:p>378.79</text:p>
          </table:table-cell>
          <table:table-cell office:value-type="float" office:value="362.04" calcext:value-type="float">
            <text:p>362.04</text:p>
          </table:table-cell>
          <table:table-cell/>
          <table:table-cell office:value-type="float" office:value="339.58" calcext:value-type="float">
            <text:p>339.58</text:p>
          </table:table-cell>
          <table:table-cell office:value-type="string" calcext:value-type="string">
            <text:p>Count of obvervations</text:p>
          </table:table-cell>
          <table:table-cell table:formula="of:=COUNT([.A149:.A158])" office:value-type="float" office:value="0" calcext:value-type="float">
            <text:p>0</text:p>
          </table:table-cell>
          <table:table-cell table:formula="of:=COUNT([.B149:.B158])" office:value-type="float" office:value="8" calcext:value-type="float">
            <text:p>8</text:p>
          </table:table-cell>
          <table:table-cell table:formula="of:=COUNT([.C149:.C158])" office:value-type="float" office:value="8" calcext:value-type="float">
            <text:p>8</text:p>
          </table:table-cell>
          <table:table-cell table:formula="of:=COUNT([.D149:.D158])" office:value-type="float" office:value="8" calcext:value-type="float">
            <text:p>8</text:p>
          </table:table-cell>
          <table:table-cell table:formula="of:=COUNT([.E149:.E158])" office:value-type="float" office:value="0" calcext:value-type="float">
            <text:p>0</text:p>
          </table:table-cell>
          <table:table-cell table:formula="of:=COUNT([.F149:.F158])" office:value-type="float" office:value="8" calcext:value-type="float">
            <text:p>8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ount of obvervations</text:p>
          </table:table-cell>
          <table:table-cell table:formula="of:=COUNT([.O149:.O158])" office:value-type="float" office:value="8" calcext:value-type="float">
            <text:p>8</text:p>
          </table:table-cell>
          <table:table-cell table:formula="of:=COUNT([.P149:.P158])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/>
          <table:table-cell office:value-type="float" office:value="365.71" calcext:value-type="float">
            <text:p>365.71</text:p>
          </table:table-cell>
          <table:table-cell office:value-type="float" office:value="379.13" calcext:value-type="float">
            <text:p>379.13</text:p>
          </table:table-cell>
          <table:table-cell office:value-type="float" office:value="362.07" calcext:value-type="float">
            <text:p>362.07</text:p>
          </table:table-cell>
          <table:table-cell/>
          <table:table-cell office:value-type="float" office:value="340.67" calcext:value-type="float">
            <text:p>340.67</text:p>
          </table:table-cell>
          <table:table-cell office:value-type="string" calcext:value-type="string">
            <text:p>Sample mean</text:p>
          </table:table-cell>
          <table:table-cell table:style-name="ce17" table:formula="of:=AVERAGE([.A149:.A158])" office:value-type="string" office:string-value="" calcext:value-type="error">
            <text:p>#DIV/0!</text:p>
          </table:table-cell>
          <table:table-cell table:style-name="ce17" table:formula="of:=AVERAGE([.B149:.B158])" office:value-type="float" office:value="367.5275" calcext:value-type="float">
            <text:p>367.5275</text:p>
          </table:table-cell>
          <table:table-cell table:style-name="ce17" table:formula="of:=AVERAGE([.C149:.C158])" office:value-type="float" office:value="379.25" calcext:value-type="float">
            <text:p>379.25</text:p>
          </table:table-cell>
          <table:table-cell table:style-name="ce17" table:formula="of:=AVERAGE([.D149:.D158])" office:value-type="float" office:value="362.2325" calcext:value-type="float">
            <text:p>362.2325</text:p>
          </table:table-cell>
          <table:table-cell table:style-name="ce17" table:formula="of:=AVERAGE([.E149:.E158])" office:value-type="string" office:string-value="" calcext:value-type="error">
            <text:p>#DIV/0!</text:p>
          </table:table-cell>
          <table:table-cell table:style-name="ce24" table:formula="of:=AVERAGE([.F149:.F158])" office:value-type="float" office:value="354.44125" calcext:value-type="float">
            <text:p>354.44125</text:p>
          </table:table-cell>
          <table:table-cell table:style-name="ce17"/>
          <table:table-cell office:value-type="float" office:value="251" calcext:value-type="float">
            <text:p>25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ample mean</text:p>
          </table:table-cell>
          <table:table-cell table:style-name="ce17" table:formula="of:=AVERAGE([.O149:.O158])" office:value-type="float" office:value="233.5" calcext:value-type="float">
            <text:p>233.5</text:p>
          </table:table-cell>
          <table:table-cell table:style-name="ce24" table:formula="of:=AVERAGE([.P149:.P158])" office:value-type="float" office:value="113.25" calcext:value-type="float">
            <text:p>113.25</text:p>
          </table:table-cell>
          <table:table-cell table:number-columns-repeated="2"/>
        </table:table-row>
        <table:table-row table:style-name="ro3">
          <table:table-cell/>
          <table:table-cell office:value-type="float" office:value="367.39" calcext:value-type="float">
            <text:p>367.39</text:p>
          </table:table-cell>
          <table:table-cell office:value-type="float" office:value="379.17" calcext:value-type="float">
            <text:p>379.17</text:p>
          </table:table-cell>
          <table:table-cell office:value-type="float" office:value="362.14" calcext:value-type="float">
            <text:p>362.14</text:p>
          </table:table-cell>
          <table:table-cell/>
          <table:table-cell office:value-type="float" office:value="341.27" calcext:value-type="float">
            <text:p>341.27</text:p>
          </table:table-cell>
          <table:table-cell office:value-type="string" calcext:value-type="string">
            <text:p>Sample variance</text:p>
          </table:table-cell>
          <table:table-cell table:formula="of:=VAR([.A150:.A158])" office:value-type="string" office:string-value="" calcext:value-type="error">
            <text:p>#DIV/0!</text:p>
          </table:table-cell>
          <table:table-cell table:formula="of:=VAR([.B150:.B158])" office:value-type="float" office:value="10.1593238095239" calcext:value-type="float">
            <text:p>10.1593238095</text:p>
          </table:table-cell>
          <table:table-cell table:formula="of:=VAR([.C150:.C158])" office:value-type="float" office:value="0.0299285714285699" calcext:value-type="float">
            <text:p>0.0299285714</text:p>
          </table:table-cell>
          <table:table-cell table:formula="of:=VAR([.D150:.D158])" office:value-type="float" office:value="0.0192333333333334" calcext:value-type="float">
            <text:p>0.0192333333</text:p>
          </table:table-cell>
          <table:table-cell table:formula="of:=VAR([.E150:.E158])" office:value-type="string" office:string-value="" calcext:value-type="error">
            <text:p>#DIV/0!</text:p>
          </table:table-cell>
          <table:table-cell table:formula="of:=VAR([.F150:.F158])" office:value-type="float" office:value="216.039561904762" calcext:value-type="float">
            <text:p>216.0395619048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ample variance</text:p>
          </table:table-cell>
          <table:table-cell table:formula="of:=VAR([.O150:.O158])" office:value-type="float" office:value="596.904761904762" calcext:value-type="float">
            <text:p>596.9047619048</text:p>
          </table:table-cell>
          <table:table-cell table:formula="of:=VAR([.P150:.P158])" office:value-type="float" office:value="196.47619047619" calcext:value-type="float">
            <text:p>196.4761904762</text:p>
          </table:table-cell>
          <table:table-cell table:number-columns-repeated="2"/>
        </table:table-row>
        <table:table-row table:style-name="ro3">
          <table:table-cell/>
          <table:table-cell office:value-type="float" office:value="367.82" calcext:value-type="float">
            <text:p>367.82</text:p>
          </table:table-cell>
          <table:table-cell office:value-type="float" office:value="379.19" calcext:value-type="float">
            <text:p>379.19</text:p>
          </table:table-cell>
          <table:table-cell office:value-type="float" office:value="362.24" calcext:value-type="float">
            <text:p>362.24</text:p>
          </table:table-cell>
          <table:table-cell/>
          <table:table-cell office:value-type="float" office:value="343.1" calcext:value-type="float">
            <text:p>343.1</text:p>
          </table:table-cell>
          <table:table-cell office:value-type="string" calcext:value-type="string">
            <text:p>Estimate of std. Error</text:p>
          </table:table-cell>
          <table:table-cell table:formula="of:=SQRT([.H151]/[.H149])" office:value-type="string" office:string-value="" calcext:value-type="error">
            <text:p>#DIV/0!</text:p>
          </table:table-cell>
          <table:table-cell table:formula="of:=SQRT([.I151]/[.I149])" office:value-type="float" office:value="1.12690526495819" calcext:value-type="float">
            <text:p>1.126905265</text:p>
          </table:table-cell>
          <table:table-cell table:formula="of:=SQRT([.J151]/[.J149])" office:value-type="float" office:value="0.0611642986436633" calcext:value-type="float">
            <text:p>0.0611642986</text:p>
          </table:table-cell>
          <table:table-cell table:formula="of:=SQRT([.K151]/[.K149])" office:value-type="float" office:value="0.0490323022778523" calcext:value-type="float">
            <text:p>0.0490323023</text:p>
          </table:table-cell>
          <table:table-cell table:formula="of:=SQRT([.L151]/[.L149])" office:value-type="string" office:string-value="" calcext:value-type="error">
            <text:p>#DIV/0!</text:p>
          </table:table-cell>
          <table:table-cell table:formula="of:=SQRT([.M151]/[.M149])" office:value-type="float" office:value="5.19662825667713" calcext:value-type="float">
            <text:p>5.1966282567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Estimate of std. Error</text:p>
          </table:table-cell>
          <table:table-cell table:formula="of:=SQRT([.R151]/[.R149])" office:value-type="float" office:value="8.63788719757877" calcext:value-type="float">
            <text:p>8.6378871976</text:p>
          </table:table-cell>
          <table:table-cell table:formula="of:=SQRT([.S151]/[.S149])" office:value-type="float" office:value="4.9557566334036" calcext:value-type="float">
            <text:p>4.9557566334</text:p>
          </table:table-cell>
          <table:table-cell table:number-columns-repeated="2"/>
        </table:table-row>
        <table:table-row table:style-name="ro3">
          <table:table-cell/>
          <table:table-cell office:value-type="float" office:value="368.52" calcext:value-type="float">
            <text:p>368.52</text:p>
          </table:table-cell>
          <table:table-cell office:value-type="float" office:value="379.28" calcext:value-type="float">
            <text:p>379.28</text:p>
          </table:table-cell>
          <table:table-cell office:value-type="float" office:value="362.25" calcext:value-type="float">
            <text:p>362.25</text:p>
          </table:table-cell>
          <table:table-cell/>
          <table:table-cell office:value-type="float" office:value="363.22" calcext:value-type="float">
            <text:p>363.22</text:p>
          </table:table-cell>
          <table:table-cell office:value-type="string" calcext:value-type="string">
            <text:p>Degrees of freedom</text:p>
          </table:table-cell>
          <table:table-cell table:formula="of:=[.H149]-1" office:value-type="float" office:value="-1" calcext:value-type="float">
            <text:p>-1</text:p>
          </table:table-cell>
          <table:table-cell table:formula="of:=[.I149]-1" office:value-type="float" office:value="7" calcext:value-type="float">
            <text:p>7</text:p>
          </table:table-cell>
          <table:table-cell table:formula="of:=[.J149]-1" office:value-type="float" office:value="7" calcext:value-type="float">
            <text:p>7</text:p>
          </table:table-cell>
          <table:table-cell table:formula="of:=[.K149]-1" office:value-type="float" office:value="7" calcext:value-type="float">
            <text:p>7</text:p>
          </table:table-cell>
          <table:table-cell table:formula="of:=[.L149]-1" office:value-type="float" office:value="-1" calcext:value-type="float">
            <text:p>-1</text:p>
          </table:table-cell>
          <table:table-cell table:formula="of:=[.M149]-1" office:value-type="float" office:value="7" calcext:value-type="float">
            <text:p>7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egrees of freedom</text:p>
          </table:table-cell>
          <table:table-cell table:formula="of:=[.R149]-1" office:value-type="float" office:value="7" calcext:value-type="float">
            <text:p>7</text:p>
          </table:table-cell>
          <table:table-cell table:formula="of:=[.S149]-1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/>
          <table:table-cell office:value-type="float" office:value="370.66" calcext:value-type="float">
            <text:p>370.66</text:p>
          </table:table-cell>
          <table:table-cell office:value-type="float" office:value="379.35" calcext:value-type="float">
            <text:p>379.35</text:p>
          </table:table-cell>
          <table:table-cell office:value-type="float" office:value="362.28" calcext:value-type="float">
            <text:p>362.28</text:p>
          </table:table-cell>
          <table:table-cell/>
          <table:table-cell office:value-type="float" office:value="365.02" calcext:value-type="float">
            <text:p>365.02</text:p>
          </table:table-cell>
          <table:table-cell office:value-type="string" calcext:value-type="string">
            <text:p>t value</text:p>
          </table:table-cell>
          <table:table-cell table:formula="of:=TINV(0.05;[.H153])" office:value-type="string" office:string-value="" calcext:value-type="error">
            <text:p>Err:502</text:p>
          </table:table-cell>
          <table:table-cell table:formula="of:=TINV(0.05;[.I153])" office:value-type="float" office:value="2.36462425159279" calcext:value-type="float">
            <text:p>2.3646242516</text:p>
          </table:table-cell>
          <table:table-cell table:formula="of:=TINV(0.05;[.J153])" office:value-type="float" office:value="2.36462425159279" calcext:value-type="float">
            <text:p>2.3646242516</text:p>
          </table:table-cell>
          <table:table-cell table:formula="of:=TINV(0.05;[.K153])" office:value-type="float" office:value="2.36462425159279" calcext:value-type="float">
            <text:p>2.3646242516</text:p>
          </table:table-cell>
          <table:table-cell table:formula="of:=TINV(0.05;[.L153])" office:value-type="string" office:string-value="" calcext:value-type="error">
            <text:p>Err:502</text:p>
          </table:table-cell>
          <table:table-cell table:formula="of:=TINV(0.05;[.M153])" office:value-type="float" office:value="2.36462425159279" calcext:value-type="float">
            <text:p>2.3646242516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 value</text:p>
          </table:table-cell>
          <table:table-cell table:formula="of:=TINV(0.05;[.R153])" office:value-type="float" office:value="2.36462425159279" calcext:value-type="float">
            <text:p>2.3646242516</text:p>
          </table:table-cell>
          <table:table-cell table:formula="of:=TINV(0.05;[.S153])" office:value-type="float" office:value="2.36462425159279" calcext:value-type="float">
            <text:p>2.3646242516</text:p>
          </table:table-cell>
          <table:table-cell table:number-columns-repeated="2"/>
        </table:table-row>
        <table:table-row table:style-name="ro3">
          <table:table-cell/>
          <table:table-cell office:value-type="float" office:value="371.37" calcext:value-type="float">
            <text:p>371.37</text:p>
          </table:table-cell>
          <table:table-cell office:value-type="float" office:value="379.53" calcext:value-type="float">
            <text:p>379.53</text:p>
          </table:table-cell>
          <table:table-cell office:value-type="float" office:value="362.5" calcext:value-type="float">
            <text:p>362.5</text:p>
          </table:table-cell>
          <table:table-cell/>
          <table:table-cell office:value-type="float" office:value="365.16" calcext:value-type="float">
            <text:p>365.16</text:p>
          </table:table-cell>
          <table:table-cell office:value-type="string" calcext:value-type="string">
            <text:p>Margin of error</text:p>
          </table:table-cell>
          <table:table-cell table:style-name="ce17" table:formula="of:=([.H154]*[.H152])" office:value-type="string" office:string-value="" calcext:value-type="error">
            <text:p>Err:502</text:p>
          </table:table-cell>
          <table:table-cell table:style-name="ce17" table:formula="of:=([.I154]*[.I152])" office:value-type="float" office:value="2.66470751876773" calcext:value-type="float">
            <text:p>2.6647075188</text:p>
          </table:table-cell>
          <table:table-cell table:style-name="ce17" table:formula="of:=([.J154]*[.J152])" office:value-type="float" office:value="0.14463058390447" calcext:value-type="float">
            <text:p>0.1446305839</text:p>
          </table:table-cell>
          <table:table-cell table:style-name="ce17" table:formula="of:=([.K154]*[.K152])" office:value-type="float" office:value="0.115942971077638" calcext:value-type="float">
            <text:p>0.1159429711</text:p>
          </table:table-cell>
          <table:table-cell table:style-name="ce17" table:formula="of:=([.L154]*[.L152])" office:value-type="string" office:string-value="" calcext:value-type="error">
            <text:p>Err:502</text:p>
          </table:table-cell>
          <table:table-cell table:style-name="ce24" table:formula="of:=([.M154]*[.M152])" office:value-type="float" office:value="12.2880732022511" calcext:value-type="float">
            <text:p>12.2880732023</text:p>
          </table:table-cell>
          <table:table-cell table:style-name="ce17"/>
          <table:table-cell office:value-type="float" office:value="243" calcext:value-type="float">
            <text:p>24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argin of error</text:p>
          </table:table-cell>
          <table:table-cell table:style-name="ce17" table:formula="of:=([.R154]*[.R152])" office:value-type="float" office:value="20.4253575499176" calcext:value-type="float">
            <text:p>20.4253575499</text:p>
          </table:table-cell>
          <table:table-cell table:style-name="ce24" table:formula="of:=([.S154]*[.S152])" office:value-type="float" office:value="11.718502320338" calcext:value-type="float">
            <text:p>11.7185023203</text:p>
          </table:table-cell>
          <table:table-cell/>
          <table:table-cell table:formula="of:=CONCATENATE(LOWER([.A146]);&quot;;&quot;;[.I150];&quot;;&quot;;[.I155];&quot;;&quot;;[.M150];&quot;;&quot;;[.M155];&quot;;&quot;;[.R150];&quot;;&quot;;[.R155];&quot;;&quot;;[.S150];&quot;;&quot;;[.S155])" office:value-type="string" office:string-value="scimark.sor.small;367.5275;2.66470751876773;354.44125;12.2880732022511;233.5;20.4253575499176;113.25;11.718502320338" calcext:value-type="string">
            <text:p>scimark.sor.small;367.5275;2.66470751876773;354.44125;12.2880732022511;233.5;20.4253575499176;113.25;11.718502320338</text:p>
          </table:table-cell>
        </table:table-row>
        <table:table-row table:style-name="ro3">
          <table:table-cell/>
          <table:table-cell office:value-type="float" office:value="375.29" calcext:value-type="float">
            <text:p>375.29</text:p>
          </table:table-cell>
          <table:table-cell office:value-type="float" office:value="379.56" calcext:value-type="float">
            <text:p>379.56</text:p>
          </table:table-cell>
          <table:table-cell office:value-type="float" office:value="362.34" calcext:value-type="float">
            <text:p>362.34</text:p>
          </table:table-cell>
          <table:table-cell/>
          <table:table-cell office:value-type="float" office:value="377.51" calcext:value-type="float">
            <text:p>377.51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H155]/[.H150]" office:value-type="string" office:string-value="" calcext:value-type="error">
            <text:p>Err:502</text:p>
          </table:table-cell>
          <table:table-cell table:style-name="ce18" table:formula="of:=[.I155]/[.I150]" office:value-type="percentage" office:value="0.00725036226885806" calcext:value-type="percentage">
            <text:p>0.73%</text:p>
          </table:table-cell>
          <table:table-cell table:style-name="ce18" table:formula="of:=[.J155]/[.J150]" office:value-type="percentage" office:value="0.000381359482938616" calcext:value-type="percentage">
            <text:p>0.04%</text:p>
          </table:table-cell>
          <table:table-cell table:style-name="ce18" table:formula="of:=[.K155]/[.K150]" office:value-type="percentage" office:value="0.000320078874970185" calcext:value-type="percentage">
            <text:p>0.03%</text:p>
          </table:table-cell>
          <table:table-cell table:style-name="ce18" table:formula="of:=[.L155]/[.L150]" office:value-type="string" office:string-value="" calcext:value-type="error">
            <text:p>Err:502</text:p>
          </table:table-cell>
          <table:table-cell table:style-name="ce25" table:formula="of:=[.M155]/[.M150]" office:value-type="percentage" office:value="0.034668857539158" calcext:value-type="percentage">
            <text:p>3.47%</text:p>
          </table:table-cell>
          <table:table-cell table:style-name="ce26"/>
          <table:table-cell office:value-type="float" office:value="228" calcext:value-type="float">
            <text:p>228</text:p>
          </table:table-cell>
          <table:table-cell office:value-type="float" office:value="112" calcext:value-type="float">
            <text:p>112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R155]/[.R150]" office:value-type="percentage" office:value="0.0874747646677414" calcext:value-type="percentage">
            <text:p>8.75%</text:p>
          </table:table-cell>
          <table:table-cell table:style-name="ce25" table:formula="of:=[.S155]/[.S150]" office:value-type="percentage" office:value="0.10347463417517" calcext:value-type="percentage">
            <text:p>10.35%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SCIMARK.SPARSE.LARGE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7"/>
          <table:table-cell table:style-name="ce20"/>
          <table:table-cell table:style-name="ce8"/>
          <table:table-cell table:style-name="ce27"/>
          <table:table-cell table:style-name="ce7" table:number-columns-repeated="3"/>
          <table:table-cell table:style-name="ce20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USE</text:p>
          </table:table-cell>
          <table:covered-table-cell table:style-name="ce8"/>
          <table:table-cell table:style-name="ce8"/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9" office:value-type="string" calcext:value-type="string" table:number-columns-spanned="2" table:number-rows-spanned="1">
            <text:p>USE</text:p>
          </table:table-cell>
          <table:covered-table-cell table:style-name="ce21"/>
          <table:table-cell table:style-name="ce8"/>
          <table:table-cell table:style-name="ce28" office:value-type="string" calcext:value-type="string">
            <text:p>BASELINE</text:p>
          </table:table-cell>
          <table:table-cell table:style-name="ce29" office:value-type="string" calcext:value-type="string">
            <text:p>USE</text:p>
          </table:table-cell>
          <table:table-cell table:style-name="ce29"/>
          <table:table-cell table:style-name="ce28" office:value-type="string" calcext:value-type="string">
            <text:p>BASELINE</text:p>
          </table:table-cell>
          <table:table-cell table:style-name="ce21" office:value-type="string" calcext:value-type="string">
            <text:p>USE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/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22" office:value-type="string" calcext:value-type="string">
            <text:p>iteration</text:p>
          </table:table-cell>
          <table:table-cell table:style-name="ce12"/>
          <table:table-cell table:style-name="ce3"/>
          <table:table-cell table:style-name="ce12" table:number-columns-repeated="3"/>
          <table:table-cell table:style-name="ce22"/>
          <table:table-cell table:number-columns-repeated="2"/>
        </table:table-row>
        <table:table-row table:style-name="ro3">
          <table:table-cell/>
          <table:table-cell office:value-type="float" office:value="43.47" calcext:value-type="float">
            <text:p>43.47</text:p>
          </table:table-cell>
          <table:table-cell office:value-type="float" office:value="58.94" calcext:value-type="float">
            <text:p>58.94</text:p>
          </table:table-cell>
          <table:table-cell office:value-type="float" office:value="66.59" calcext:value-type="float">
            <text:p>66.59</text:p>
          </table:table-cell>
          <table:table-cell/>
          <table:table-cell office:value-type="float" office:value="42.24" calcext:value-type="float">
            <text:p>42.24</text:p>
          </table:table-cell>
          <table:table-cell office:value-type="string" calcext:value-type="string">
            <text:p>Count of obvervations</text:p>
          </table:table-cell>
          <table:table-cell table:formula="of:=COUNT([.A161:.A170])" office:value-type="float" office:value="0" calcext:value-type="float">
            <text:p>0</text:p>
          </table:table-cell>
          <table:table-cell table:formula="of:=COUNT([.B161:.B170])" office:value-type="float" office:value="8" calcext:value-type="float">
            <text:p>8</text:p>
          </table:table-cell>
          <table:table-cell table:formula="of:=COUNT([.C161:.C170])" office:value-type="float" office:value="8" calcext:value-type="float">
            <text:p>8</text:p>
          </table:table-cell>
          <table:table-cell table:formula="of:=COUNT([.D161:.D170])" office:value-type="float" office:value="8" calcext:value-type="float">
            <text:p>8</text:p>
          </table:table-cell>
          <table:table-cell table:formula="of:=COUNT([.E161:.E170])" office:value-type="float" office:value="0" calcext:value-type="float">
            <text:p>0</text:p>
          </table:table-cell>
          <table:table-cell table:formula="of:=COUNT([.F161:.F170])" office:value-type="float" office:value="8" calcext:value-type="float">
            <text:p>8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ount of obvervations</text:p>
          </table:table-cell>
          <table:table-cell table:formula="of:=COUNT([.O161:.O170])" office:value-type="float" office:value="8" calcext:value-type="float">
            <text:p>8</text:p>
          </table:table-cell>
          <table:table-cell table:formula="of:=COUNT([.P161:.P170])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/>
          <table:table-cell office:value-type="float" office:value="44.73" calcext:value-type="float">
            <text:p>44.73</text:p>
          </table:table-cell>
          <table:table-cell office:value-type="float" office:value="60.56" calcext:value-type="float">
            <text:p>60.56</text:p>
          </table:table-cell>
          <table:table-cell office:value-type="float" office:value="68.35" calcext:value-type="float">
            <text:p>68.35</text:p>
          </table:table-cell>
          <table:table-cell/>
          <table:table-cell office:value-type="float" office:value="44.8" calcext:value-type="float">
            <text:p>44.8</text:p>
          </table:table-cell>
          <table:table-cell office:value-type="string" calcext:value-type="string">
            <text:p>Sample mean</text:p>
          </table:table-cell>
          <table:table-cell table:style-name="ce17" table:formula="of:=AVERAGE([.A161:.A170])" office:value-type="string" office:string-value="" calcext:value-type="error">
            <text:p>#DIV/0!</text:p>
          </table:table-cell>
          <table:table-cell table:style-name="ce17" table:formula="of:=AVERAGE([.B161:.B170])" office:value-type="float" office:value="47.355" calcext:value-type="float">
            <text:p>47.355</text:p>
          </table:table-cell>
          <table:table-cell table:style-name="ce17" table:formula="of:=AVERAGE([.C161:.C170])" office:value-type="float" office:value="62.6875" calcext:value-type="float">
            <text:p>62.6875</text:p>
          </table:table-cell>
          <table:table-cell table:style-name="ce17" table:formula="of:=AVERAGE([.D161:.D170])" office:value-type="float" office:value="68.895" calcext:value-type="float">
            <text:p>68.895</text:p>
          </table:table-cell>
          <table:table-cell table:style-name="ce17" table:formula="of:=AVERAGE([.E161:.E170])" office:value-type="string" office:string-value="" calcext:value-type="error">
            <text:p>#DIV/0!</text:p>
          </table:table-cell>
          <table:table-cell table:style-name="ce24" table:formula="of:=AVERAGE([.F161:.F170])" office:value-type="float" office:value="48.32875" calcext:value-type="float">
            <text:p>48.32875</text:p>
          </table:table-cell>
          <table:table-cell table:style-name="ce17"/>
          <table:table-cell office:value-type="float" office:value="242" calcext:value-type="float">
            <text:p>24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mple mean</text:p>
          </table:table-cell>
          <table:table-cell table:style-name="ce17" table:formula="of:=AVERAGE([.O161:.O170])" office:value-type="float" office:value="254.125" calcext:value-type="float">
            <text:p>254.125</text:p>
          </table:table-cell>
          <table:table-cell table:style-name="ce24" table:formula="of:=AVERAGE([.P161:.P170])" office:value-type="float" office:value="100.25" calcext:value-type="float">
            <text:p>100.25</text:p>
          </table:table-cell>
          <table:table-cell table:number-columns-repeated="2"/>
        </table:table-row>
        <table:table-row table:style-name="ro3">
          <table:table-cell/>
          <table:table-cell office:value-type="float" office:value="46.4" calcext:value-type="float">
            <text:p>46.4</text:p>
          </table:table-cell>
          <table:table-cell office:value-type="float" office:value="61.54" calcext:value-type="float">
            <text:p>61.54</text:p>
          </table:table-cell>
          <table:table-cell office:value-type="float" office:value="67.11" calcext:value-type="float">
            <text:p>67.11</text:p>
          </table:table-cell>
          <table:table-cell/>
          <table:table-cell office:value-type="float" office:value="44.88" calcext:value-type="float">
            <text:p>44.88</text:p>
          </table:table-cell>
          <table:table-cell office:value-type="string" calcext:value-type="string">
            <text:p>Sample variance</text:p>
          </table:table-cell>
          <table:table-cell table:formula="of:=VAR([.A162:.A170])" office:value-type="string" office:string-value="" calcext:value-type="error">
            <text:p>#DIV/0!</text:p>
          </table:table-cell>
          <table:table-cell table:formula="of:=VAR([.B162:.B170])" office:value-type="float" office:value="3.56393333333334" calcext:value-type="float">
            <text:p>3.5639333333</text:p>
          </table:table-cell>
          <table:table-cell table:formula="of:=VAR([.C162:.C170])" office:value-type="float" office:value="3.51005714285714" calcext:value-type="float">
            <text:p>3.5100571429</text:p>
          </table:table-cell>
          <table:table-cell table:formula="of:=VAR([.D162:.D170])" office:value-type="float" office:value="5.10649523809524" calcext:value-type="float">
            <text:p>5.1064952381</text:p>
          </table:table-cell>
          <table:table-cell table:formula="of:=VAR([.E162:.E170])" office:value-type="string" office:string-value="" calcext:value-type="error">
            <text:p>#DIV/0!</text:p>
          </table:table-cell>
          <table:table-cell table:formula="of:=VAR([.F162:.F170])" office:value-type="float" office:value="76.9577476190476" calcext:value-type="float">
            <text:p>76.957747619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ample variance</text:p>
          </table:table-cell>
          <table:table-cell table:formula="of:=VAR([.O162:.O170])" office:value-type="float" office:value="612.285714285714" calcext:value-type="float">
            <text:p>612.2857142857</text:p>
          </table:table-cell>
          <table:table-cell table:formula="of:=VAR([.P162:.P170])" office:value-type="float" office:value="106.333333333333" calcext:value-type="float">
            <text:p>106.3333333333</text:p>
          </table:table-cell>
          <table:table-cell table:number-columns-repeated="2"/>
        </table:table-row>
        <table:table-row table:style-name="ro3">
          <table:table-cell/>
          <table:table-cell office:value-type="float" office:value="47.26" calcext:value-type="float">
            <text:p>47.26</text:p>
          </table:table-cell>
          <table:table-cell office:value-type="float" office:value="62.25" calcext:value-type="float">
            <text:p>62.25</text:p>
          </table:table-cell>
          <table:table-cell office:value-type="float" office:value="70.19" calcext:value-type="float">
            <text:p>70.19</text:p>
          </table:table-cell>
          <table:table-cell/>
          <table:table-cell office:value-type="float" office:value="45.12" calcext:value-type="float">
            <text:p>45.12</text:p>
          </table:table-cell>
          <table:table-cell office:value-type="string" calcext:value-type="string">
            <text:p>Estimate of std. Error</text:p>
          </table:table-cell>
          <table:table-cell table:formula="of:=SQRT([.H163]/[.H161])" office:value-type="string" office:string-value="" calcext:value-type="error">
            <text:p>#DIV/0!</text:p>
          </table:table-cell>
          <table:table-cell table:formula="of:=SQRT([.I163]/[.I161])" office:value-type="float" office:value="0.667451621218098" calcext:value-type="float">
            <text:p>0.6674516212</text:p>
          </table:table-cell>
          <table:table-cell table:formula="of:=SQRT([.J163]/[.J161])" office:value-type="float" office:value="0.662387456748044" calcext:value-type="float">
            <text:p>0.6623874567</text:p>
          </table:table-cell>
          <table:table-cell table:formula="of:=SQRT([.K163]/[.K161])" office:value-type="float" office:value="0.79894424383802" calcext:value-type="float">
            <text:p>0.7989442438</text:p>
          </table:table-cell>
          <table:table-cell table:formula="of:=SQRT([.L163]/[.L161])" office:value-type="string" office:string-value="" calcext:value-type="error">
            <text:p>#DIV/0!</text:p>
          </table:table-cell>
          <table:table-cell table:formula="of:=SQRT([.M163]/[.M161])" office:value-type="float" office:value="3.10156709622425" calcext:value-type="float">
            <text:p>3.1015670962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stimate of std. Error</text:p>
          </table:table-cell>
          <table:table-cell table:formula="of:=SQRT([.R163]/[.R161])" office:value-type="float" office:value="8.74846925385889" calcext:value-type="float">
            <text:p>8.7484692539</text:p>
          </table:table-cell>
          <table:table-cell table:formula="of:=SQRT([.S163]/[.S161])" office:value-type="float" office:value="3.64577380903789" calcext:value-type="float">
            <text:p>3.645773809</text:p>
          </table:table-cell>
          <table:table-cell table:number-columns-repeated="2"/>
        </table:table-row>
        <table:table-row table:style-name="ro3">
          <table:table-cell/>
          <table:table-cell office:value-type="float" office:value="48.47" calcext:value-type="float">
            <text:p>48.47</text:p>
          </table:table-cell>
          <table:table-cell office:value-type="float" office:value="63.47" calcext:value-type="float">
            <text:p>63.47</text:p>
          </table:table-cell>
          <table:table-cell office:value-type="float" office:value="72.05" calcext:value-type="float">
            <text:p>72.05</text:p>
          </table:table-cell>
          <table:table-cell/>
          <table:table-cell office:value-type="float" office:value="45.36" calcext:value-type="float">
            <text:p>45.36</text:p>
          </table:table-cell>
          <table:table-cell office:value-type="string" calcext:value-type="string">
            <text:p>Degrees of freedom</text:p>
          </table:table-cell>
          <table:table-cell table:formula="of:=[.H161]-1" office:value-type="float" office:value="-1" calcext:value-type="float">
            <text:p>-1</text:p>
          </table:table-cell>
          <table:table-cell table:formula="of:=[.I161]-1" office:value-type="float" office:value="7" calcext:value-type="float">
            <text:p>7</text:p>
          </table:table-cell>
          <table:table-cell table:formula="of:=[.J161]-1" office:value-type="float" office:value="7" calcext:value-type="float">
            <text:p>7</text:p>
          </table:table-cell>
          <table:table-cell table:formula="of:=[.K161]-1" office:value-type="float" office:value="7" calcext:value-type="float">
            <text:p>7</text:p>
          </table:table-cell>
          <table:table-cell table:formula="of:=[.L161]-1" office:value-type="float" office:value="-1" calcext:value-type="float">
            <text:p>-1</text:p>
          </table:table-cell>
          <table:table-cell table:formula="of:=[.M161]-1" office:value-type="float" office:value="7" calcext:value-type="float">
            <text:p>7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egrees of freedom</text:p>
          </table:table-cell>
          <table:table-cell table:formula="of:=[.R161]-1" office:value-type="float" office:value="7" calcext:value-type="float">
            <text:p>7</text:p>
          </table:table-cell>
          <table:table-cell table:formula="of:=[.S161]-1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/>
          <table:table-cell office:value-type="float" office:value="48.86" calcext:value-type="float">
            <text:p>48.86</text:p>
          </table:table-cell>
          <table:table-cell office:value-type="float" office:value="64.07" calcext:value-type="float">
            <text:p>64.07</text:p>
          </table:table-cell>
          <table:table-cell office:value-type="float" office:value="72.25" calcext:value-type="float">
            <text:p>72.25</text:p>
          </table:table-cell>
          <table:table-cell/>
          <table:table-cell office:value-type="float" office:value="47.24" calcext:value-type="float">
            <text:p>47.24</text:p>
          </table:table-cell>
          <table:table-cell office:value-type="string" calcext:value-type="string">
            <text:p>t value</text:p>
          </table:table-cell>
          <table:table-cell table:formula="of:=TINV(0.05;[.H165])" office:value-type="string" office:string-value="" calcext:value-type="error">
            <text:p>Err:502</text:p>
          </table:table-cell>
          <table:table-cell table:formula="of:=TINV(0.05;[.I165])" office:value-type="float" office:value="2.36462425159279" calcext:value-type="float">
            <text:p>2.3646242516</text:p>
          </table:table-cell>
          <table:table-cell table:formula="of:=TINV(0.05;[.J165])" office:value-type="float" office:value="2.36462425159279" calcext:value-type="float">
            <text:p>2.3646242516</text:p>
          </table:table-cell>
          <table:table-cell table:formula="of:=TINV(0.05;[.K165])" office:value-type="float" office:value="2.36462425159279" calcext:value-type="float">
            <text:p>2.3646242516</text:p>
          </table:table-cell>
          <table:table-cell table:formula="of:=TINV(0.05;[.L165])" office:value-type="string" office:string-value="" calcext:value-type="error">
            <text:p>Err:502</text:p>
          </table:table-cell>
          <table:table-cell table:formula="of:=TINV(0.05;[.M165])" office:value-type="float" office:value="2.36462425159279" calcext:value-type="float">
            <text:p>2.3646242516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 value</text:p>
          </table:table-cell>
          <table:table-cell table:formula="of:=TINV(0.05;[.R165])" office:value-type="float" office:value="2.36462425159279" calcext:value-type="float">
            <text:p>2.3646242516</text:p>
          </table:table-cell>
          <table:table-cell table:formula="of:=TINV(0.05;[.S165])" office:value-type="float" office:value="2.36462425159279" calcext:value-type="float">
            <text:p>2.3646242516</text:p>
          </table:table-cell>
          <table:table-cell table:number-columns-repeated="2"/>
        </table:table-row>
        <table:table-row table:style-name="ro3">
          <table:table-cell/>
          <table:table-cell office:value-type="float" office:value="49.73" calcext:value-type="float">
            <text:p>49.73</text:p>
          </table:table-cell>
          <table:table-cell office:value-type="float" office:value="64.84" calcext:value-type="float">
            <text:p>64.84</text:p>
          </table:table-cell>
          <table:table-cell office:value-type="float" office:value="67.27" calcext:value-type="float">
            <text:p>67.27</text:p>
          </table:table-cell>
          <table:table-cell/>
          <table:table-cell office:value-type="float" office:value="48.11" calcext:value-type="float">
            <text:p>48.11</text:p>
          </table:table-cell>
          <table:table-cell office:value-type="string" calcext:value-type="string">
            <text:p>Margin of error</text:p>
          </table:table-cell>
          <table:table-cell table:style-name="ce17" table:formula="of:=([.H166]*[.H164])" office:value-type="string" office:string-value="" calcext:value-type="error">
            <text:p>Err:502</text:p>
          </table:table-cell>
          <table:table-cell table:style-name="ce17" table:formula="of:=([.I166]*[.I164])" office:value-type="float" office:value="1.57827229029724" calcext:value-type="float">
            <text:p>1.5782722903</text:p>
          </table:table-cell>
          <table:table-cell table:style-name="ce17" table:formula="of:=([.J166]*[.J164])" office:value-type="float" office:value="1.56629744417729" calcext:value-type="float">
            <text:p>1.5662974442</text:p>
          </table:table-cell>
          <table:table-cell table:style-name="ce17" table:formula="of:=([.K166]*[.K164])" office:value-type="float" office:value="1.88920293464984" calcext:value-type="float">
            <text:p>1.8892029346</text:p>
          </table:table-cell>
          <table:table-cell table:style-name="ce17" table:formula="of:=([.L166]*[.L164])" office:value-type="string" office:string-value="" calcext:value-type="error">
            <text:p>Err:502</text:p>
          </table:table-cell>
          <table:table-cell table:style-name="ce24" table:formula="of:=([.M166]*[.M164])" office:value-type="float" office:value="7.33404077367409" calcext:value-type="float">
            <text:p>7.3340407737</text:p>
          </table:table-cell>
          <table:table-cell table:style-name="ce17"/>
          <table:table-cell office:value-type="float" office:value="235" calcext:value-type="float">
            <text:p>23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argin of error</text:p>
          </table:table-cell>
          <table:table-cell table:style-name="ce17" table:formula="of:=([.R166]*[.R164])" office:value-type="float" office:value="20.6868425619886" calcext:value-type="float">
            <text:p>20.686842562</text:p>
          </table:table-cell>
          <table:table-cell table:style-name="ce24" table:formula="of:=([.S166]*[.S164])" office:value-type="float" office:value="8.62088516467281" calcext:value-type="float">
            <text:p>8.6208851647</text:p>
          </table:table-cell>
          <table:table-cell/>
          <table:table-cell table:formula="of:=CONCATENATE(LOWER([.A158]);&quot;;&quot;;[.I162];&quot;;&quot;;[.I167];&quot;;&quot;;[.M162];&quot;;&quot;;[.M167];&quot;;&quot;;[.R162];&quot;;&quot;;[.R167];&quot;;&quot;;[.S162];&quot;;&quot;;[.S167])" office:value-type="string" office:string-value="scimark.sparse.large;47.355;1.57827229029724;48.32875;7.33404077367409;254.125;20.6868425619886;100.25;8.62088516467281" calcext:value-type="string">
            <text:p>scimark.sparse.large;47.355;1.57827229029724;48.32875;7.33404077367409;254.125;20.6868425619886;100.25;8.62088516467281</text:p>
          </table:table-cell>
        </table:table-row>
        <table:table-row table:style-name="ro3">
          <table:table-cell/>
          <table:table-cell office:value-type="float" office:value="49.92" calcext:value-type="float">
            <text:p>49.92</text:p>
          </table:table-cell>
          <table:table-cell office:value-type="float" office:value="65.83" calcext:value-type="float">
            <text:p>65.83</text:p>
          </table:table-cell>
          <table:table-cell office:value-type="float" office:value="67.35" calcext:value-type="float">
            <text:p>67.35</text:p>
          </table:table-cell>
          <table:table-cell/>
          <table:table-cell office:value-type="float" office:value="68.88" calcext:value-type="float">
            <text:p>68.88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H167]/[.H162]" office:value-type="string" office:string-value="" calcext:value-type="error">
            <text:p>Err:502</text:p>
          </table:table-cell>
          <table:table-cell table:style-name="ce18" table:formula="of:=[.I167]/[.I162]" office:value-type="percentage" office:value="0.0333285247660698" calcext:value-type="percentage">
            <text:p>3.33%</text:p>
          </table:table-cell>
          <table:table-cell table:style-name="ce18" table:formula="of:=[.J167]/[.J162]" office:value-type="percentage" office:value="0.0249858017017315" calcext:value-type="percentage">
            <text:p>2.50%</text:p>
          </table:table-cell>
          <table:table-cell table:style-name="ce18" table:formula="of:=[.K167]/[.K162]" office:value-type="percentage" office:value="0.0274214810167624" calcext:value-type="percentage">
            <text:p>2.74%</text:p>
          </table:table-cell>
          <table:table-cell table:style-name="ce18" table:formula="of:=[.L167]/[.L162]" office:value-type="string" office:string-value="" calcext:value-type="error">
            <text:p>Err:502</text:p>
          </table:table-cell>
          <table:table-cell table:style-name="ce25" table:formula="of:=[.M167]/[.M162]" office:value-type="percentage" office:value="0.151753165014077" calcext:value-type="percentage">
            <text:p>15.18%</text:p>
          </table:table-cell>
          <table:table-cell table:style-name="ce26"/>
          <table:table-cell office:value-type="float" office:value="296" calcext:value-type="float">
            <text:p>296</text:p>
          </table:table-cell>
          <table:table-cell office:value-type="float" office:value="86" calcext:value-type="float">
            <text:p>86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R167]/[.R162]" office:value-type="percentage" office:value="0.0814042009325669" calcext:value-type="percentage">
            <text:p>8.14%</text:p>
          </table:table-cell>
          <table:table-cell table:style-name="ce25" table:formula="of:=[.S167]/[.S162]" office:value-type="percentage" office:value="0.0859938669792799" calcext:value-type="percentage">
            <text:p>8.60%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SCIMARK.SPARSE.SMALL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7"/>
          <table:table-cell table:style-name="ce20"/>
          <table:table-cell table:style-name="ce8"/>
          <table:table-cell table:style-name="ce27"/>
          <table:table-cell table:style-name="ce7" table:number-columns-repeated="3"/>
          <table:table-cell table:style-name="ce20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USE</text:p>
          </table:table-cell>
          <table:covered-table-cell table:style-name="ce8"/>
          <table:table-cell table:style-name="ce8"/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9" office:value-type="string" calcext:value-type="string" table:number-columns-spanned="2" table:number-rows-spanned="1">
            <text:p>USE</text:p>
          </table:table-cell>
          <table:covered-table-cell table:style-name="ce21"/>
          <table:table-cell table:style-name="ce8"/>
          <table:table-cell table:style-name="ce28" office:value-type="string" calcext:value-type="string">
            <text:p>BASELINE</text:p>
          </table:table-cell>
          <table:table-cell table:style-name="ce29" office:value-type="string" calcext:value-type="string">
            <text:p>USE</text:p>
          </table:table-cell>
          <table:table-cell table:style-name="ce29"/>
          <table:table-cell table:style-name="ce28" office:value-type="string" calcext:value-type="string">
            <text:p>BASELINE</text:p>
          </table:table-cell>
          <table:table-cell table:style-name="ce21" office:value-type="string" calcext:value-type="string">
            <text:p>USE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/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22" office:value-type="string" calcext:value-type="string">
            <text:p>iteration</text:p>
          </table:table-cell>
          <table:table-cell table:style-name="ce12"/>
          <table:table-cell table:style-name="ce3"/>
          <table:table-cell table:style-name="ce12" table:number-columns-repeated="3"/>
          <table:table-cell table:style-name="ce22"/>
          <table:table-cell table:number-columns-repeated="2"/>
        </table:table-row>
        <table:table-row table:style-name="ro3">
          <table:table-cell/>
          <table:table-cell office:value-type="float" office:value="303.22" calcext:value-type="float">
            <text:p>303.22</text:p>
          </table:table-cell>
          <table:table-cell office:value-type="float" office:value="334.43" calcext:value-type="float">
            <text:p>334.43</text:p>
          </table:table-cell>
          <table:table-cell office:value-type="float" office:value="328.53" calcext:value-type="float">
            <text:p>328.53</text:p>
          </table:table-cell>
          <table:table-cell/>
          <table:table-cell office:value-type="float" office:value="313.73" calcext:value-type="float">
            <text:p>313.73</text:p>
          </table:table-cell>
          <table:table-cell office:value-type="string" calcext:value-type="string">
            <text:p>Count of obvervations</text:p>
          </table:table-cell>
          <table:table-cell table:formula="of:=COUNT([.A173:.A182])" office:value-type="float" office:value="0" calcext:value-type="float">
            <text:p>0</text:p>
          </table:table-cell>
          <table:table-cell table:formula="of:=COUNT([.B173:.B182])" office:value-type="float" office:value="8" calcext:value-type="float">
            <text:p>8</text:p>
          </table:table-cell>
          <table:table-cell table:formula="of:=COUNT([.C173:.C182])" office:value-type="float" office:value="8" calcext:value-type="float">
            <text:p>8</text:p>
          </table:table-cell>
          <table:table-cell table:formula="of:=COUNT([.D173:.D182])" office:value-type="float" office:value="8" calcext:value-type="float">
            <text:p>8</text:p>
          </table:table-cell>
          <table:table-cell table:formula="of:=COUNT([.E173:.E182])" office:value-type="float" office:value="0" calcext:value-type="float">
            <text:p>0</text:p>
          </table:table-cell>
          <table:table-cell table:formula="of:=COUNT([.F173:.F182])" office:value-type="float" office:value="8" calcext:value-type="float">
            <text:p>8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ount of obvervations</text:p>
          </table:table-cell>
          <table:table-cell table:formula="of:=COUNT([.O173:.O182])" office:value-type="float" office:value="8" calcext:value-type="float">
            <text:p>8</text:p>
          </table:table-cell>
          <table:table-cell table:formula="of:=COUNT([.P173:.P182])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/>
          <table:table-cell office:value-type="float" office:value="322.15" calcext:value-type="float">
            <text:p>322.15</text:p>
          </table:table-cell>
          <table:table-cell office:value-type="float" office:value="338.13" calcext:value-type="float">
            <text:p>338.13</text:p>
          </table:table-cell>
          <table:table-cell office:value-type="float" office:value="329.76" calcext:value-type="float">
            <text:p>329.76</text:p>
          </table:table-cell>
          <table:table-cell/>
          <table:table-cell office:value-type="float" office:value="327.31" calcext:value-type="float">
            <text:p>327.31</text:p>
          </table:table-cell>
          <table:table-cell office:value-type="string" calcext:value-type="string">
            <text:p>Sample mean</text:p>
          </table:table-cell>
          <table:table-cell table:style-name="ce17" table:formula="of:=AVERAGE([.A173:.A182])" office:value-type="string" office:string-value="" calcext:value-type="error">
            <text:p>#DIV/0!</text:p>
          </table:table-cell>
          <table:table-cell table:style-name="ce17" table:formula="of:=AVERAGE([.B173:.B182])" office:value-type="float" office:value="331.2175" calcext:value-type="float">
            <text:p>331.2175</text:p>
          </table:table-cell>
          <table:table-cell table:style-name="ce17" table:formula="of:=AVERAGE([.C173:.C182])" office:value-type="float" office:value="363.1" calcext:value-type="float">
            <text:p>363.1</text:p>
          </table:table-cell>
          <table:table-cell table:style-name="ce17" table:formula="of:=AVERAGE([.D173:.D182])" office:value-type="float" office:value="352.515" calcext:value-type="float">
            <text:p>352.515</text:p>
          </table:table-cell>
          <table:table-cell table:style-name="ce17" table:formula="of:=AVERAGE([.E173:.E182])" office:value-type="string" office:string-value="" calcext:value-type="error">
            <text:p>#DIV/0!</text:p>
          </table:table-cell>
          <table:table-cell table:style-name="ce24" table:formula="of:=AVERAGE([.F173:.F182])" office:value-type="float" office:value="334.32625" calcext:value-type="float">
            <text:p>334.32625</text:p>
          </table:table-cell>
          <table:table-cell table:style-name="ce17"/>
          <table:table-cell office:value-type="float" office:value="269" calcext:value-type="float">
            <text:p>26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ample mean</text:p>
          </table:table-cell>
          <table:table-cell table:style-name="ce17" table:formula="of:=AVERAGE([.O173:.O182])" office:value-type="float" office:value="278.375" calcext:value-type="float">
            <text:p>278.375</text:p>
          </table:table-cell>
          <table:table-cell table:style-name="ce24" table:formula="of:=AVERAGE([.P173:.P182])" office:value-type="float" office:value="146.625" calcext:value-type="float">
            <text:p>146.625</text:p>
          </table:table-cell>
          <table:table-cell table:number-columns-repeated="2"/>
        </table:table-row>
        <table:table-row table:style-name="ro3">
          <table:table-cell/>
          <table:table-cell office:value-type="float" office:value="324.76" calcext:value-type="float">
            <text:p>324.76</text:p>
          </table:table-cell>
          <table:table-cell office:value-type="float" office:value="342.27" calcext:value-type="float">
            <text:p>342.27</text:p>
          </table:table-cell>
          <table:table-cell office:value-type="float" office:value="335.04" calcext:value-type="float">
            <text:p>335.04</text:p>
          </table:table-cell>
          <table:table-cell/>
          <table:table-cell office:value-type="float" office:value="329.44" calcext:value-type="float">
            <text:p>329.44</text:p>
          </table:table-cell>
          <table:table-cell office:value-type="string" calcext:value-type="string">
            <text:p>Sample variance</text:p>
          </table:table-cell>
          <table:table-cell table:formula="of:=VAR([.A174:.A182])" office:value-type="string" office:string-value="" calcext:value-type="error">
            <text:p>#DIV/0!</text:p>
          </table:table-cell>
          <table:table-cell table:formula="of:=VAR([.B174:.B182])" office:value-type="float" office:value="134.669423809524" calcext:value-type="float">
            <text:p>134.6694238095</text:p>
          </table:table-cell>
          <table:table-cell table:formula="of:=VAR([.C174:.C182])" office:value-type="float" office:value="591.146195238096" calcext:value-type="float">
            <text:p>591.1461952381</text:p>
          </table:table-cell>
          <table:table-cell table:formula="of:=VAR([.D174:.D182])" office:value-type="float" office:value="465.884480952381" calcext:value-type="float">
            <text:p>465.8844809524</text:p>
          </table:table-cell>
          <table:table-cell table:formula="of:=VAR([.E174:.E182])" office:value-type="string" office:string-value="" calcext:value-type="error">
            <text:p>#DIV/0!</text:p>
          </table:table-cell>
          <table:table-cell table:formula="of:=VAR([.F174:.F182])" office:value-type="float" office:value="104.805214285714" calcext:value-type="float">
            <text:p>104.8052142857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ample variance</text:p>
          </table:table-cell>
          <table:table-cell table:formula="of:=VAR([.O174:.O182])" office:value-type="float" office:value="1506.57142857143" calcext:value-type="float">
            <text:p>1506.5714285714</text:p>
          </table:table-cell>
          <table:table-cell table:formula="of:=VAR([.P174:.P182])" office:value-type="float" office:value="187.904761904762" calcext:value-type="float">
            <text:p>187.9047619048</text:p>
          </table:table-cell>
          <table:table-cell table:number-columns-repeated="2"/>
        </table:table-row>
        <table:table-row table:style-name="ro3">
          <table:table-cell/>
          <table:table-cell office:value-type="float" office:value="327.98" calcext:value-type="float">
            <text:p>327.98</text:p>
          </table:table-cell>
          <table:table-cell office:value-type="float" office:value="346.35" calcext:value-type="float">
            <text:p>346.35</text:p>
          </table:table-cell>
          <table:table-cell office:value-type="float" office:value="336.73" calcext:value-type="float">
            <text:p>336.73</text:p>
          </table:table-cell>
          <table:table-cell/>
          <table:table-cell office:value-type="float" office:value="331.84" calcext:value-type="float">
            <text:p>331.84</text:p>
          </table:table-cell>
          <table:table-cell office:value-type="string" calcext:value-type="string">
            <text:p>Estimate of std. Error</text:p>
          </table:table-cell>
          <table:table-cell table:formula="of:=SQRT([.H175]/[.H173])" office:value-type="string" office:string-value="" calcext:value-type="error">
            <text:p>#DIV/0!</text:p>
          </table:table-cell>
          <table:table-cell table:formula="of:=SQRT([.I175]/[.I173])" office:value-type="float" office:value="4.10288654195927" calcext:value-type="float">
            <text:p>4.102886542</text:p>
          </table:table-cell>
          <table:table-cell table:formula="of:=SQRT([.J175]/[.J173])" office:value-type="float" office:value="8.59611972955019" calcext:value-type="float">
            <text:p>8.5961197296</text:p>
          </table:table-cell>
          <table:table-cell table:formula="of:=SQRT([.K175]/[.K173])" office:value-type="float" office:value="7.63122271454893" calcext:value-type="float">
            <text:p>7.6312227145</text:p>
          </table:table-cell>
          <table:table-cell table:formula="of:=SQRT([.L175]/[.L173])" office:value-type="string" office:string-value="" calcext:value-type="error">
            <text:p>#DIV/0!</text:p>
          </table:table-cell>
          <table:table-cell table:formula="of:=SQRT([.M175]/[.M173])" office:value-type="float" office:value="3.6194822538195" calcext:value-type="float">
            <text:p>3.6194822538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Estimate of std. Error</text:p>
          </table:table-cell>
          <table:table-cell table:formula="of:=SQRT([.R175]/[.R173])" office:value-type="float" office:value="13.7230254889885" calcext:value-type="float">
            <text:p>13.723025489</text:p>
          </table:table-cell>
          <table:table-cell table:formula="of:=SQRT([.S175]/[.S173])" office:value-type="float" office:value="4.84645181943401" calcext:value-type="float">
            <text:p>4.8464518194</text:p>
          </table:table-cell>
          <table:table-cell table:number-columns-repeated="2"/>
        </table:table-row>
        <table:table-row table:style-name="ro3">
          <table:table-cell/>
          <table:table-cell office:value-type="float" office:value="333.45" calcext:value-type="float">
            <text:p>333.45</text:p>
          </table:table-cell>
          <table:table-cell office:value-type="float" office:value="380.74" calcext:value-type="float">
            <text:p>380.74</text:p>
          </table:table-cell>
          <table:table-cell office:value-type="float" office:value="368.86" calcext:value-type="float">
            <text:p>368.86</text:p>
          </table:table-cell>
          <table:table-cell/>
          <table:table-cell office:value-type="float" office:value="336.49" calcext:value-type="float">
            <text:p>336.49</text:p>
          </table:table-cell>
          <table:table-cell office:value-type="string" calcext:value-type="string">
            <text:p>Degrees of freedom</text:p>
          </table:table-cell>
          <table:table-cell table:formula="of:=[.H173]-1" office:value-type="float" office:value="-1" calcext:value-type="float">
            <text:p>-1</text:p>
          </table:table-cell>
          <table:table-cell table:formula="of:=[.I173]-1" office:value-type="float" office:value="7" calcext:value-type="float">
            <text:p>7</text:p>
          </table:table-cell>
          <table:table-cell table:formula="of:=[.J173]-1" office:value-type="float" office:value="7" calcext:value-type="float">
            <text:p>7</text:p>
          </table:table-cell>
          <table:table-cell table:formula="of:=[.K173]-1" office:value-type="float" office:value="7" calcext:value-type="float">
            <text:p>7</text:p>
          </table:table-cell>
          <table:table-cell table:formula="of:=[.L173]-1" office:value-type="float" office:value="-1" calcext:value-type="float">
            <text:p>-1</text:p>
          </table:table-cell>
          <table:table-cell table:formula="of:=[.M173]-1" office:value-type="float" office:value="7" calcext:value-type="float">
            <text:p>7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Degrees of freedom</text:p>
          </table:table-cell>
          <table:table-cell table:formula="of:=[.R173]-1" office:value-type="float" office:value="7" calcext:value-type="float">
            <text:p>7</text:p>
          </table:table-cell>
          <table:table-cell table:formula="of:=[.S173]-1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/>
          <table:table-cell office:value-type="float" office:value="338.86" calcext:value-type="float">
            <text:p>338.86</text:p>
          </table:table-cell>
          <table:table-cell office:value-type="float" office:value="381.47" calcext:value-type="float">
            <text:p>381.47</text:p>
          </table:table-cell>
          <table:table-cell office:value-type="float" office:value="367.76" calcext:value-type="float">
            <text:p>367.76</text:p>
          </table:table-cell>
          <table:table-cell/>
          <table:table-cell office:value-type="float" office:value="338.62" calcext:value-type="float">
            <text:p>338.62</text:p>
          </table:table-cell>
          <table:table-cell office:value-type="string" calcext:value-type="string">
            <text:p>t value</text:p>
          </table:table-cell>
          <table:table-cell table:formula="of:=TINV(0.05;[.H177])" office:value-type="string" office:string-value="" calcext:value-type="error">
            <text:p>Err:502</text:p>
          </table:table-cell>
          <table:table-cell table:formula="of:=TINV(0.05;[.I177])" office:value-type="float" office:value="2.36462425159279" calcext:value-type="float">
            <text:p>2.3646242516</text:p>
          </table:table-cell>
          <table:table-cell table:formula="of:=TINV(0.05;[.J177])" office:value-type="float" office:value="2.36462425159279" calcext:value-type="float">
            <text:p>2.3646242516</text:p>
          </table:table-cell>
          <table:table-cell table:formula="of:=TINV(0.05;[.K177])" office:value-type="float" office:value="2.36462425159279" calcext:value-type="float">
            <text:p>2.3646242516</text:p>
          </table:table-cell>
          <table:table-cell table:formula="of:=TINV(0.05;[.L177])" office:value-type="string" office:string-value="" calcext:value-type="error">
            <text:p>Err:502</text:p>
          </table:table-cell>
          <table:table-cell table:formula="of:=TINV(0.05;[.M177])" office:value-type="float" office:value="2.36462425159279" calcext:value-type="float">
            <text:p>2.3646242516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 value</text:p>
          </table:table-cell>
          <table:table-cell table:formula="of:=TINV(0.05;[.R177])" office:value-type="float" office:value="2.36462425159279" calcext:value-type="float">
            <text:p>2.3646242516</text:p>
          </table:table-cell>
          <table:table-cell table:formula="of:=TINV(0.05;[.S177])" office:value-type="float" office:value="2.36462425159279" calcext:value-type="float">
            <text:p>2.3646242516</text:p>
          </table:table-cell>
          <table:table-cell table:number-columns-repeated="2"/>
        </table:table-row>
        <table:table-row table:style-name="ro3">
          <table:table-cell/>
          <table:table-cell office:value-type="float" office:value="345.08" calcext:value-type="float">
            <text:p>345.08</text:p>
          </table:table-cell>
          <table:table-cell office:value-type="float" office:value="381.94" calcext:value-type="float">
            <text:p>381.94</text:p>
          </table:table-cell>
          <table:table-cell office:value-type="float" office:value="368.54" calcext:value-type="float">
            <text:p>368.54</text:p>
          </table:table-cell>
          <table:table-cell/>
          <table:table-cell office:value-type="float" office:value="339.1" calcext:value-type="float">
            <text:p>339.1</text:p>
          </table:table-cell>
          <table:table-cell office:value-type="string" calcext:value-type="string">
            <text:p>Margin of error</text:p>
          </table:table-cell>
          <table:table-cell table:style-name="ce17" table:formula="of:=([.H178]*[.H176])" office:value-type="string" office:string-value="" calcext:value-type="error">
            <text:p>Err:502</text:p>
          </table:table-cell>
          <table:table-cell table:style-name="ce17" table:formula="of:=([.I178]*[.I176])" office:value-type="float" office:value="9.70178501865055" calcext:value-type="float">
            <text:p>9.7017850187</text:p>
          </table:table-cell>
          <table:table-cell table:style-name="ce17" table:formula="of:=([.J178]*[.J176])" office:value-type="float" office:value="20.3265931820896" calcext:value-type="float">
            <text:p>20.3265931821</text:p>
          </table:table-cell>
          <table:table-cell table:style-name="ce17" table:formula="of:=([.K178]*[.K176])" office:value-type="float" office:value="18.0449743001281" calcext:value-type="float">
            <text:p>18.0449743001</text:p>
          </table:table-cell>
          <table:table-cell table:style-name="ce17" table:formula="of:=([.L178]*[.L176])" office:value-type="string" office:string-value="" calcext:value-type="error">
            <text:p>Err:502</text:p>
          </table:table-cell>
          <table:table-cell table:style-name="ce24" table:formula="of:=([.M178]*[.M176])" office:value-type="float" office:value="8.5587155155913" calcext:value-type="float">
            <text:p>8.5587155156</text:p>
          </table:table-cell>
          <table:table-cell table:style-name="ce17"/>
          <table:table-cell office:value-type="float" office:value="284" calcext:value-type="float">
            <text:p>28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argin of error</text:p>
          </table:table-cell>
          <table:table-cell table:style-name="ce17" table:formula="of:=([.R178]*[.R176])" office:value-type="float" office:value="32.4497988764882" calcext:value-type="float">
            <text:p>32.4497988765</text:p>
          </table:table-cell>
          <table:table-cell table:style-name="ce24" table:formula="of:=([.S178]*[.S176])" office:value-type="float" office:value="11.4600375064096" calcext:value-type="float">
            <text:p>11.4600375064</text:p>
          </table:table-cell>
          <table:table-cell/>
          <table:table-cell table:formula="of:=CONCATENATE(LOWER([.A170]);&quot;;&quot;;[.I174];&quot;;&quot;;[.I179];&quot;;&quot;;[.M174];&quot;;&quot;;[.M179];&quot;;&quot;;[.R174];&quot;;&quot;;[.R179];&quot;;&quot;;[.S174];&quot;;&quot;;[.S179])" office:value-type="string" office:string-value="scimark.sparse.small;331.2175;9.70178501865055;334.32625;8.5587155155913;278.375;32.4497988764882;146.625;11.4600375064096" calcext:value-type="string">
            <text:p>scimark.sparse.small;331.2175;9.70178501865055;334.32625;8.5587155155913;278.375;32.4497988764882;146.625;11.4600375064096</text:p>
          </table:table-cell>
        </table:table-row>
        <table:table-row table:style-name="ro3">
          <table:table-cell/>
          <table:table-cell office:value-type="float" office:value="354.24" calcext:value-type="float">
            <text:p>354.24</text:p>
          </table:table-cell>
          <table:table-cell office:value-type="float" office:value="399.47" calcext:value-type="float">
            <text:p>399.47</text:p>
          </table:table-cell>
          <table:table-cell office:value-type="float" office:value="384.9" calcext:value-type="float">
            <text:p>384.9</text:p>
          </table:table-cell>
          <table:table-cell/>
          <table:table-cell office:value-type="float" office:value="358.08" calcext:value-type="float">
            <text:p>358.08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H179]/[.H174]" office:value-type="string" office:string-value="" calcext:value-type="error">
            <text:p>Err:502</text:p>
          </table:table-cell>
          <table:table-cell table:style-name="ce18" table:formula="of:=[.I179]/[.I174]" office:value-type="percentage" office:value="0.0292912814650511" calcext:value-type="percentage">
            <text:p>2.93%</text:p>
          </table:table-cell>
          <table:table-cell table:style-name="ce18" table:formula="of:=[.J179]/[.J174]" office:value-type="percentage" office:value="0.0559807027873577" calcext:value-type="percentage">
            <text:p>5.60%</text:p>
          </table:table-cell>
          <table:table-cell table:style-name="ce18" table:formula="of:=[.K179]/[.K174]" office:value-type="percentage" office:value="0.0511892381888094" calcext:value-type="percentage">
            <text:p>5.12%</text:p>
          </table:table-cell>
          <table:table-cell table:style-name="ce18" table:formula="of:=[.L179]/[.L174]" office:value-type="string" office:string-value="" calcext:value-type="error">
            <text:p>Err:502</text:p>
          </table:table-cell>
          <table:table-cell table:style-name="ce25" table:formula="of:=[.M179]/[.M174]" office:value-type="percentage" office:value="0.0255998908718394" calcext:value-type="percentage">
            <text:p>2.56%</text:p>
          </table:table-cell>
          <table:table-cell table:style-name="ce26"/>
          <table:table-cell office:value-type="float" office:value="189" calcext:value-type="float">
            <text:p>189</text:p>
          </table:table-cell>
          <table:table-cell office:value-type="float" office:value="141" calcext:value-type="float">
            <text:p>141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R179]/[.R174]" office:value-type="percentage" office:value="0.116568653350654" calcext:value-type="percentage">
            <text:p>11.66%</text:p>
          </table:table-cell>
          <table:table-cell table:style-name="ce25" table:formula="of:=[.S179]/[.S174]" office:value-type="percentage" office:value="0.0781588235731263" calcext:value-type="percentage">
            <text:p>7.82%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SERIAL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7"/>
          <table:table-cell table:style-name="ce20"/>
          <table:table-cell table:style-name="ce8"/>
          <table:table-cell table:style-name="ce27"/>
          <table:table-cell table:style-name="ce7" table:number-columns-repeated="3"/>
          <table:table-cell table:style-name="ce20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USE</text:p>
          </table:table-cell>
          <table:covered-table-cell table:style-name="ce8"/>
          <table:table-cell table:style-name="ce8"/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9" office:value-type="string" calcext:value-type="string" table:number-columns-spanned="2" table:number-rows-spanned="1">
            <text:p>USE</text:p>
          </table:table-cell>
          <table:covered-table-cell table:style-name="ce21"/>
          <table:table-cell table:style-name="ce8"/>
          <table:table-cell table:style-name="ce28" office:value-type="string" calcext:value-type="string">
            <text:p>BASELINE</text:p>
          </table:table-cell>
          <table:table-cell table:style-name="ce29" office:value-type="string" calcext:value-type="string">
            <text:p>USE</text:p>
          </table:table-cell>
          <table:table-cell table:style-name="ce29"/>
          <table:table-cell table:style-name="ce28" office:value-type="string" calcext:value-type="string">
            <text:p>BASELINE</text:p>
          </table:table-cell>
          <table:table-cell table:style-name="ce21" office:value-type="string" calcext:value-type="string">
            <text:p>USE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/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22" office:value-type="string" calcext:value-type="string">
            <text:p>iteration</text:p>
          </table:table-cell>
          <table:table-cell table:style-name="ce12"/>
          <table:table-cell table:style-name="ce3"/>
          <table:table-cell table:style-name="ce12" table:number-columns-repeated="3"/>
          <table:table-cell table:style-name="ce22"/>
          <table:table-cell table:number-columns-repeated="2"/>
        </table:table-row>
        <table:table-row table:style-name="ro3">
          <table:table-cell/>
          <table:table-cell office:value-type="float" office:value="102.37" calcext:value-type="float">
            <text:p>102.37</text:p>
          </table:table-cell>
          <table:table-cell office:value-type="float" office:value="186.19" calcext:value-type="float">
            <text:p>186.19</text:p>
          </table:table-cell>
          <table:table-cell office:value-type="float" office:value="212.74" calcext:value-type="float">
            <text:p>212.74</text:p>
          </table:table-cell>
          <table:table-cell/>
          <table:table-cell office:value-type="float" office:value="101.68" calcext:value-type="float">
            <text:p>101.68</text:p>
          </table:table-cell>
          <table:table-cell office:value-type="string" calcext:value-type="string">
            <text:p>Count of obvervations</text:p>
          </table:table-cell>
          <table:table-cell table:formula="of:=COUNT([.A185:.A194])" office:value-type="float" office:value="0" calcext:value-type="float">
            <text:p>0</text:p>
          </table:table-cell>
          <table:table-cell table:formula="of:=COUNT([.B185:.B194])" office:value-type="float" office:value="8" calcext:value-type="float">
            <text:p>8</text:p>
          </table:table-cell>
          <table:table-cell table:formula="of:=COUNT([.C185:.C194])" office:value-type="float" office:value="8" calcext:value-type="float">
            <text:p>8</text:p>
          </table:table-cell>
          <table:table-cell table:formula="of:=COUNT([.D185:.D194])" office:value-type="float" office:value="8" calcext:value-type="float">
            <text:p>8</text:p>
          </table:table-cell>
          <table:table-cell table:formula="of:=COUNT([.E185:.E194])" office:value-type="float" office:value="0" calcext:value-type="float">
            <text:p>0</text:p>
          </table:table-cell>
          <table:table-cell table:formula="of:=COUNT([.F185:.F194])" office:value-type="float" office:value="8" calcext:value-type="float">
            <text:p>8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Count of obvervations</text:p>
          </table:table-cell>
          <table:table-cell table:formula="of:=COUNT([.O185:.O194])" office:value-type="float" office:value="8" calcext:value-type="float">
            <text:p>8</text:p>
          </table:table-cell>
          <table:table-cell table:formula="of:=COUNT([.P185:.P194])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/>
          <table:table-cell office:value-type="float" office:value="103.13" calcext:value-type="float">
            <text:p>103.13</text:p>
          </table:table-cell>
          <table:table-cell office:value-type="float" office:value="188.8" calcext:value-type="float">
            <text:p>188.8</text:p>
          </table:table-cell>
          <table:table-cell office:value-type="float" office:value="202.86" calcext:value-type="float">
            <text:p>202.86</text:p>
          </table:table-cell>
          <table:table-cell/>
          <table:table-cell office:value-type="float" office:value="103.17" calcext:value-type="float">
            <text:p>103.17</text:p>
          </table:table-cell>
          <table:table-cell office:value-type="string" calcext:value-type="string">
            <text:p>Sample mean</text:p>
          </table:table-cell>
          <table:table-cell table:style-name="ce17" table:formula="of:=AVERAGE([.A185:.A194])" office:value-type="string" office:string-value="" calcext:value-type="error">
            <text:p>#DIV/0!</text:p>
          </table:table-cell>
          <table:table-cell table:style-name="ce17" table:formula="of:=AVERAGE([.B185:.B194])" office:value-type="float" office:value="108.80125" calcext:value-type="float">
            <text:p>108.80125</text:p>
          </table:table-cell>
          <table:table-cell table:style-name="ce17" table:formula="of:=AVERAGE([.C185:.C194])" office:value-type="float" office:value="195.21875" calcext:value-type="float">
            <text:p>195.21875</text:p>
          </table:table-cell>
          <table:table-cell table:style-name="ce17" table:formula="of:=AVERAGE([.D185:.D194])" office:value-type="float" office:value="210.02875" calcext:value-type="float">
            <text:p>210.02875</text:p>
          </table:table-cell>
          <table:table-cell table:style-name="ce17" table:formula="of:=AVERAGE([.E185:.E194])" office:value-type="string" office:string-value="" calcext:value-type="error">
            <text:p>#DIV/0!</text:p>
          </table:table-cell>
          <table:table-cell table:style-name="ce24" table:formula="of:=AVERAGE([.F185:.F194])" office:value-type="float" office:value="114.72625" calcext:value-type="float">
            <text:p>114.72625</text:p>
          </table:table-cell>
          <table:table-cell table:style-name="ce17"/>
          <table:table-cell office:value-type="float" office:value="361" calcext:value-type="float">
            <text:p>36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ample mean</text:p>
          </table:table-cell>
          <table:table-cell table:style-name="ce17" table:formula="of:=AVERAGE([.O185:.O194])" office:value-type="float" office:value="312.875" calcext:value-type="float">
            <text:p>312.875</text:p>
          </table:table-cell>
          <table:table-cell table:style-name="ce24" table:formula="of:=AVERAGE([.P185:.P194])" office:value-type="float" office:value="217.25" calcext:value-type="float">
            <text:p>217.25</text:p>
          </table:table-cell>
          <table:table-cell table:number-columns-repeated="2"/>
        </table:table-row>
        <table:table-row table:style-name="ro3">
          <table:table-cell/>
          <table:table-cell office:value-type="float" office:value="109.36" calcext:value-type="float">
            <text:p>109.36</text:p>
          </table:table-cell>
          <table:table-cell office:value-type="float" office:value="191.1" calcext:value-type="float">
            <text:p>191.1</text:p>
          </table:table-cell>
          <table:table-cell office:value-type="float" office:value="202.39" calcext:value-type="float">
            <text:p>202.39</text:p>
          </table:table-cell>
          <table:table-cell/>
          <table:table-cell office:value-type="float" office:value="105.17" calcext:value-type="float">
            <text:p>105.17</text:p>
          </table:table-cell>
          <table:table-cell office:value-type="string" calcext:value-type="string">
            <text:p>Sample variance</text:p>
          </table:table-cell>
          <table:table-cell table:formula="of:=VAR([.A186:.A194])" office:value-type="string" office:string-value="" calcext:value-type="error">
            <text:p>#DIV/0!</text:p>
          </table:table-cell>
          <table:table-cell table:formula="of:=VAR([.B186:.B194])" office:value-type="float" office:value="60.1427666666667" calcext:value-type="float">
            <text:p>60.1427666667</text:p>
          </table:table-cell>
          <table:table-cell table:formula="of:=VAR([.C186:.C194])" office:value-type="float" office:value="55.6618142857143" calcext:value-type="float">
            <text:p>55.6618142857</text:p>
          </table:table-cell>
          <table:table-cell table:formula="of:=VAR([.D186:.D194])" office:value-type="float" office:value="56.0494476190476" calcext:value-type="float">
            <text:p>56.049447619</text:p>
          </table:table-cell>
          <table:table-cell table:formula="of:=VAR([.E186:.E194])" office:value-type="string" office:string-value="" calcext:value-type="error">
            <text:p>#DIV/0!</text:p>
          </table:table-cell>
          <table:table-cell table:formula="of:=VAR([.F186:.F194])" office:value-type="float" office:value="262.947633333333" calcext:value-type="float">
            <text:p>262.9476333333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Sample variance</text:p>
          </table:table-cell>
          <table:table-cell table:formula="of:=VAR([.O186:.O194])" office:value-type="float" office:value="1365.80952380952" calcext:value-type="float">
            <text:p>1365.8095238095</text:p>
          </table:table-cell>
          <table:table-cell table:formula="of:=VAR([.P186:.P194])" office:value-type="float" office:value="268.619047619048" calcext:value-type="float">
            <text:p>268.619047619</text:p>
          </table:table-cell>
          <table:table-cell table:number-columns-repeated="2"/>
        </table:table-row>
        <table:table-row table:style-name="ro3">
          <table:table-cell/>
          <table:table-cell office:value-type="float" office:value="109.41" calcext:value-type="float">
            <text:p>109.41</text:p>
          </table:table-cell>
          <table:table-cell office:value-type="float" office:value="192.18" calcext:value-type="float">
            <text:p>192.18</text:p>
          </table:table-cell>
          <table:table-cell office:value-type="float" office:value="211.32" calcext:value-type="float">
            <text:p>211.32</text:p>
          </table:table-cell>
          <table:table-cell/>
          <table:table-cell office:value-type="float" office:value="106.3" calcext:value-type="float">
            <text:p>106.3</text:p>
          </table:table-cell>
          <table:table-cell office:value-type="string" calcext:value-type="string">
            <text:p>Estimate of std. Error</text:p>
          </table:table-cell>
          <table:table-cell table:formula="of:=SQRT([.H187]/[.H185])" office:value-type="string" office:string-value="" calcext:value-type="error">
            <text:p>#DIV/0!</text:p>
          </table:table-cell>
          <table:table-cell table:formula="of:=SQRT([.I187]/[.I185])" office:value-type="float" office:value="2.74186904015005" calcext:value-type="float">
            <text:p>2.7418690402</text:p>
          </table:table-cell>
          <table:table-cell table:formula="of:=SQRT([.J187]/[.J185])" office:value-type="float" office:value="2.63775032664471" calcext:value-type="float">
            <text:p>2.6377503266</text:p>
          </table:table-cell>
          <table:table-cell table:formula="of:=SQRT([.K187]/[.K185])" office:value-type="float" office:value="2.64691914352912" calcext:value-type="float">
            <text:p>2.6469191435</text:p>
          </table:table-cell>
          <table:table-cell table:formula="of:=SQRT([.L187]/[.L185])" office:value-type="string" office:string-value="" calcext:value-type="error">
            <text:p>#DIV/0!</text:p>
          </table:table-cell>
          <table:table-cell table:formula="of:=SQRT([.M187]/[.M185])" office:value-type="float" office:value="5.73310161837959" calcext:value-type="float">
            <text:p>5.7331016184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Estimate of std. Error</text:p>
          </table:table-cell>
          <table:table-cell table:formula="of:=SQRT([.R187]/[.R185])" office:value-type="float" office:value="13.0662232675012" calcext:value-type="float">
            <text:p>13.0662232675</text:p>
          </table:table-cell>
          <table:table-cell table:formula="of:=SQRT([.S187]/[.S185])" office:value-type="float" office:value="5.79459929178722" calcext:value-type="float">
            <text:p>5.7945992918</text:p>
          </table:table-cell>
          <table:table-cell table:number-columns-repeated="2"/>
        </table:table-row>
        <table:table-row table:style-name="ro3">
          <table:table-cell/>
          <table:table-cell office:value-type="float" office:value="114.83" calcext:value-type="float">
            <text:p>114.83</text:p>
          </table:table-cell>
          <table:table-cell office:value-type="float" office:value="193.08" calcext:value-type="float">
            <text:p>193.08</text:p>
          </table:table-cell>
          <table:table-cell office:value-type="float" office:value="210.12" calcext:value-type="float">
            <text:p>210.12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string" calcext:value-type="string">
            <text:p>Degrees of freedom</text:p>
          </table:table-cell>
          <table:table-cell table:formula="of:=[.H185]-1" office:value-type="float" office:value="-1" calcext:value-type="float">
            <text:p>-1</text:p>
          </table:table-cell>
          <table:table-cell table:formula="of:=[.I185]-1" office:value-type="float" office:value="7" calcext:value-type="float">
            <text:p>7</text:p>
          </table:table-cell>
          <table:table-cell table:formula="of:=[.J185]-1" office:value-type="float" office:value="7" calcext:value-type="float">
            <text:p>7</text:p>
          </table:table-cell>
          <table:table-cell table:formula="of:=[.K185]-1" office:value-type="float" office:value="7" calcext:value-type="float">
            <text:p>7</text:p>
          </table:table-cell>
          <table:table-cell table:formula="of:=[.L185]-1" office:value-type="float" office:value="-1" calcext:value-type="float">
            <text:p>-1</text:p>
          </table:table-cell>
          <table:table-cell table:formula="of:=[.M185]-1" office:value-type="float" office:value="7" calcext:value-type="float">
            <text:p>7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Degrees of freedom</text:p>
          </table:table-cell>
          <table:table-cell table:formula="of:=[.R185]-1" office:value-type="float" office:value="7" calcext:value-type="float">
            <text:p>7</text:p>
          </table:table-cell>
          <table:table-cell table:formula="of:=[.S185]-1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/>
          <table:table-cell office:value-type="float" office:value="116.17" calcext:value-type="float">
            <text:p>116.17</text:p>
          </table:table-cell>
          <table:table-cell office:value-type="float" office:value="196.71" calcext:value-type="float">
            <text:p>196.71</text:p>
          </table:table-cell>
          <table:table-cell office:value-type="float" office:value="203.56" calcext:value-type="float">
            <text:p>203.56</text:p>
          </table:table-cell>
          <table:table-cell/>
          <table:table-cell office:value-type="float" office:value="113.29" calcext:value-type="float">
            <text:p>113.29</text:p>
          </table:table-cell>
          <table:table-cell office:value-type="string" calcext:value-type="string">
            <text:p>t value</text:p>
          </table:table-cell>
          <table:table-cell table:formula="of:=TINV(0.05;[.H189])" office:value-type="string" office:string-value="" calcext:value-type="error">
            <text:p>Err:502</text:p>
          </table:table-cell>
          <table:table-cell table:formula="of:=TINV(0.05;[.I189])" office:value-type="float" office:value="2.36462425159279" calcext:value-type="float">
            <text:p>2.3646242516</text:p>
          </table:table-cell>
          <table:table-cell table:formula="of:=TINV(0.05;[.J189])" office:value-type="float" office:value="2.36462425159279" calcext:value-type="float">
            <text:p>2.3646242516</text:p>
          </table:table-cell>
          <table:table-cell table:formula="of:=TINV(0.05;[.K189])" office:value-type="float" office:value="2.36462425159279" calcext:value-type="float">
            <text:p>2.3646242516</text:p>
          </table:table-cell>
          <table:table-cell table:formula="of:=TINV(0.05;[.L189])" office:value-type="string" office:string-value="" calcext:value-type="error">
            <text:p>Err:502</text:p>
          </table:table-cell>
          <table:table-cell table:formula="of:=TINV(0.05;[.M189])" office:value-type="float" office:value="2.36462425159279" calcext:value-type="float">
            <text:p>2.3646242516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t value</text:p>
          </table:table-cell>
          <table:table-cell table:formula="of:=TINV(0.05;[.R189])" office:value-type="float" office:value="2.36462425159279" calcext:value-type="float">
            <text:p>2.3646242516</text:p>
          </table:table-cell>
          <table:table-cell table:formula="of:=TINV(0.05;[.S189])" office:value-type="float" office:value="2.36462425159279" calcext:value-type="float">
            <text:p>2.3646242516</text:p>
          </table:table-cell>
          <table:table-cell table:number-columns-repeated="2"/>
        </table:table-row>
        <table:table-row table:style-name="ro3">
          <table:table-cell/>
          <table:table-cell office:value-type="float" office:value="118.53" calcext:value-type="float">
            <text:p>118.53</text:p>
          </table:table-cell>
          <table:table-cell office:value-type="float" office:value="206.11" calcext:value-type="float">
            <text:p>206.11</text:p>
          </table:table-cell>
          <table:table-cell office:value-type="float" office:value="222.89" calcext:value-type="float">
            <text:p>222.89</text:p>
          </table:table-cell>
          <table:table-cell/>
          <table:table-cell office:value-type="float" office:value="135.88" calcext:value-type="float">
            <text:p>135.88</text:p>
          </table:table-cell>
          <table:table-cell office:value-type="string" calcext:value-type="string">
            <text:p>Margin of error</text:p>
          </table:table-cell>
          <table:table-cell table:style-name="ce17" table:formula="of:=([.H190]*[.H188])" office:value-type="string" office:string-value="" calcext:value-type="error">
            <text:p>Err:502</text:p>
          </table:table-cell>
          <table:table-cell table:style-name="ce17" table:formula="of:=([.I190]*[.I188])" office:value-type="float" office:value="6.48349002703024" calcext:value-type="float">
            <text:p>6.483490027</text:p>
          </table:table-cell>
          <table:table-cell table:style-name="ce17" table:formula="of:=([.J190]*[.J188])" office:value-type="float" office:value="6.23728839203088" calcext:value-type="float">
            <text:p>6.237288392</text:p>
          </table:table-cell>
          <table:table-cell table:style-name="ce17" table:formula="of:=([.K190]*[.K188])" office:value-type="float" office:value="6.25896919879417" calcext:value-type="float">
            <text:p>6.2589691988</text:p>
          </table:table-cell>
          <table:table-cell table:style-name="ce17" table:formula="of:=([.L190]*[.L188])" office:value-type="string" office:string-value="" calcext:value-type="error">
            <text:p>Err:502</text:p>
          </table:table-cell>
          <table:table-cell table:style-name="ce24" table:formula="of:=([.M190]*[.M188])" office:value-type="float" office:value="13.5566311236662" calcext:value-type="float">
            <text:p>13.5566311237</text:p>
          </table:table-cell>
          <table:table-cell table:style-name="ce17"/>
          <table:table-cell office:value-type="float" office:value="334" calcext:value-type="float">
            <text:p>33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Margin of error</text:p>
          </table:table-cell>
          <table:table-cell table:style-name="ce17" table:formula="of:=([.R190]*[.R188])" office:value-type="float" office:value="30.8967084150593" calcext:value-type="float">
            <text:p>30.8967084151</text:p>
          </table:table-cell>
          <table:table-cell table:style-name="ce24" table:formula="of:=([.S190]*[.S188])" office:value-type="float" office:value="13.7020500136224" calcext:value-type="float">
            <text:p>13.7020500136</text:p>
          </table:table-cell>
          <table:table-cell/>
          <table:table-cell table:formula="of:=CONCATENATE(LOWER([.A182]);&quot;;&quot;;[.I186];&quot;;&quot;;[.I191];&quot;;&quot;;[.M186];&quot;;&quot;;[.M191];&quot;;&quot;;[.R186];&quot;;&quot;;[.R191];&quot;;&quot;;[.S186];&quot;;&quot;;[.S191])" office:value-type="string" office:string-value="serial;108.80125;6.48349002703024;114.72625;13.5566311236662;312.875;30.8967084150593;217.25;13.7020500136224" calcext:value-type="string">
            <text:p>serial;108.80125;6.48349002703024;114.72625;13.5566311236662;312.875;30.8967084150593;217.25;13.7020500136224</text:p>
          </table:table-cell>
        </table:table-row>
        <table:table-row table:style-name="ro3">
          <table:table-cell/>
          <table:table-cell office:value-type="float" office:value="96.61" calcext:value-type="float">
            <text:p>96.61</text:p>
          </table:table-cell>
          <table:table-cell office:value-type="float" office:value="207.58" calcext:value-type="float">
            <text:p>207.58</text:p>
          </table:table-cell>
          <table:table-cell office:value-type="float" office:value="214.35" calcext:value-type="float">
            <text:p>214.35</text:p>
          </table:table-cell>
          <table:table-cell/>
          <table:table-cell office:value-type="float" office:value="143.41" calcext:value-type="float">
            <text:p>143.41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H191]/[.H186]" office:value-type="string" office:string-value="" calcext:value-type="error">
            <text:p>Err:502</text:p>
          </table:table-cell>
          <table:table-cell table:style-name="ce18" table:formula="of:=[.I191]/[.I186]" office:value-type="percentage" office:value="0.0595902163534907" calcext:value-type="percentage">
            <text:p>5.96%</text:p>
          </table:table-cell>
          <table:table-cell table:style-name="ce18" table:formula="of:=[.J191]/[.J186]" office:value-type="percentage" office:value="0.0319502526884886" calcext:value-type="percentage">
            <text:p>3.20%</text:p>
          </table:table-cell>
          <table:table-cell table:style-name="ce18" table:formula="of:=[.K191]/[.K186]" office:value-type="percentage" office:value="0.02980053539715" calcext:value-type="percentage">
            <text:p>2.98%</text:p>
          </table:table-cell>
          <table:table-cell table:style-name="ce18" table:formula="of:=[.L191]/[.L186]" office:value-type="string" office:string-value="" calcext:value-type="error">
            <text:p>Err:502</text:p>
          </table:table-cell>
          <table:table-cell table:style-name="ce25" table:formula="of:=[.M191]/[.M186]" office:value-type="percentage" office:value="0.118165033056221" calcext:value-type="percentage">
            <text:p>11.82%</text:p>
          </table:table-cell>
          <table:table-cell table:style-name="ce26"/>
          <table:table-cell office:value-type="float" office:value="264" calcext:value-type="float">
            <text:p>264</text:p>
          </table:table-cell>
          <table:table-cell office:value-type="float" office:value="211" calcext:value-type="float">
            <text:p>211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R191]/[.R186]" office:value-type="percentage" office:value="0.0987509657692668" calcext:value-type="percentage">
            <text:p>9.88%</text:p>
          </table:table-cell>
          <table:table-cell table:style-name="ce25" table:formula="of:=[.S191]/[.S186]" office:value-type="percentage" office:value="0.0630704258394589" calcext:value-type="percentage">
            <text:p>6.31%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SUNFLOW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7"/>
          <table:table-cell table:style-name="ce20"/>
          <table:table-cell table:style-name="ce8"/>
          <table:table-cell table:style-name="ce27"/>
          <table:table-cell table:style-name="ce7" table:number-columns-repeated="3"/>
          <table:table-cell table:style-name="ce20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USE</text:p>
          </table:table-cell>
          <table:covered-table-cell table:style-name="ce8"/>
          <table:table-cell table:style-name="ce8"/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9" office:value-type="string" calcext:value-type="string" table:number-columns-spanned="2" table:number-rows-spanned="1">
            <text:p>USE</text:p>
          </table:table-cell>
          <table:covered-table-cell table:style-name="ce21"/>
          <table:table-cell table:style-name="ce8"/>
          <table:table-cell table:style-name="ce28" office:value-type="string" calcext:value-type="string">
            <text:p>BASELINE</text:p>
          </table:table-cell>
          <table:table-cell table:style-name="ce29" office:value-type="string" calcext:value-type="string">
            <text:p>USE</text:p>
          </table:table-cell>
          <table:table-cell table:style-name="ce29"/>
          <table:table-cell table:style-name="ce28" office:value-type="string" calcext:value-type="string">
            <text:p>BASELINE</text:p>
          </table:table-cell>
          <table:table-cell table:style-name="ce21" office:value-type="string" calcext:value-type="string">
            <text:p>USE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/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12" office:value-type="string" calcext:value-type="string">
            <text:p>iteration</text:p>
          </table:table-cell>
          <table:table-cell table:style-name="ce12" office:value-type="string" calcext:value-type="string">
            <text:p>warmup</text:p>
          </table:table-cell>
          <table:table-cell table:style-name="ce22" office:value-type="string" calcext:value-type="string">
            <text:p>iteration</text:p>
          </table:table-cell>
          <table:table-cell table:style-name="ce12"/>
          <table:table-cell table:style-name="ce3"/>
          <table:table-cell table:style-name="ce12" table:number-columns-repeated="3"/>
          <table:table-cell table:style-name="ce22"/>
          <table:table-cell table:number-columns-repeated="2"/>
        </table:table-row>
        <table:table-row table:style-name="ro3">
          <table:table-cell/>
          <table:table-cell office:value-type="float" office:value="68.37" calcext:value-type="float">
            <text:p>68.37</text:p>
          </table:table-cell>
          <table:table-cell office:value-type="float" office:value="100.54" calcext:value-type="float">
            <text:p>100.54</text:p>
          </table:table-cell>
          <table:table-cell office:value-type="float" office:value="102.46" calcext:value-type="float">
            <text:p>102.46</text:p>
          </table:table-cell>
          <table:table-cell/>
          <table:table-cell office:value-type="float" office:value="62.2" calcext:value-type="float">
            <text:p>62.2</text:p>
          </table:table-cell>
          <table:table-cell office:value-type="string" calcext:value-type="string">
            <text:p>Count of obvervations</text:p>
          </table:table-cell>
          <table:table-cell table:formula="of:=COUNT([.A197:.A206])" office:value-type="float" office:value="0" calcext:value-type="float">
            <text:p>0</text:p>
          </table:table-cell>
          <table:table-cell table:formula="of:=COUNT([.B197:.B206])" office:value-type="float" office:value="8" calcext:value-type="float">
            <text:p>8</text:p>
          </table:table-cell>
          <table:table-cell table:formula="of:=COUNT([.C197:.C206])" office:value-type="float" office:value="8" calcext:value-type="float">
            <text:p>8</text:p>
          </table:table-cell>
          <table:table-cell table:formula="of:=COUNT([.D197:.D206])" office:value-type="float" office:value="8" calcext:value-type="float">
            <text:p>8</text:p>
          </table:table-cell>
          <table:table-cell table:formula="of:=COUNT([.E197:.E206])" office:value-type="float" office:value="0" calcext:value-type="float">
            <text:p>0</text:p>
          </table:table-cell>
          <table:table-cell table:formula="of:=COUNT([.F197:.F206])" office:value-type="float" office:value="8" calcext:value-type="float">
            <text:p>8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Count of obvervations</text:p>
          </table:table-cell>
          <table:table-cell table:formula="of:=COUNT([.O197:.O206])" office:value-type="float" office:value="8" calcext:value-type="float">
            <text:p>8</text:p>
          </table:table-cell>
          <table:table-cell table:formula="of:=COUNT([.P197:.P206])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/>
          <table:table-cell office:value-type="float" office:value="69.72" calcext:value-type="float">
            <text:p>69.72</text:p>
          </table:table-cell>
          <table:table-cell office:value-type="float" office:value="100.63" calcext:value-type="float">
            <text:p>100.63</text:p>
          </table:table-cell>
          <table:table-cell office:value-type="float" office:value="103.73" calcext:value-type="float">
            <text:p>103.73</text:p>
          </table:table-cell>
          <table:table-cell/>
          <table:table-cell office:value-type="float" office:value="67.99" calcext:value-type="float">
            <text:p>67.99</text:p>
          </table:table-cell>
          <table:table-cell office:value-type="string" calcext:value-type="string">
            <text:p>Sample mean</text:p>
          </table:table-cell>
          <table:table-cell table:style-name="ce17" table:formula="of:=AVERAGE([.A197:.A206])" office:value-type="string" office:string-value="" calcext:value-type="error">
            <text:p>#DIV/0!</text:p>
          </table:table-cell>
          <table:table-cell table:style-name="ce17" table:formula="of:=AVERAGE([.B197:.B206])" office:value-type="float" office:value="70.2775" calcext:value-type="float">
            <text:p>70.2775</text:p>
          </table:table-cell>
          <table:table-cell table:style-name="ce17" table:formula="of:=AVERAGE([.C197:.C206])" office:value-type="float" office:value="100.02" calcext:value-type="float">
            <text:p>100.02</text:p>
          </table:table-cell>
          <table:table-cell table:style-name="ce17" table:formula="of:=AVERAGE([.D197:.D206])" office:value-type="float" office:value="102.7875" calcext:value-type="float">
            <text:p>102.7875</text:p>
          </table:table-cell>
          <table:table-cell table:style-name="ce17" table:formula="of:=AVERAGE([.E197:.E206])" office:value-type="string" office:string-value="" calcext:value-type="error">
            <text:p>#DIV/0!</text:p>
          </table:table-cell>
          <table:table-cell table:style-name="ce24" table:formula="of:=AVERAGE([.F197:.F206])" office:value-type="float" office:value="73.155" calcext:value-type="float">
            <text:p>73.155</text:p>
          </table:table-cell>
          <table:table-cell table:style-name="ce17"/>
          <table:table-cell office:value-type="float" office:value="387" calcext:value-type="float">
            <text:p>387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ample mean</text:p>
          </table:table-cell>
          <table:table-cell table:style-name="ce17" table:formula="of:=AVERAGE([.O197:.O206])" office:value-type="float" office:value="292.25" calcext:value-type="float">
            <text:p>292.25</text:p>
          </table:table-cell>
          <table:table-cell table:style-name="ce24" table:formula="of:=AVERAGE([.P197:.P206])" office:value-type="float" office:value="215.125" calcext:value-type="float">
            <text:p>215.125</text:p>
          </table:table-cell>
          <table:table-cell table:number-columns-repeated="2"/>
        </table:table-row>
        <table:table-row table:style-name="ro3">
          <table:table-cell/>
          <table:table-cell office:value-type="float" office:value="69.88" calcext:value-type="float">
            <text:p>69.88</text:p>
          </table:table-cell>
          <table:table-cell office:value-type="float" office:value="101.23" calcext:value-type="float">
            <text:p>101.23</text:p>
          </table:table-cell>
          <table:table-cell office:value-type="float" office:value="102.78" calcext:value-type="float">
            <text:p>102.78</text:p>
          </table:table-cell>
          <table:table-cell/>
          <table:table-cell office:value-type="float" office:value="69.61" calcext:value-type="float">
            <text:p>69.61</text:p>
          </table:table-cell>
          <table:table-cell office:value-type="string" calcext:value-type="string">
            <text:p>Sample variance</text:p>
          </table:table-cell>
          <table:table-cell table:formula="of:=VAR([.A198:.A206])" office:value-type="string" office:string-value="" calcext:value-type="error">
            <text:p>#DIV/0!</text:p>
          </table:table-cell>
          <table:table-cell table:formula="of:=VAR([.B198:.B206])" office:value-type="float" office:value="0.711600000000005" calcext:value-type="float">
            <text:p>0.7116</text:p>
          </table:table-cell>
          <table:table-cell table:formula="of:=VAR([.C198:.C206])" office:value-type="float" office:value="4.59176190476191" calcext:value-type="float">
            <text:p>4.5917619048</text:p>
          </table:table-cell>
          <table:table-cell table:formula="of:=VAR([.D198:.D206])" office:value-type="float" office:value="4.6764619047619" calcext:value-type="float">
            <text:p>4.6764619048</text:p>
          </table:table-cell>
          <table:table-cell table:formula="of:=VAR([.E198:.E206])" office:value-type="string" office:string-value="" calcext:value-type="error">
            <text:p>#DIV/0!</text:p>
          </table:table-cell>
          <table:table-cell table:formula="of:=VAR([.F198:.F206])" office:value-type="float" office:value="34.4488" calcext:value-type="float">
            <text:p>34.4488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ample variance</text:p>
          </table:table-cell>
          <table:table-cell table:formula="of:=VAR([.O198:.O206])" office:value-type="float" office:value="2075.61904761905" calcext:value-type="float">
            <text:p>2075.6190476191</text:p>
          </table:table-cell>
          <table:table-cell table:formula="of:=VAR([.P198:.P206])" office:value-type="float" office:value="4091.80952380952" calcext:value-type="float">
            <text:p>4091.8095238095</text:p>
          </table:table-cell>
          <table:table-cell table:number-columns-repeated="2"/>
        </table:table-row>
        <table:table-row table:style-name="ro3">
          <table:table-cell/>
          <table:table-cell office:value-type="float" office:value="69.88" calcext:value-type="float">
            <text:p>69.88</text:p>
          </table:table-cell>
          <table:table-cell office:value-type="float" office:value="103.58" calcext:value-type="float">
            <text:p>103.58</text:p>
          </table:table-cell>
          <table:table-cell office:value-type="float" office:value="106.52" calcext:value-type="float">
            <text:p>106.52</text:p>
          </table:table-cell>
          <table:table-cell/>
          <table:table-cell office:value-type="float" office:value="72.22" calcext:value-type="float">
            <text:p>72.22</text:p>
          </table:table-cell>
          <table:table-cell office:value-type="string" calcext:value-type="string">
            <text:p>Estimate of std. Error</text:p>
          </table:table-cell>
          <table:table-cell table:formula="of:=SQRT([.H199]/[.H197])" office:value-type="string" office:string-value="" calcext:value-type="error">
            <text:p>#DIV/0!</text:p>
          </table:table-cell>
          <table:table-cell table:formula="of:=SQRT([.I199]/[.I197])" office:value-type="float" office:value="0.298244865840136" calcext:value-type="float">
            <text:p>0.2982448658</text:p>
          </table:table-cell>
          <table:table-cell table:formula="of:=SQRT([.J199]/[.J197])" office:value-type="float" office:value="0.757608235234569" calcext:value-type="float">
            <text:p>0.7576082352</text:p>
          </table:table-cell>
          <table:table-cell table:formula="of:=SQRT([.K199]/[.K197])" office:value-type="float" office:value="0.764563756723556" calcext:value-type="float">
            <text:p>0.7645637567</text:p>
          </table:table-cell>
          <table:table-cell table:formula="of:=SQRT([.L199]/[.L197])" office:value-type="string" office:string-value="" calcext:value-type="error">
            <text:p>#DIV/0!</text:p>
          </table:table-cell>
          <table:table-cell table:formula="of:=SQRT([.M199]/[.M197])" office:value-type="float" office:value="2.07511445467473" calcext:value-type="float">
            <text:p>2.0751144547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Estimate of std. Error</text:p>
          </table:table-cell>
          <table:table-cell table:formula="of:=SQRT([.R199]/[.R197])" office:value-type="float" office:value="16.1075255999294" calcext:value-type="float">
            <text:p>16.1075255999</text:p>
          </table:table-cell>
          <table:table-cell table:formula="of:=SQRT([.S199]/[.S197])" office:value-type="float" office:value="22.6158393714713" calcext:value-type="float">
            <text:p>22.6158393715</text:p>
          </table:table-cell>
          <table:table-cell table:number-columns-repeated="2"/>
        </table:table-row>
        <table:table-row table:style-name="ro3">
          <table:table-cell/>
          <table:table-cell office:value-type="float" office:value="70.65" calcext:value-type="float">
            <text:p>70.65</text:p>
          </table:table-cell>
          <table:table-cell office:value-type="float" office:value="97.48" calcext:value-type="float">
            <text:p>97.48</text:p>
          </table:table-cell>
          <table:table-cell office:value-type="float" office:value="99.65" calcext:value-type="float">
            <text:p>99.65</text:p>
          </table:table-cell>
          <table:table-cell/>
          <table:table-cell office:value-type="float" office:value="73.14" calcext:value-type="float">
            <text:p>73.14</text:p>
          </table:table-cell>
          <table:table-cell office:value-type="string" calcext:value-type="string">
            <text:p>Degrees of freedom</text:p>
          </table:table-cell>
          <table:table-cell table:formula="of:=[.H197]-1" office:value-type="float" office:value="-1" calcext:value-type="float">
            <text:p>-1</text:p>
          </table:table-cell>
          <table:table-cell table:formula="of:=[.I197]-1" office:value-type="float" office:value="7" calcext:value-type="float">
            <text:p>7</text:p>
          </table:table-cell>
          <table:table-cell table:formula="of:=[.J197]-1" office:value-type="float" office:value="7" calcext:value-type="float">
            <text:p>7</text:p>
          </table:table-cell>
          <table:table-cell table:formula="of:=[.K197]-1" office:value-type="float" office:value="7" calcext:value-type="float">
            <text:p>7</text:p>
          </table:table-cell>
          <table:table-cell table:formula="of:=[.L197]-1" office:value-type="float" office:value="-1" calcext:value-type="float">
            <text:p>-1</text:p>
          </table:table-cell>
          <table:table-cell table:formula="of:=[.M197]-1" office:value-type="float" office:value="7" calcext:value-type="float">
            <text:p>7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Degrees of freedom</text:p>
          </table:table-cell>
          <table:table-cell table:formula="of:=[.R197]-1" office:value-type="float" office:value="7" calcext:value-type="float">
            <text:p>7</text:p>
          </table:table-cell>
          <table:table-cell table:formula="of:=[.S197]-1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/>
          <table:table-cell office:value-type="float" office:value="70.75" calcext:value-type="float">
            <text:p>70.75</text:p>
          </table:table-cell>
          <table:table-cell office:value-type="float" office:value="97.57" calcext:value-type="float">
            <text:p>97.57</text:p>
          </table:table-cell>
          <table:table-cell office:value-type="float" office:value="101.6" calcext:value-type="float">
            <text:p>101.6</text:p>
          </table:table-cell>
          <table:table-cell/>
          <table:table-cell office:value-type="float" office:value="75.27" calcext:value-type="float">
            <text:p>75.27</text:p>
          </table:table-cell>
          <table:table-cell office:value-type="string" calcext:value-type="string">
            <text:p>t value</text:p>
          </table:table-cell>
          <table:table-cell table:formula="of:=TINV(0.05;[.H201])" office:value-type="string" office:string-value="" calcext:value-type="error">
            <text:p>Err:502</text:p>
          </table:table-cell>
          <table:table-cell table:formula="of:=TINV(0.05;[.I201])" office:value-type="float" office:value="2.36462425159279" calcext:value-type="float">
            <text:p>2.3646242516</text:p>
          </table:table-cell>
          <table:table-cell table:formula="of:=TINV(0.05;[.J201])" office:value-type="float" office:value="2.36462425159279" calcext:value-type="float">
            <text:p>2.3646242516</text:p>
          </table:table-cell>
          <table:table-cell table:formula="of:=TINV(0.05;[.K201])" office:value-type="float" office:value="2.36462425159279" calcext:value-type="float">
            <text:p>2.3646242516</text:p>
          </table:table-cell>
          <table:table-cell table:formula="of:=TINV(0.05;[.L201])" office:value-type="string" office:string-value="" calcext:value-type="error">
            <text:p>Err:502</text:p>
          </table:table-cell>
          <table:table-cell table:formula="of:=TINV(0.05;[.M201])" office:value-type="float" office:value="2.36462425159279" calcext:value-type="float">
            <text:p>2.3646242516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t value</text:p>
          </table:table-cell>
          <table:table-cell table:formula="of:=TINV(0.05;[.R201])" office:value-type="float" office:value="2.36462425159279" calcext:value-type="float">
            <text:p>2.3646242516</text:p>
          </table:table-cell>
          <table:table-cell table:formula="of:=TINV(0.05;[.S201])" office:value-type="float" office:value="2.36462425159279" calcext:value-type="float">
            <text:p>2.3646242516</text:p>
          </table:table-cell>
          <table:table-cell table:number-columns-repeated="2"/>
        </table:table-row>
        <table:table-row table:style-name="ro3">
          <table:table-cell/>
          <table:table-cell office:value-type="float" office:value="70.82" calcext:value-type="float">
            <text:p>70.82</text:p>
          </table:table-cell>
          <table:table-cell office:value-type="float" office:value="99.24" calcext:value-type="float">
            <text:p>99.24</text:p>
          </table:table-cell>
          <table:table-cell office:value-type="float" office:value="103.78" calcext:value-type="float">
            <text:p>103.78</text:p>
          </table:table-cell>
          <table:table-cell/>
          <table:table-cell office:value-type="float" office:value="80.39" calcext:value-type="float">
            <text:p>80.39</text:p>
          </table:table-cell>
          <table:table-cell office:value-type="string" calcext:value-type="string">
            <text:p>Margin of error</text:p>
          </table:table-cell>
          <table:table-cell table:style-name="ce17" table:formula="of:=([.H202]*[.H200])" office:value-type="string" office:string-value="" calcext:value-type="error">
            <text:p>Err:502</text:p>
          </table:table-cell>
          <table:table-cell table:style-name="ce17" table:formula="of:=([.I202]*[.I200])" office:value-type="float" office:value="0.705237042678622" calcext:value-type="float">
            <text:p>0.7052370427</text:p>
          </table:table-cell>
          <table:table-cell table:style-name="ce17" table:formula="of:=([.J202]*[.J200])" office:value-type="float" office:value="1.79145880624207" calcext:value-type="float">
            <text:p>1.7914588062</text:p>
          </table:table-cell>
          <table:table-cell table:style-name="ce17" table:formula="of:=([.K202]*[.K200])" office:value-type="float" office:value="1.80790600103741" calcext:value-type="float">
            <text:p>1.807906001</text:p>
          </table:table-cell>
          <table:table-cell table:style-name="ce17" table:formula="of:=([.L202]*[.L200])" office:value-type="string" office:string-value="" calcext:value-type="error">
            <text:p>Err:502</text:p>
          </table:table-cell>
          <table:table-cell table:style-name="ce24" table:formula="of:=([.M202]*[.M200])" office:value-type="float" office:value="4.90686596435461" calcext:value-type="float">
            <text:p>4.9068659644</text:p>
          </table:table-cell>
          <table:table-cell table:style-name="ce17"/>
          <table:table-cell office:value-type="float" office:value="302" calcext:value-type="float">
            <text:p>302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argin of error</text:p>
          </table:table-cell>
          <table:table-cell table:style-name="ce17" table:formula="of:=([.R202]*[.R200])" office:value-type="float" office:value="38.0882456667447" calcext:value-type="float">
            <text:p>38.0882456667</text:p>
          </table:table-cell>
          <table:table-cell table:style-name="ce24" table:formula="of:=([.S202]*[.S200])" office:value-type="float" office:value="53.4779622479079" calcext:value-type="float">
            <text:p>53.4779622479</text:p>
          </table:table-cell>
          <table:table-cell/>
          <table:table-cell table:formula="of:=CONCATENATE(LOWER([.A194]);&quot;;&quot;;[.I198];&quot;;&quot;;[.I203];&quot;;&quot;;[.M198];&quot;;&quot;;[.M203];&quot;;&quot;;[.R198];&quot;;&quot;;[.R203];&quot;;&quot;;[.S198];&quot;;&quot;;[.S203])" office:value-type="string" office:string-value="sunflow;70.2775;0.705237042678622;73.155;4.90686596435461;292.25;38.0882456667447;215.125;53.4779622479079" calcext:value-type="string">
            <text:p>sunflow;70.2775;0.705237042678622;73.155;4.90686596435461;292.25;38.0882456667447;215.125;53.4779622479079</text:p>
          </table:table-cell>
        </table:table-row>
        <table:table-row table:style-name="ro3">
          <table:table-cell/>
          <table:table-cell office:value-type="float" office:value="72.15" calcext:value-type="float">
            <text:p>72.15</text:p>
          </table:table-cell>
          <table:table-cell office:value-type="float" office:value="99.89" calcext:value-type="float">
            <text:p>99.89</text:p>
          </table:table-cell>
          <table:table-cell office:value-type="float" office:value="101.78" calcext:value-type="float">
            <text:p>101.78</text:p>
          </table:table-cell>
          <table:table-cell/>
          <table:table-cell office:value-type="float" office:value="84.42" calcext:value-type="float">
            <text:p>84.42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H203]/[.H198]" office:value-type="string" office:string-value="" calcext:value-type="error">
            <text:p>Err:502</text:p>
          </table:table-cell>
          <table:table-cell table:style-name="ce18" table:formula="of:=[.I203]/[.I198]" office:value-type="percentage" office:value="0.0100350331568229" calcext:value-type="percentage">
            <text:p>1.00%</text:p>
          </table:table-cell>
          <table:table-cell table:style-name="ce18" table:formula="of:=[.J203]/[.J198]" office:value-type="percentage" office:value="0.0179110058612485" calcext:value-type="percentage">
            <text:p>1.79%</text:p>
          </table:table-cell>
          <table:table-cell table:style-name="ce18" table:formula="of:=[.K203]/[.K198]" office:value-type="percentage" office:value="0.0175887729640025" calcext:value-type="percentage">
            <text:p>1.76%</text:p>
          </table:table-cell>
          <table:table-cell table:style-name="ce18" table:formula="of:=[.L203]/[.L198]" office:value-type="string" office:string-value="" calcext:value-type="error">
            <text:p>Err:502</text:p>
          </table:table-cell>
          <table:table-cell table:style-name="ce25" table:formula="of:=[.M203]/[.M198]" office:value-type="percentage" office:value="0.0670749226212098" calcext:value-type="percentage">
            <text:p>6.71%</text:p>
          </table:table-cell>
          <table:table-cell table:style-name="ce26"/>
          <table:table-cell office:value-type="float" office:value="278" calcext:value-type="float">
            <text:p>278</text:p>
          </table:table-cell>
          <table:table-cell office:value-type="float" office:value="173" calcext:value-type="float">
            <text:p>173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R203]/[.R198]" office:value-type="percentage" office:value="0.130327615626158" calcext:value-type="percentage">
            <text:p>13.03%</text:p>
          </table:table-cell>
          <table:table-cell table:style-name="ce25" table:formula="of:=[.S203]/[.S198]" office:value-type="percentage" office:value="0.248590178955993" calcext:value-type="percentage">
            <text:p>24.86%</text:p>
          </table:table-cell>
          <table:table-cell table:number-columns-repeated="2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8">00/00/0000</text:date>, <text:time style:data-style-name="N2" text:time-value="08:50:26.1505608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1:58:17.867181036</meta:creation-date>
    <dc:date>2015-06-08T17:30:31.521090655</dc:date>
    <meta:editing-duration>PT4H44M2S</meta:editing-duration>
    <meta:editing-cycles>16</meta:editing-cycles>
    <meta:generator>LibreOffice/4.4.3.2$Linux_X86_64 LibreOffice_project/40m0$Build-2</meta:generator>
    <meta:document-statistic meta:table-count="2" meta:cell-count="2587" meta:object-count="0"/>
  </office:meta>
</office:document-meta>
</file>